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BAAAAA+ArialMT" svg:font-family="BAAAAA+ArialMT"/>
    <style:font-face style:name="CAAAAA+Arial-BoldMT" svg:font-family="CAAAAA+Arial-BoldMT"/>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DAAAAA+Arial-BoldItalicMT" svg:font-family="DAAAAA+Arial-BoldItalicMT" style:font-family-generic="script"/>
    <style:font-face style:name="Courier New2"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4" svg:font-family="'Times New Roman'" style:font-pitch="variable"/>
    <style:font-face style:name="Times New Roman2"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4" svg:font-family="Arial" style:font-adornments="Bold"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0104in" fo:margin-left="2.0049in" fo:margin-right="-0.0153in" fo:margin-top="0.0986in" fo:margin-bottom="2.559in" table:align="margins"/>
    </style:style>
    <style:style style:name="Table1.A" style:family="table-column">
      <style:table-column-properties style:column-width="4.0104in" style:rel-column-width="65535*"/>
    </style:style>
    <style:style style:name="Table1.A1" style:family="table-cell">
      <style:table-cell-properties fo:background-color="transparent">
        <style:background-image/>
      </style:table-cell-properties>
    </style:style>
    <style:style style:name="Table3" style:family="table" style:master-page-name="">
      <style:table-properties style:width="6.0243in" fo:margin-left="0.2708in" fo:margin-right="0.2049in" style:page-number="0" table:align="margins" fo:keep-with-next="always"/>
    </style:style>
    <style:style style:name="Table3.A" style:family="table-column">
      <style:table-column-properties style:column-width="1.1813in" style:rel-column-width="12851*"/>
    </style:style>
    <style:style style:name="Table3.B" style:family="table-column">
      <style:table-column-properties style:column-width="1.084in" style:rel-column-width="11793*"/>
    </style:style>
    <style:style style:name="Table3.C" style:family="table-column">
      <style:table-column-properties style:column-width="3.759in" style:rel-column-width="40891*"/>
    </style:style>
    <style:style style:name="Table3.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3.C1" style:family="table-cell">
      <style:table-cell-properties fo:background-color="#000080" fo:padding="0.0382in" fo:border="0.0139in solid #000080">
        <style:background-image/>
      </style:table-cell-properties>
    </style:style>
    <style:style style:name="Table3.A2" style:family="table-cell">
      <style:table-cell-properties fo:background-color="transparent" fo:padding="0.0382in" fo:border-left="0.0139in solid #000080" fo:border-right="none" fo:border-top="none" fo:border-bottom="none">
        <style:background-image/>
      </style:table-cell-properties>
    </style:style>
    <style:style style:name="Table3.C2" style:family="table-cell">
      <style:table-cell-properties fo:background-color="transparent" fo:padding="0.0382in" fo:border-left="0.0139in solid #000080" fo:border-right="0.0139in solid #000080" fo:border-top="none" fo:border-bottom="none">
        <style:background-image/>
      </style:table-cell-properties>
    </style:style>
    <style:style style:name="Table3.A3" style:family="table-cell">
      <style:table-cell-properties fo:background-color="#e6e6e6" fo:padding="0.0382in" fo:border-left="0.0139in solid #000080" fo:border-right="none" fo:border-top="none" fo:border-bottom="none">
        <style:background-image/>
      </style:table-cell-properties>
    </style:style>
    <style:style style:name="Table3.C3" style:family="table-cell">
      <style:table-cell-properties fo:background-color="#e6e6e6" fo:padding="0.0382in" fo:border-left="0.0139in solid #000080" fo:border-right="0.0139in solid #000080" fo:border-top="none" fo:border-bottom="none">
        <style:background-image/>
      </style:table-cell-properties>
    </style:style>
    <style:style style:name="Table3.A22" style:family="table-cell">
      <style:table-cell-properties fo:background-color="transparent" fo:padding="0.0382in" fo:border-left="0.0139in solid #000080" fo:border-right="none" fo:border-top="none" fo:border-bottom="0.0139in solid #000080">
        <style:background-image/>
      </style:table-cell-properties>
    </style:style>
    <style:style style:name="Table3.C22" style:family="table-cell">
      <style:table-cell-properties fo:background-color="transparent" fo:padding="0.0382in" fo:border-left="0.0139in solid #000080" fo:border-right="0.0139in solid #000080" fo:border-top="none" fo:border-bottom="0.0139in solid #000080">
        <style:background-image/>
      </style:table-cell-properties>
    </style:style>
    <style:style style:name="Table6" style:family="table">
      <style:table-properties style:width="6.2438in" fo:margin-left="0.134in" fo:margin-right="0.1222in" fo:break-before="auto" fo:break-after="auto" table:align="margins"/>
    </style:style>
    <style:style style:name="Table6.A" style:family="table-column">
      <style:table-column-properties style:column-width="3.1139in" style:rel-column-width="32687*"/>
    </style:style>
    <style:style style:name="Table6.B" style:family="table-column">
      <style:table-column-properties style:column-width="3.1299in" style:rel-column-width="32848*"/>
    </style:style>
    <style:style style:name="Table6.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000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252in" fo:margin-right="0in" fo:margin-top="0in" fo:margin-bottom="0.0984in" fo:text-indent="0in" style:auto-text-indent="false"/>
      <style:text-properties style:font-name="Times New Roman"/>
    </style:style>
    <style:style style:name="P2" style:family="paragraph" style:parent-style-name="Text_20_body">
      <style:text-properties style:font-name="TimesNewRomanPSMT" fo:font-size="12pt"/>
    </style:style>
    <style:style style:name="P3" style:family="paragraph" style:parent-style-name="OOoTableText">
      <style:paragraph-properties fo:text-align="center" style:justify-single-word="false"/>
    </style:style>
    <style:style style:name="P4" style:family="paragraph" style:parent-style-name="Text_20_body">
      <style:paragraph-properties fo:margin-left="0.3937in" fo:margin-right="0in" fo:text-indent="-0.1965in" style:auto-text-indent="false">
        <style:tab-stops>
          <style:tab-stop style:position="0in"/>
        </style:tab-stops>
      </style:paragraph-properties>
      <style:text-properties style:font-name="Times New Roman"/>
    </style:style>
    <style:style style:name="P5" style:family="paragraph" style:parent-style-name="Text_20_body" style:list-style-name="L1"/>
    <style:style style:name="P6" style:family="paragraph" style:parent-style-name="Text_20_body">
      <style:paragraph-properties fo:margin-left="0in" fo:margin-right="0in" fo:margin-top="0in" fo:margin-bottom="0.0984in" fo:text-indent="0in" style:auto-text-indent="false" fo:break-before="page">
        <style:tab-stops>
          <style:tab-stop style:position="0in"/>
        </style:tab-stops>
      </style:paragraph-properties>
      <style:text-properties style:font-name="Times New Roman"/>
    </style:style>
    <style:style style:name="P7" style:family="paragraph" style:parent-style-name="Text_20_body">
      <style:paragraph-properties fo:margin-top="0in" fo:margin-bottom="0in"/>
    </style:style>
    <style:style style:name="P8" style:family="paragraph" style:parent-style-name="Text_20_body" style:list-style-name="L2">
      <style:paragraph-properties fo:margin-left="0in" fo:margin-right="0in" fo:margin-top="0in" fo:margin-bottom="0in" fo:text-indent="0in" style:auto-text-indent="false"/>
    </style:style>
    <style:style style:name="P9" style:family="paragraph" style:parent-style-name="Standard">
      <style:paragraph-properties fo:margin-left="0in" fo:margin-right="0in" fo:text-align="start" style:justify-single-word="false" fo:text-indent="0in" style:auto-text-indent="false" style:text-autospace="none"/>
      <style:text-properties fo:color="#ff0000" style:font-name="BAAAAA+ArialMT" fo:font-size="11pt" style:font-name-asian="BAAAAA+ArialMT" style:font-size-asian="11pt" style:font-name-complex="BAAAAA+ArialMT" style:font-size-complex="11pt"/>
    </style:style>
    <style:style style:name="P10" style:family="paragraph" style:parent-style-name="Heading_20_4">
      <style:paragraph-properties fo:break-before="page"/>
    </style:style>
    <style:style style:name="P11" style:family="paragraph" style:parent-style-name="Heading_20_3">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P12" style:family="paragraph" style:parent-style-name="Text_20_body">
      <style:paragraph-properties fo:margin-left="0.252in" fo:margin-right="0in" fo:margin-top="0in" fo:margin-bottom="0.0984in" fo:text-indent="0in" style:auto-text-indent="false"/>
      <style:text-properties style:font-name="Times New Roman" fo:language="en" fo:country="US"/>
    </style:style>
    <style:style style:name="P13" style:family="paragraph" style:parent-style-name="Standard">
      <style:paragraph-properties fo:margin-left="0in" fo:margin-right="0in" fo:text-indent="0in" style:auto-text-indent="false"/>
    </style:style>
    <style:style style:name="P14" style:family="paragraph" style:parent-style-name="Standard">
      <style:text-properties style:font-name="Times New Roman4" style:letter-kerning="true"/>
    </style:style>
    <style:style style:name="P15" style:family="paragraph" style:parent-style-name="Standard" style:list-style-name="L4">
      <style:text-properties style:font-name="Times New Roman4" style:letter-kerning="true"/>
    </style:style>
    <style:style style:name="P16" style:family="paragraph" style:parent-style-name="OOoNotes" style:list-style-name="L4">
      <style:text-properties style:font-name="Times New Roman4" style:letter-kerning="true"/>
    </style:style>
    <style:style style:name="P17" style:family="paragraph" style:parent-style-name="OOoNotes">
      <style:text-properties style:font-name="Times New Roman4" style:letter-kerning="true"/>
    </style:style>
    <style:style style:name="P18" style:family="paragraph" style:parent-style-name="Standard" style:list-style-name="L5">
      <style:text-properties style:font-name="Times New Roman4" fo:font-size="9pt" style:letter-kerning="true" style:font-size-asian="9pt" style:font-size-complex="9pt"/>
    </style:style>
    <style:style style:name="P19" style:family="paragraph" style:parent-style-name="Text_20_body">
      <style:paragraph-properties fo:margin-left="0.8681in" fo:margin-right="0in" fo:text-indent="0in" style:auto-text-indent="false"/>
    </style:style>
    <style:style style:name="P20" style:family="paragraph" style:parent-style-name="Standard">
      <style:paragraph-properties fo:margin-left="0.8681in" fo:margin-right="0in" fo:text-indent="0in" style:auto-text-indent="false"/>
    </style:style>
    <style:style style:name="P21" style:family="paragraph" style:parent-style-name="OOoNotes" style:list-style-name="L6">
      <style:text-properties fo:font-weight="bold" style:font-weight-asian="bold" style:font-weight-complex="bold"/>
    </style:style>
    <style:style style:name="P22" style:family="paragraph" style:parent-style-name="Title">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P23" style:family="paragraph" style:parent-style-name="Subtitle">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24" style:family="paragraph" style:parent-style-name="Table_20_Contents">
      <style:paragraph-properties text:number-lines="false" text:line-number="0"/>
    </style:style>
    <style:style style:name="P25" style:family="paragraph" style:parent-style-name="Heading_20_1" style:master-page-name="OOoFrontMatter">
      <style:paragraph-properties style:page-number="1"/>
    </style:style>
    <style:style style:name="P26" style:family="paragraph" style:parent-style-name="Contents_20_1">
      <style:paragraph-properties>
        <style:tab-stops>
          <style:tab-stop style:position="6.5in" style:type="right" style:leader-style="dotted" style:leader-text="."/>
        </style:tab-stops>
      </style:paragraph-properties>
    </style:style>
    <style:style style:name="P27" style:family="paragraph" style:parent-style-name="Contents_20_2">
      <style:paragraph-properties>
        <style:tab-stops>
          <style:tab-stop style:position="6.3035in" style:type="right" style:leader-style="dotted" style:leader-text="."/>
        </style:tab-stops>
      </style:paragraph-properties>
    </style:style>
    <style:style style:name="P28" style:family="paragraph" style:parent-style-name="Contents_20_4">
      <style:paragraph-properties>
        <style:tab-stops>
          <style:tab-stop style:position="5.9102in" style:type="right" style:leader-style="dotted" style:leader-text="."/>
        </style:tab-stops>
      </style:paragraph-properties>
    </style:style>
    <style:style style:name="P29" style:family="paragraph" style:parent-style-name="Text_20_body">
      <style:text-properties style:font-name="Times New Roman"/>
    </style:style>
    <style:style style:name="P30" style:family="paragraph" style:parent-style-name="Heading_20_1">
      <style:paragraph-properties fo:break-before="page"/>
    </style:style>
    <style:style style:name="P31" style:family="paragraph" style:parent-style-name="Text_20_body">
      <style:text-properties style:use-window-font-color="true" fo:font-size="12pt" style:font-size-asian="11pt" style:font-size-complex="11pt"/>
    </style:style>
    <style:style style:name="P32" style:family="paragraph" style:parent-style-name="Heading_20_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33" style:family="paragraph" style:parent-style-name="OOoTableHeader">
      <style:paragraph-properties fo:text-align="center" style:justify-single-word="false"/>
    </style:style>
    <style:style style:name="P34" style:family="paragraph" style:parent-style-name="OOoTableHeader">
      <style:paragraph-properties fo:text-align="start" style:justify-single-word="false"/>
    </style:style>
    <style:style style:name="P35" style:family="paragraph" style:parent-style-name="OOoTableText">
      <style:paragraph-properties fo:margin-left="0.0984in" fo:margin-right="0.0984in" fo:margin-top="0in" fo:margin-bottom="0.0398in" fo:text-indent="0in" style:auto-text-indent="false"/>
      <style:text-properties fo:font-size="10pt"/>
    </style:style>
    <style:style style:name="P36" style:family="paragraph" style:parent-style-name="Text_20_body">
      <style:paragraph-properties fo:break-before="page"/>
    </style:style>
    <style:style style:name="P37" style:family="paragraph" style:parent-style-name="Heading_20_1" style:master-page-name="OOoPageStyle">
      <style:paragraph-properties style:page-number="1"/>
    </style:style>
    <style:style style:name="P38" style:family="paragraph" style:parent-style-name="Text_20_body">
      <style:paragraph-properties fo:margin-left="0.252in" fo:margin-right="0in" fo:margin-top="0in" fo:margin-bottom="0.0984in" fo:text-indent="0in" style:auto-text-indent="false" fo:break-before="page"/>
      <style:text-properties style:font-name="Times New Roman"/>
    </style:style>
    <style:style style:name="P39" style:family="paragraph" style:parent-style-name="Text_20_body" style:list-style-name="L7"/>
    <style:style style:name="P40" style:family="paragraph" style:parent-style-name="Text_20_body" style:list-style-name="L8"/>
    <style:style style:name="P41" style:family="paragraph" style:parent-style-name="OOoNotes" style:list-style-name="L8"/>
    <style:style style:name="P42" style:family="paragraph" style:parent-style-name="Text_20_body" style:list-style-name="L8">
      <style:paragraph-properties fo:margin-left="0.252in" fo:margin-right="0in" fo:text-indent="0in" style:auto-text-indent="false"/>
      <style:text-properties style:font-name="Times New Roman4"/>
    </style:style>
    <style:style style:name="P43" style:family="paragraph" style:parent-style-name="Text_20_body">
      <style:paragraph-properties fo:margin-left="0.252in" fo:margin-right="0in" fo:margin-top="0in" fo:margin-bottom="0.0984in" fo:text-indent="0in" style:auto-text-indent="false"/>
    </style:style>
    <style:style style:name="P44" style:family="paragraph" style:parent-style-name="Text_20_body" style:list-style-name="L9"/>
    <style:style style:name="P45" style:family="paragraph" style:parent-style-name="Text_20_body" style:list-style-name="L9">
      <style:text-properties style:font-name="Times New Roman4"/>
    </style:style>
    <style:style style:name="P46" style:family="paragraph" style:parent-style-name="OOoNotes">
      <style:paragraph-properties fo:margin-top="0in" fo:margin-bottom="0.0984in" fo:padding="0.0193in" fo:border="0.0346in solid #0000ff" style:shadow="none"/>
      <style:text-properties style:font-name="Times New Roman2" fo:font-size="10pt" fo:font-style="italic"/>
    </style:style>
    <style:style style:name="P47" style:family="paragraph" style:parent-style-name="Text_20_body" style:list-style-name="L10"/>
    <style:style style:name="P48" style:family="paragraph" style:parent-style-name="Text_20_body" style:list-style-name="L10">
      <style:text-properties style:font-name="Times New Roman4"/>
    </style:style>
    <style:style style:name="P49" style:family="paragraph" style:parent-style-name="Text_20_body" style:list-style-name="L11">
      <style:text-properties style:font-name="Times New Roman4"/>
    </style:style>
    <style:style style:name="P50" style:family="paragraph" style:parent-style-name="OOoNotes" style:list-style-name="L11"/>
    <style:style style:name="P51" style:family="paragraph" style:parent-style-name="OOoNotes" style:list-style-name="L11">
      <style:text-properties style:font-name="Courier New2"/>
    </style:style>
    <style:style style:name="P52" style:family="paragraph" style:parent-style-name="Text_20_body" style:list-style-name="L11">
      <style:paragraph-properties>
        <style:tab-stops>
          <style:tab-stop style:position="2.5437in"/>
        </style:tab-stops>
      </style:paragraph-properties>
    </style:style>
    <style:style style:name="P53" style:family="paragraph" style:parent-style-name="Text_20_body" style:list-style-name="L12"/>
    <style:style style:name="P54" style:family="paragraph" style:parent-style-name="Text_20_body">
      <style:text-properties style:font-name="Times New Roman4"/>
    </style:style>
    <style:style style:name="P55" style:family="paragraph" style:parent-style-name="Text_20_body">
      <style:paragraph-properties fo:break-before="page"/>
      <style:text-properties style:font-name="Times New Roman4"/>
    </style:style>
    <style:style style:name="P56" style:family="paragraph" style:parent-style-name="Text_20_body" style:list-style-name="L13"/>
    <style:style style:name="P57" style:family="paragraph" style:parent-style-name="Text_20_body" style:list-style-name="L13">
      <style:text-properties style:font-name="Courier New2"/>
    </style:style>
    <style:style style:name="P58" style:family="paragraph" style:parent-style-name="Text_20_body" style:list-style-name="L13">
      <style:text-properties style:font-name="Times New Roman4"/>
    </style:style>
    <style:style style:name="P59" style:family="paragraph" style:parent-style-name="Hanging_20_indent">
      <style:paragraph-properties fo:margin-left="0.3937in" fo:margin-right="0in" fo:text-indent="-0.1965in" style:auto-text-indent="false">
        <style:tab-stops>
          <style:tab-stop style:position="0in"/>
        </style:tab-stops>
      </style:paragraph-properties>
      <style:text-properties style:font-name="Times New Roman"/>
    </style:style>
    <style:style style:name="P60" style:family="paragraph" style:parent-style-name="Text_20_body">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61" style:family="paragraph" style:parent-style-name="Text_20_body" style:list-style-name="L14"/>
    <style:style style:name="P62" style:family="paragraph" style:parent-style-name="Text_20_body" style:list-style-name="L14">
      <style:text-properties style:font-name="Times New Roman4"/>
    </style:style>
    <style:style style:name="P63" style:family="paragraph" style:parent-style-name="Text_20_body" style:list-style-name="L14">
      <style:paragraph-properties style:writing-mode="lr-tb">
        <style:tab-stops>
          <style:tab-stop style:position="2.5437in"/>
        </style:tab-stops>
      </style:paragraph-properties>
    </style:style>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6">
      <style:text-properties style:font-name="Times New Roman4"/>
    </style:style>
    <style:style style:name="P67" style:family="paragraph" style:parent-style-name="Text_20_body" style:list-style-name="L17"/>
    <style:style style:name="P68" style:family="paragraph" style:parent-style-name="Text_20_body" style:list-style-name="L17">
      <style:paragraph-properties fo:break-before="page"/>
    </style:style>
    <style:style style:name="P69" style:family="paragraph" style:parent-style-name="Text_20_body" style:list-style-name="L18"/>
    <style:style style:name="P70" style:family="paragraph" style:parent-style-name="Text_20_body" style:list-style-name="L18">
      <style:text-properties style:font-name="Times New Roman4"/>
    </style:style>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Heading_20_3">
      <style:paragraph-properties fo:break-before="page"/>
    </style:style>
    <style:style style:name="P75" style:family="paragraph" style:parent-style-name="Text_20_body">
      <style:text-properties fo:language="en" fo:country="US"/>
    </style:style>
    <style:style style:name="P76" style:family="paragraph" style:parent-style-name="Heading_20_2">
      <style:paragraph-properties fo:break-before="page"/>
    </style:style>
    <style:style style:name="P77" style:family="paragraph" style:parent-style-name="Text_20_body" style:list-style-name="L22"/>
    <style:style style:name="P78" style:family="paragraph" style:parent-style-name="Text_20_body" style:list-style-name="L23">
      <style:text-properties fo:language="en" fo:country="US"/>
    </style:style>
    <style:style style:name="P79" style:family="paragraph" style:parent-style-name="Text_20_body" style:list-style-name="L24">
      <style:text-properties fo:language="en" fo:country="US"/>
    </style:style>
    <style:style style:name="P80" style:family="paragraph" style:parent-style-name="Text_20_body" style:list-style-name="L25">
      <style:text-properties fo:language="en" fo:country="US"/>
    </style:style>
    <style:style style:name="P81" style:family="paragraph" style:parent-style-name="Text_20_body" style:list-style-name="L25"/>
    <style:style style:name="P82" style:family="paragraph" style:parent-style-name="Text_20_body" style:list-style-name="L26">
      <style:text-properties fo:language="en" fo:country="US"/>
    </style:style>
    <style:style style:name="P83" style:family="paragraph" style:parent-style-name="Text_20_body" style:list-style-name="L26">
      <style:paragraph-properties fo:margin-left="0.252in" fo:margin-right="0in" fo:text-indent="0in" style:auto-text-indent="false"/>
      <style:text-properties fo:language="en" fo:country="US"/>
    </style:style>
    <style:style style:name="P84" style:family="paragraph" style:parent-style-name="Text_20_body">
      <style:paragraph-properties fo:margin-left="0.252in" fo:margin-right="0in" fo:margin-top="0in" fo:margin-bottom="0.0984in" fo:text-indent="0in" style:auto-text-indent="false" fo:break-before="page"/>
      <style:text-properties style:font-name="Times New Roman" fo:language="en" fo:country="US"/>
    </style:style>
    <style:style style:name="P85" style:family="paragraph" style:parent-style-name="Text_20_body" style:list-style-name="L27">
      <style:paragraph-properties fo:margin-left="0.252in" fo:margin-right="0in" fo:text-indent="0in" style:auto-text-indent="false"/>
    </style:style>
    <style:style style:name="P86" style:family="paragraph" style:parent-style-name="Text_20_body" style:list-style-name="L27">
      <style:paragraph-properties fo:margin-left="0.4925in" fo:margin-right="0in" fo:text-indent="0in" style:auto-text-indent="false"/>
      <style:text-properties style:font-name="Courier New2" fo:font-size="10pt" style:font-size-asian="10pt" style:font-size-complex="10pt"/>
    </style:style>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8">
      <style:paragraph-properties fo:margin-left="0.252in" fo:margin-right="0in" fo:text-indent="0in" style:auto-text-indent="false"/>
    </style:style>
    <style:style style:name="P90" style:family="paragraph" style:parent-style-name="OOoTableText">
      <style:text-properties style:font-name="Courier New2" fo:font-size="8pt" style:font-size-asian="8pt" style:font-size-complex="8pt"/>
    </style:style>
    <style:style style:name="P91" style:family="paragraph" style:parent-style-name="Standard" style:list-style-name="L4"/>
    <style:style style:name="P92" style:family="paragraph" style:parent-style-name="Standard">
      <style:paragraph-properties fo:margin-left="0.8681in" fo:margin-right="0in" fo:text-indent="0in" style:auto-text-indent="false"/>
      <style:text-properties style:font-name="Times New Roman4" style:letter-kerning="true"/>
    </style:style>
    <style:style style:name="P93" style:family="paragraph" style:parent-style-name="Standard">
      <style:paragraph-properties fo:margin-left="0.8681in" fo:margin-right="0in" fo:text-indent="0in" style:auto-text-indent="false"/>
      <style:text-properties style:font-name="Courier New" style:letter-kerning="true"/>
    </style:style>
    <style:style style:name="P94" style:family="paragraph" style:parent-style-name="Standard">
      <style:paragraph-properties fo:margin-left="0.8681in" fo:margin-right="0in" fo:text-indent="0in" style:auto-text-indent="false" style:writing-mode="lr-tb"/>
      <style:text-properties style:font-name="Times New Roman4" style:letter-kerning="true"/>
    </style:style>
    <style:style style:name="P95" style:family="paragraph" style:parent-style-name="Standard" style:list-style-name="L5">
      <style:text-properties style:font-name="Times New Roman4" style:letter-kerning="true"/>
    </style:style>
    <style:style style:name="P96" style:family="paragraph" style:parent-style-name="OOoNotes" style:list-style-name="L5"/>
    <style:style style:name="P97" style:family="paragraph" style:parent-style-name="Text_20_body" style:list-style-name="L5"/>
    <style:style style:name="P98" style:family="paragraph" style:parent-style-name="Standard">
      <style:paragraph-properties fo:break-before="page"/>
      <style:text-properties style:font-name="Times New Roman4" style:letter-kerning="true"/>
    </style:style>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0">
      <style:text-properties style:font-name="Times New Roman5" fo:font-size="11pt" style:font-name-asian="CAAAAA+Arial-BoldMT" style:font-size-asian="11pt" style:font-name-complex="CAAAAA+Arial-BoldMT" style:font-size-complex="11pt"/>
    </style:style>
    <style:style style:name="P102" style:family="paragraph" style:parent-style-name="Text_20_body" style:list-style-name="L31"/>
    <style:style style:name="P103" style:family="paragraph" style:parent-style-name="Heading_20_4">
      <style:text-properties style:use-window-font-color="true" fo:font-size="14pt" style:font-name-asian="DAAAAA+Arial-BoldItalicMT" style:font-size-asian="14pt" style:font-name-complex="DAAAAA+Arial-BoldItalicMT" style:font-size-complex="14pt"/>
    </style:style>
    <style:style style:name="P104" style:family="paragraph" style:parent-style-name="Text_20_body" style:list-style-name="L32"/>
    <style:style style:name="P105" style:family="paragraph" style:parent-style-name="Text_20_body" style:list-style-name="L33"/>
    <style:style style:name="P106" style:family="paragraph" style:parent-style-name="OOoNotes" style:list-style-name="L33"/>
    <style:style style:name="P107" style:family="paragraph" style:parent-style-name="Text_20_body" style:list-style-name="L34"/>
    <style:style style:name="P108" style:family="paragraph" style:parent-style-name="Heading_20_1" style:master-page-name="OOoPDL"/>
    <style:style style:name="T1" style:family="text">
      <style:text-properties style:font-name="Times New Roman"/>
    </style:style>
    <style:style style:name="T2" style:family="text">
      <style:text-properties fo:font-weight="normal" style:font-weight-asian="normal" style:font-weight-complex="normal"/>
    </style:style>
    <style:style style:name="T3" style:family="text" style:parent-style-name="Teletype">
      <style:text-properties style:font-name="Times New Roman4"/>
    </style:style>
    <style:style style:name="T4" style:family="text" style:parent-style-name="Teletype">
      <style:text-properties style:font-name="Courier New2"/>
    </style:style>
    <style:style style:name="T5" style:family="text" style:parent-style-name="Teletype">
      <style:text-properties style:font-name="Times New Roman"/>
    </style:style>
    <style:style style:name="T6" style:family="text" style:parent-style-name="Teletype">
      <style:text-properties style:font-name="Times New Roman4" fo:background-color="transparent"/>
    </style:style>
    <style:style style:name="T7" style:family="text" style:parent-style-name="Teletype">
      <style:text-properties style:font-name="Courier New2" fo:background-color="transparent"/>
    </style:style>
    <style:style style:name="T8" style:family="text" style:parent-style-name="Teletype">
      <style:text-properties style:font-name="Times New Roman5" fo:background-color="transparent"/>
    </style:style>
    <style:style style:name="T9" style:family="text">
      <style:text-properties style:font-name="Courier New2"/>
    </style:style>
    <style:style style:name="T10" style:family="text">
      <style:text-properties style:font-name="Times New Roman4" style:letter-kerning="true"/>
    </style:style>
    <style:style style:name="T11" style:family="text">
      <style:text-properties fo:font-weight="bold" style:font-weight-asian="bold" style:font-weight-complex="bold"/>
    </style:style>
    <style:style style:name="T12" style:family="text">
      <style:text-properties style:font-name="Courier New" style:letter-kerning="true"/>
    </style:style>
    <style:style style:name="T13" style:family="text">
      <style:text-properties style:font-name="Times"/>
    </style:style>
    <style:style style:name="T14" style:family="text">
      <style:text-properties style:use-window-font-color="true" fo:font-size="12pt" style:font-size-asian="11pt" style:font-size-complex="11pt"/>
    </style:style>
    <style:style style:name="T15" style:family="text" style:parent-style-name="OOoEmphasis">
      <style:text-properties style:use-window-font-color="true" fo:font-size="12pt" fo:font-weight="bold" style:font-size-asian="11pt" style:font-weight-asian="bold" style:font-size-complex="11pt" style:font-weight-complex="bold"/>
    </style:style>
    <style:style style:name="T16" style:family="text" style:parent-style-name="OOoEmphasis">
      <style:text-properties style:use-window-font-color="true" fo:font-size="12pt" style:font-size-asian="11pt" style:font-size-complex="11pt"/>
    </style:style>
    <style:style style:name="T17" style:family="text" style:parent-style-name="OOoEmphasis">
      <style:text-properties fo:color="#000080" style:font-name="TimesNewRomanPSMT" fo:font-size="12pt" style:font-size-asian="11pt" style:font-size-complex="11pt"/>
    </style:style>
    <style:style style:name="T18" style:family="text" style:parent-style-name="OOoEmphasis">
      <style:text-properties style:use-window-font-color="true" style:font-name="TimesNewRomanPSMT" fo:font-size="12pt" style:font-size-asian="11pt" style:font-size-complex="11pt"/>
    </style:style>
    <style:style style:name="T19" style:family="text">
      <style:text-properties style:font-name="Times New Roman"/>
    </style:style>
    <style:style style:name="T20" style:family="text">
      <style:text-properties style:text-position="super 58%"/>
    </style:style>
    <style:style style:name="T21" style:family="text">
      <style:text-properties style:text-position="0% 100%"/>
    </style:style>
    <style:style style:name="T22" style:family="text">
      <style:text-properties fo:font-size="10pt"/>
    </style:style>
    <style:style style:name="T23" style:family="text">
      <style:text-properties style:text-position="super 58%" fo:font-size="10pt"/>
    </style:style>
    <style:style style:name="T24" style:family="text">
      <style:text-properties style:text-position="0% 100%" fo:font-size="10pt"/>
    </style:style>
    <style:style style:name="T25" style:family="text">
      <style:text-properties style:font-name="Courier New2" fo:font-size="9pt" style:font-size-asian="9pt" style:font-size-complex="9pt"/>
    </style:style>
    <style:style style:name="T26" style:family="text">
      <style:text-properties fo:color="#000080" fo:font-weight="normal" style:font-weight-asian="normal" style:font-weight-complex="normal"/>
    </style:style>
    <style:style style:name="T27" style:family="text">
      <style:text-properties fo:font-size="11pt" style:font-size-asian="11pt" style:font-size-complex="11pt"/>
    </style:style>
    <style:style style:name="T28" style:family="text">
      <style:text-properties style:font-name="Courier New2" fo:font-size="11pt" style:font-size-asian="11pt" style:font-size-complex="11pt"/>
    </style:style>
    <style:style style:name="T29" style:family="text">
      <style:text-properties style:use-window-font-color="true"/>
    </style:style>
    <style:style style:name="T30" style:family="text">
      <style:text-properties style:use-window-font-color="true" fo:background-color="transparent"/>
    </style:style>
    <style:style style:name="T31" style:family="text">
      <style:text-properties style:font-name="Courier New2" fo:font-style="italic" style:font-style-asian="italic" style:font-style-complex="italic"/>
    </style:style>
    <style:style style:name="T32" style:family="text">
      <style:text-properties style:font-name="Courier New2" fo:font-style="normal" style:font-style-asian="normal" style:font-style-complex="normal"/>
    </style:style>
    <style:style style:name="T33" style:family="text">
      <style:text-properties fo:font-style="normal" style:font-style-asian="normal" style:font-style-complex="normal"/>
    </style:style>
    <style:style style:name="T34" style:family="text" style:parent-style-name="Teletype">
      <style:text-properties fo:font-style="normal" style:font-style-asian="normal" style:font-style-complex="normal"/>
    </style:style>
    <style:style style:name="T35" style:family="text">
      <style:text-properties style:font-name="Times New Roman4"/>
    </style:style>
    <style:style style:name="T36" style:family="text">
      <style:text-properties style:font-name="Times New Roman4" fo:font-style="normal" style:font-style-asian="normal" style:font-style-complex="normal"/>
    </style:style>
    <style:style style:name="T37" style:family="text">
      <style:text-properties style:font-name="Courier New2" fo:font-size="11pt" fo:font-style="normal" style:font-size-asian="11pt" style:font-style-asian="normal" style:font-size-complex="11pt" style:font-style-complex="normal"/>
    </style:style>
    <style:style style:name="T38" style:family="text">
      <style:text-properties fo:font-size="11pt" fo:font-style="normal" style:font-size-asian="11pt" style:font-style-asian="normal" style:font-size-complex="11pt" style:font-style-complex="normal"/>
    </style:style>
    <style:style style:name="T39" style:family="text" style:parent-style-name="Teletype">
      <style:text-properties fo:font-size="11pt" fo:font-style="normal" style:font-size-asian="11pt" style:font-style-asian="normal" style:font-size-complex="11pt" style:font-style-complex="normal"/>
    </style:style>
    <style:style style:name="T40" style:family="text" style:parent-style-name="OOoComputerCode">
      <style:text-properties fo:font-weight="normal" style:font-weight-asian="normal" style:font-weight-complex="normal"/>
    </style:style>
    <style:style style:name="T41" style:family="text">
      <style:text-properties style:font-name="Courier New2" fo:font-weight="normal" style:font-weight-asian="normal" style:font-weight-complex="normal"/>
    </style:style>
    <style:style style:name="T42" style:family="text">
      <style:text-properties style:font-name="Times New Roman4" fo:font-size="12pt" style:font-size-asian="12pt" style:font-size-complex="12pt"/>
    </style:style>
    <style:style style:name="T43" style:family="text">
      <style:text-properties style:font-name="Courier New2" fo:font-style="normal" style:letter-kerning="true" style:font-style-asian="normal" style:font-style-complex="normal"/>
    </style:style>
    <style:style style:name="T44" style:family="text" style:parent-style-name="OOoDefault">
      <style:text-properties style:font-name="Courier New2"/>
    </style:style>
    <style:style style:name="T45" style:family="text">
      <style:text-properties fo:background-color="transparent"/>
    </style:style>
    <style:style style:name="T46" style:family="text">
      <style:text-properties style:font-name="Courier New2" fo:font-size="10pt" style:font-size-asian="10pt" style:font-size-complex="10pt"/>
    </style:style>
    <style:style style:name="T47" style:family="text">
      <style:text-properties style:font-name="Times New Roman4" fo:font-weight="bold" style:font-weight-asian="bold" style:font-weight-complex="bold"/>
    </style:style>
    <style:style style:name="T48" style:family="text" style:parent-style-name="Teletype">
      <style:text-properties style:font-name="Times New Roman4"/>
    </style:style>
    <style:style style:name="T49" style:family="text" style:parent-style-name="Teletype">
      <style:text-properties style:font-name="Times New Roman4" fo:font-weight="bold" style:font-weight-asian="bold" style:font-weight-complex="bold"/>
    </style:style>
    <style:style style:name="T50" style:family="text" style:parent-style-name="OOoDefault">
      <style:text-properties style:font-name="Times New Roman4" fo:font-weight="bold" style:font-weight-asian="bold" style:font-weight-complex="bold"/>
    </style:style>
    <style:style style:name="T51" style:family="text" style:parent-style-name="OOoDefault">
      <style:text-properties style:font-name="Times New Roman4"/>
    </style:style>
    <style:style style:name="T52" style:family="text" style:parent-style-name="OOoComputerCode">
      <style:text-properties style:font-name="Courier New2"/>
    </style:style>
    <style:style style:name="T53" style:family="text">
      <style:text-properties style:font-name="Times New Roman5" fo:font-size="12pt" style:font-size-asian="12pt" style:font-size-complex="12pt"/>
    </style:style>
    <style:style style:name="T54" style:family="text">
      <style:text-properties style:font-name="Courier New2" fo:font-size="12pt" style:font-size-asian="12pt" style:font-size-complex="12pt"/>
    </style:style>
    <style:style style:name="T55" style:family="text">
      <style:text-properties style:font-name="Times New Roman5"/>
    </style:style>
    <style:style style:name="T56" style:family="text" style:parent-style-name="Dateiname">
      <style:text-properties style:font-name="Courier New2" fo:font-weight="normal" style:font-weight-asian="normal" style:font-weight-complex="normal"/>
    </style:style>
    <style:style style:name="T57" style:family="text" style:parent-style-name="Teletype">
      <style:text-properties style:font-name="Times New Roman4" fo:background-color="transparent" style:font-name-asian="Courier New" style:font-name-complex="Courier New"/>
    </style:style>
    <style:style style:name="T58" style:family="text" style:parent-style-name="Teletype">
      <style:text-properties style:font-name="Courier New" fo:background-color="transparent"/>
    </style:style>
    <style:style style:name="T59" style:family="text" style:parent-style-name="Teletype">
      <style:text-properties style:font-name="Times New Roman4" fo:font-weight="bold" fo:background-color="transparent" style:font-weight-asian="bold" style:font-weight-complex="bold"/>
    </style:style>
    <style:style style:name="T60" style:family="text" style:parent-style-name="Teletype">
      <style:text-properties style:font-name="Times New Roman4" fo:font-weight="normal" fo:background-color="transparent" style:font-weight-asian="normal" style:font-weight-complex="normal"/>
    </style:style>
    <style:style style:name="T61" style:family="text" style:parent-style-name="Teletype">
      <style:text-properties style:font-name="Times New Roman5" fo:background-color="transparent" style:font-name-asian="Courier New" style:font-name-complex="Courier New"/>
    </style:style>
    <style:style style:name="T62" style:family="text" style:parent-style-name="Teletype">
      <style:text-properties style:font-name="Times New Roman5" fo:background-color="transparent"/>
    </style:style>
    <style:style style:name="T63" style:family="text" style:parent-style-name="Teletype">
      <style:text-properties style:font-name="Arial3" fo:background-color="transparent"/>
    </style:style>
    <style:style style:name="T64" style:family="text">
      <style:text-properties style:font-name="Times New Roman4" fo:font-size="11pt" style:font-size-asian="11pt" style:font-size-complex="11pt"/>
    </style:style>
    <style:style style:name="T65" style:family="text" style:parent-style-name="Teletype">
      <style:text-properties style:font-name="Arial4" fo:language="en" fo:country="US" fo:background-color="transparent" style:font-size-asian="16.1000003814697pt" style:font-size-complex="16.1000003814697pt"/>
    </style:style>
    <style:style style:name="T66" style:family="text" style:parent-style-name="Teletype">
      <style:text-properties style:font-name="Times New Roman4" fo:font-weight="bold" fo:background-color="transparent"/>
    </style:style>
    <style:style style:name="T67" style:family="text">
      <style:text-properties fo:font-size="16pt"/>
    </style:style>
    <style:style style:name="T68" style:family="text" style:parent-style-name="OOoComputerCode">
      <style:text-properties style:font-name="Times New Roman5"/>
    </style:style>
    <style:style style:name="T69" style:family="text">
      <style:text-properties style:text-position="super 58%" style:font-name="Arial4" style:font-name-asian="HG Mincho Light J" style:font-name-complex="Arial Unicode MS"/>
    </style:style>
    <style:style style:name="T70" style:family="text">
      <style:text-properties style:text-position="super 58%" style:text-underline-style="none"/>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style:font-name="Times New Roman2" fo:font-size="10pt" fo:font-style="italic" fo:font-weight="normal" style:font-weight-asian="normal" style:font-weight-complex="normal"/>
    </style:style>
    <style:style style:name="T73" style:family="text">
      <style:text-properties style:font-name="Times New Roman2" fo:font-size="10pt" fo:font-style="italic"/>
    </style:style>
    <style:style style:name="T74" style:family="text">
      <style:text-properties style:font-name-asian="HG Mincho Light J" style:font-name-complex="Arial Unicode MS"/>
    </style:style>
    <style:style style:name="T75" style:family="text">
      <style:text-properties style:text-position="super 58%" style:font-name="Courier New2"/>
    </style:style>
    <style:style style:name="T76" style:family="text">
      <style:text-properties fo:language="en" fo:country="US"/>
    </style:style>
    <style:style style:name="T77" style:family="text">
      <style:text-properties fo:language="en" fo:country="US" fo:font-weight="bold" style:font-weight-asian="bold" style:font-weight-complex="bold"/>
    </style:style>
    <style:style style:name="T78" style:family="text">
      <style:text-properties fo:language="en" fo:country="US"/>
    </style:style>
    <style:style style:name="T79" style:family="text">
      <style:text-properties style:font-name="Courier New"/>
    </style:style>
    <style:style style:name="T80" style:family="text">
      <style:text-properties style:font-name="Courier New" fo:font-weight="bold" style:font-weight-asian="bold" style:font-weight-complex="bold"/>
    </style:style>
    <style:style style:name="T81" style:family="text">
      <style:text-properties fo:color="#000081" fo:font-size="11pt" style:font-size-asian="11pt" style:font-size-complex="11pt"/>
    </style:style>
    <style:style style:name="T82" style:family="text">
      <style:text-properties fo:font-size="11pt" fo:font-weight="bold" style:font-size-asian="11pt" style:font-weight-asian="bold" style:font-size-complex="11pt" style:font-weight-complex="bold"/>
    </style:style>
    <style:style style:name="T83" style:family="text">
      <style:text-properties fo:font-size="6.5pt" style:font-size-asian="6.5pt" style:font-size-complex="6.5pt"/>
    </style:style>
    <style:style style:name="T84" style:family="text" style:parent-style-name="OOoComputerCode">
      <style:text-properties style:font-name="Courier New1" fo:font-size="11pt" style:font-name-asian="CAAAAA+Arial-BoldMT" style:font-size-asian="11pt" style:font-name-complex="CAAAAA+Arial-BoldMT" style:font-size-complex="11pt"/>
    </style:style>
    <style:style style:name="T85" style:family="text">
      <style:text-properties style:font-name="CAAAAA+Arial-BoldMT" fo:font-size="11pt" style:font-name-asian="CAAAAA+Arial-BoldMT" style:font-size-asian="11pt" style:font-name-complex="CAAAAA+Arial-BoldMT" style:font-size-complex="11pt"/>
    </style:style>
    <style:style style:name="T86" style:family="text">
      <style:text-properties style:font-name="Times New Roman5" fo:font-size="11pt" fo:font-weight="normal" style:font-name-asian="CAAAAA+Arial-BoldMT" style:font-size-asian="11pt" style:font-weight-asian="normal" style:font-name-complex="CAAAAA+Arial-BoldMT" style:font-size-complex="11pt" style:font-weight-complex="normal"/>
    </style:style>
    <style:style style:name="T87" style:family="text" style:parent-style-name="OOoDefaultText">
      <style:text-properties style:font-name="Times New Roman5"/>
    </style:style>
    <style:style style:name="T88" style:family="text">
      <style:text-properties style:font-name="Times New Roman5" fo:font-size="11pt" style:font-name-asian="CAAAAA+Arial-BoldMT" style:font-size-asian="11pt" style:font-name-complex="CAAAAA+Arial-BoldMT" style:font-size-complex="11pt"/>
    </style:style>
    <style:style style:name="T89" style:family="text" style:parent-style-name="OOoDefault">
      <style:text-properties style:use-window-font-color="true" style:font-name="Times New Roman5" fo:font-size="11pt" style:font-name-asian="CAAAAA+Arial-BoldMT" style:font-size-asian="11pt" style:font-name-complex="CAAAAA+Arial-BoldMT" style:font-size-complex="11pt"/>
    </style:style>
    <style:style style:name="T90" style:family="text" style:parent-style-name="OOoDefault">
      <style:text-properties style:use-window-font-color="true" style:font-name="Times New Roman5" fo:font-size="11pt" fo:font-weight="bold" style:font-name-asian="CAAAAA+Arial-BoldMT" style:font-size-asian="11pt" style:font-weight-asian="bold" style:font-name-complex="CAAAAA+Arial-BoldMT" style:font-size-complex="11pt" style:font-weight-complex="bold"/>
    </style:style>
    <style:style style:name="T91" style:family="text" style:parent-style-name="OOoDefault">
      <style:text-properties style:use-window-font-color="true" style:font-name="Times New Roman5" fo:font-size="11pt" fo:font-weight="normal" style:font-name-asian="CAAAAA+Arial-BoldMT" style:font-size-asian="11pt" style:font-weight-asian="normal" style:font-name-complex="CAAAAA+Arial-BoldMT" style:font-size-complex="11pt" style:font-weight-complex="normal"/>
    </style:style>
    <style:style style:name="T92" style:family="text" style:parent-style-name="OOoDefault">
      <style:text-properties style:use-window-font-color="true" style:font-name="Times New Roman5" fo:font-size="10pt" fo:font-weight="normal" style:font-name-asian="CAAAAA+Arial-BoldMT" style:font-size-asian="10pt" style:font-weight-asian="normal" style:font-name-complex="CAAAAA+Arial-BoldMT" style:font-size-complex="10pt" style:font-weight-complex="normal"/>
    </style:style>
    <style:style style:name="T93" style:family="text" style:parent-style-name="OOoDefault">
      <style:text-properties style:use-window-font-color="true" style:font-name="Times New Roman5" fo:font-size="10pt" style:font-name-asian="CAAAAA+Arial-BoldMT" style:font-size-asian="10pt" style:font-name-complex="CAAAAA+Arial-BoldMT" style:font-size-complex="10pt"/>
    </style:style>
    <style:style style:name="T94" style:family="text">
      <style:text-properties style:font-name="Times New Roman5" fo:font-size="10pt" style:font-size-asian="10pt" style:font-size-complex="10pt"/>
    </style:style>
    <style:style style:name="T95" style:family="text" style:parent-style-name="OOoDefaultText">
      <style:text-properties style:use-window-font-color="true" fo:font-size="11pt" style:font-name-asian="CAAAAA+Arial-BoldMT" style:font-size-asian="11pt" style:font-name-complex="CAAAAA+Arial-BoldMT" style:font-size-complex="11pt"/>
    </style:style>
    <style:style style:name="T96" style:family="text" style:parent-style-name="OOoDefaultText">
      <style:text-properties style:use-window-font-color="true" fo:font-size="11pt" style:font-size-asian="11pt" style:font-size-complex="11pt"/>
    </style:style>
    <style:style style:name="T97" style:family="text" style:parent-style-name="OOoComputerCode">
      <style:text-properties style:use-window-font-color="true" fo:font-size="11pt" style:font-size-asian="11pt" style:font-size-complex="11pt"/>
    </style:style>
    <style:style style:name="T98" style:family="text">
      <style:text-properties style:font-name="Helvetica-Bold"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3681in" text:min-label-width="0.25in"/>
      </text:list-level-style-number>
      <text:list-level-style-number text:level="3" text:style-name="Numbering_20_Symbols" style:num-suffix="." style:num-format="1">
        <style:list-level-properties text:space-before="0.8681in" text:min-label-width="0.25in"/>
      </text:list-level-style-number>
      <text:list-level-style-number text:level="4" text:style-name="Numbering_20_Symbols" style:num-suffix="." style:num-format="1">
        <style:list-level-properties text:space-before="1.3681in" text:min-label-width="0.25in"/>
      </text:list-level-style-number>
      <text:list-level-style-number text:level="5" text:style-name="Numbering_20_Symbols" style:num-suffix="." style:num-format="1">
        <style:list-level-properties text:space-before="1.8681in" text:min-label-width="0.25in"/>
      </text:list-level-style-number>
      <text:list-level-style-number text:level="6" text:style-name="Numbering_20_Symbols" style:num-suffix="." style:num-format="1">
        <style:list-level-properties text:space-before="2.3681in" text:min-label-width="0.25in"/>
      </text:list-level-style-number>
      <text:list-level-style-number text:level="7" text:style-name="Numbering_20_Symbols" style:num-suffix="." style:num-format="1">
        <style:list-level-properties text:space-before="2.8681in" text:min-label-width="0.25in"/>
      </text:list-level-style-number>
      <text:list-level-style-number text:level="8" text:style-name="Numbering_20_Symbols" style:num-suffix="." style:num-format="1">
        <style:list-level-properties text:space-before="3.3681in" text:min-label-width="0.25in"/>
      </text:list-level-style-number>
      <text:list-level-style-number text:level="9" text:style-name="Numbering_20_Symbols" style:num-suffix="." style:num-format="1">
        <style:list-level-properties text:space-before="3.8681in" text:min-label-width="0.25in"/>
      </text:list-level-style-number>
      <text:list-level-style-number text:level="10" text:style-name="Numbering_20_Symbols" style:num-suffix="." style:num-format="1">
        <style:list-level-properties text:space-before="4.3681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tracked-changes text:track-changes="false">
        <text:changed-region text:id="ct88739592">
          <text:deletion>
            <office:change-info>
              <dc:creator>G. Roderick Singleton</dc:creator>
              <dc:date>2006-06-13T14:12:00</dc:date>
            </office:change-info>
            <text:p text:style-name="P1">06</text:p>
          </text:deletion>
        </text:changed-region>
        <text:changed-region text:id="ct81218548">
          <text:insertion>
            <office:change-info>
              <dc:creator>G. Roderick Singleton</dc:creator>
              <dc:date>2006-06-13T14:12:00</dc:date>
            </office:change-info>
          </text:insertion>
        </text:changed-region>
        <text:changed-region text:id="ct81217316">
          <text:deletion>
            <office:change-info>
              <dc:creator>G. Roderick Singleton</dc:creator>
              <dc:date>2006-06-13T14:13:00</dc:date>
            </office:change-info>
            <text:p text:style-name="P2">e</text:p>
          </text:deletion>
        </text:changed-region>
        <text:changed-region text:id="ct81217204">
          <text:insertion>
            <office:change-info>
              <dc:creator>G. Roderick Singleton</dc:creator>
              <dc:date>2006-06-13T14:14:00</dc:date>
            </office:change-info>
          </text:insertion>
        </text:changed-region>
        <text:changed-region text:id="ct81217092">
          <text:deletion>
            <office:change-info>
              <dc:creator>G. Roderick Singleton</dc:creator>
              <dc:date>2006-06-13T14:15:00</dc:date>
            </office:change-info>
            <text:p text:style-name="Text_20_body"><text:span text:style-name="T1">d</text:span></text:p>
          </text:deletion>
        </text:changed-region>
        <text:changed-region text:id="ct81215748">
          <text:insertion>
            <office:change-info>
              <dc:creator>G. Roderick Singleton</dc:creator>
              <dc:date>2006-06-13T14:15:00</dc:date>
            </office:change-info>
          </text:insertion>
        </text:changed-region>
        <text:changed-region text:id="ct81215860">
          <text:deletion>
            <office:change-info>
              <dc:creator>G. Roderick Singleton</dc:creator>
              <dc:date>2006-06-13T14:10:00</dc:date>
            </office:change-info>
            <text:p text:style-name="P3">8</text:p>
          </text:deletion>
        </text:changed-region>
        <text:changed-region text:id="ct81219444">
          <text:insertion>
            <office:change-info>
              <dc:creator>G. Roderick Singleton</dc:creator>
              <dc:date>2006-06-13T14:10:00</dc:date>
            </office:change-info>
          </text:insertion>
        </text:changed-region>
        <text:changed-region text:id="ct81216196">
          <text:deletion>
            <office:change-info>
              <dc:creator>G. Roderick Singleton</dc:creator>
              <dc:date>2006-06-13T14:10:00</dc:date>
            </office:change-info>
            <text:p text:style-name="P3"><text:date style:data-style-name="N84" text:date-value="2006-06-10T13:10:01" text:fixed="true">2006-06-10</text:date></text:p>
          </text:deletion>
        </text:changed-region>
        <text:changed-region text:id="ct81216644">
          <text:insertion>
            <office:change-info>
              <dc:creator>G. Roderick Singleton</dc:creator>
              <dc:date>2006-06-13T14:10:00</dc:date>
            </office:change-info>
          </text:insertion>
        </text:changed-region>
        <text:changed-region text:id="ct81218772">
          <text:deletion>
            <office:change-info>
              <dc:creator>G. Roderick Singleton</dc:creator>
              <dc:date>2006-06-13T14:12:00</dc:date>
            </office:change-info>
            <text:p text:style-name="OOoTableText">grs</text:p>
          </text:deletion>
        </text:changed-region>
        <text:changed-region text:id="ct81216532">
          <text:insertion>
            <office:change-info>
              <dc:creator>G. Roderick Singleton</dc:creator>
              <dc:date>2006-06-13T14:12:00</dc:date>
            </office:change-info>
          </text:insertion>
        </text:changed-region>
        <text:changed-region text:id="ct80371248">
          <text:deletion>
            <office:change-info>
              <dc:creator>G. Roderick Singleton</dc:creator>
              <dc:date>2006-06-13T14:11:00</dc:date>
            </office:change-info>
            <text:p text:style-name="OOoTableText">X11 install for </text:p>
          </text:deletion>
        </text:changed-region>
        <text:changed-region text:id="ct80369904">
          <text:insertion>
            <office:change-info>
              <dc:creator>G. Roderick Singleton</dc:creator>
              <dc:date>2006-06-13T14:11:00</dc:date>
            </office:change-info>
          </text:insertion>
        </text:changed-region>
        <text:changed-region text:id="ct80370688">
          <text:deletion>
            <office:change-info>
              <dc:creator>G. Roderick Singleton</dc:creator>
              <dc:date>2006-06-13T14:10:00</dc:date>
            </office:change-info>
            <text:p text:style-name="P3">08</text:p>
          </text:deletion>
        </text:changed-region>
        <text:changed-region text:id="ct80368336">
          <text:insertion>
            <office:change-info>
              <dc:creator>G. Roderick Singleton</dc:creator>
              <dc:date>2006-06-13T14:10:00</dc:date>
            </office:change-info>
          </text:insertion>
        </text:changed-region>
        <text:changed-region text:id="ct80369792">
          <text:deletion>
            <office:change-info>
              <dc:creator>G. Roderick Singleton</dc:creator>
              <dc:date>2006-06-13T14:10:00</dc:date>
            </office:change-info>
            <text:p text:style-name="P3"><text:date style:data-style-name="N84" text:date-value="2006-06-10T13:10:01" text:fixed="true">2006-06-10</text:date>]</text:p>
          </text:deletion>
        </text:changed-region>
        <text:changed-region text:id="ct80367664">
          <text:insertion>
            <office:change-info>
              <dc:creator>G. Roderick Singleton</dc:creator>
              <dc:date>2006-06-13T14:11:00</dc:date>
            </office:change-info>
          </text:insertion>
        </text:changed-region>
        <text:changed-region text:id="ct80369456">
          <text:insertion>
            <office:change-info>
              <dc:creator>G. Roderick Singleton</dc:creator>
              <dc:date>2006-06-13T14:10:00</dc:date>
            </office:change-info>
          </text:insertion>
        </text:changed-region>
        <text:changed-region text:id="ct80369120">
          <text:deletion>
            <office:change-info>
              <dc:creator>G. Roderick Singleton</dc:creator>
              <dc:date>2006-06-13T14:11:00</dc:date>
            </office:change-info>
            <text:p text:style-name="OOoTableText">X11 install for MacOSX</text:p>
          </text:deletion>
        </text:changed-region>
        <text:changed-region text:id="ct80369232">
          <text:insertion>
            <office:change-info>
              <dc:creator>G. Roderick Singleton</dc:creator>
              <dc:date>2006-06-13T14:11:00</dc:date>
            </office:change-info>
          </text:insertion>
        </text:changed-region>
        <text:changed-region text:id="ct80371360">
          <text:deletion>
            <office:change-info>
              <dc:creator>G. Roderick Singleton</dc:creator>
              <dc:date>2006-06-10T12:44:00</dc:date>
            </office:change-info>
            <text:p text:style-name="P1">2.0</text:p>
          </text:deletion>
        </text:changed-region>
        <text:changed-region text:id="ct80370576">
          <text:insertion>
            <office:change-info>
              <dc:creator>G. Roderick Singleton</dc:creator>
              <dc:date>2006-06-13T14:15:00</dc:date>
            </office:change-info>
          </text:insertion>
        </text:changed-region>
        <text:changed-region text:id="ct80369680">
          <text:insertion>
            <office:change-info>
              <dc:creator>G. Roderick Singleton</dc:creator>
              <dc:date>2006-06-10T12:44:00</dc:date>
            </office:change-info>
          </text:insertion>
        </text:changed-region>
        <text:changed-region text:id="ct80370464">
          <text:deletion>
            <office:change-info>
              <dc:creator>G. Roderick Singleton</dc:creator>
              <dc:date>2006-06-10T12:44:00</dc:date>
            </office:change-info>
            <text:p text:style-name="P1">2.0</text:p>
          </text:deletion>
        </text:changed-region>
        <text:changed-region text:id="ct80371584">
          <text:insertion>
            <office:change-info>
              <dc:creator>G. Roderick Singleton</dc:creator>
              <dc:date>2006-06-10T12:44:00</dc:date>
            </office:change-info>
          </text:insertion>
        </text:changed-region>
        <text:changed-region text:id="ct80371472">
          <text:deletion>
            <office:change-info>
              <dc:creator>G. Roderick Singleton</dc:creator>
              <dc:date>2006-06-10T12:45:00</dc:date>
            </office:change-info>
            <text:p text:style-name="OOoWarning_2f_Caution"><text:span text:style-name="T2">2.0</text:span></text:p>
          </text:deletion>
        </text:changed-region>
        <text:changed-region text:id="ct80368896">
          <text:insertion>
            <office:change-info>
              <dc:creator>G. Roderick Singleton</dc:creator>
              <dc:date>2006-06-10T12:45:00</dc:date>
            </office:change-info>
          </text:insertion>
        </text:changed-region>
        <text:changed-region text:id="ct100832248">
          <text:format-change>
            <office:change-info>
              <dc:creator>G. Roderick Singleton</dc:creator>
              <dc:date>2006-06-10T12:46:00</dc:date>
            </office:change-info>
          </text:format-change>
        </text:changed-region>
        <text:changed-region text:id="ct93956872">
          <text:insertion>
            <office:change-info>
              <dc:creator>G. Roderick Singleton</dc:creator>
              <dc:date>2005-12-31T11:43:00</dc:date>
            </office:change-info>
          </text:insertion>
        </text:changed-region>
        <text:changed-region text:id="ct93957320">
          <text:deletion>
            <office:change-info>
              <dc:creator>G. Roderick Singleton</dc:creator>
              <dc:date>2005-12-31T11:43:00</dc:date>
            </office:change-info>
            <text:p text:style-name="P4"><text:span text:style-name="T3">When 2.0 is released the command to install on </text:span><text:span text:style-name="T4">Gentoo</text:span><text:span text:style-name="T3"> is <text:line-break/></text:span><text:span text:style-name="T5">emerge openoffice-bin</text:span></text:p>
            <text:p text:style-name="Text_20_body"><text:span text:style-name="T6">Until such time as a </text:span><text:span text:style-name="T7">gentoo</text:span><text:span text:style-name="T6"> release is available, users can also install the rpms using the following steps :</text:span></text:p>
            <text:list text:style-name="L1">
              <text:list-item>
                <text:p text:style-name="P5"><text:span text:style-name="T7">emerge rpm</text:span> </text:p>
              </text:list-item>
              <text:list-item>
                <text:p text:style-name="P5"><text:span text:style-name="T7">rpm -i --nodeps openoffice.org-*.rpm</text:span></text:p>
              </text:list-item>
            </text:list>
            <text:p text:style-name="P1"><text:span text:style-name="T6">Another method, uses </text:span><text:span text:style-name="T7">rpm2cpio</text:span><text:span text:style-name="T6"> as suggested in the next section.</text:span></text:p>
            <text:p text:style-name="P4"><text:span text:style-name="T8"/></text:p>
          </text:deletion>
        </text:changed-region>
        <text:changed-region text:id="ct93956200">
          <text:insertion>
            <office:change-info>
              <dc:creator>G. Roderick Singleton</dc:creator>
              <dc:date>2005-12-31T11:43:00</dc:date>
            </office:change-info>
          </text:insertion>
        </text:changed-region>
        <text:changed-region text:id="ct93956424">
          <text:deletion>
            <office:change-info>
              <dc:creator>G. Roderick Singleton</dc:creator>
              <dc:date>2005-12-31T11:44:00</dc:date>
            </office:change-info>
            <text:p text:style-name="P4"><text:span text:style-name="T8"/></text:p>
            <text:p text:style-name="P6"><text:span text:style-name="T8"/></text:p>
          </text:deletion>
        </text:changed-region>
        <text:changed-region text:id="ct83728472">
          <text:deletion>
            <office:change-info>
              <dc:creator>G. Roderick Singleton</dc:creator>
              <dc:date>2006-06-10T12:42:00</dc:date>
            </office:change-info>
            <text:p text:style-name="Text_20_body">0</text:p>
          </text:deletion>
        </text:changed-region>
        <text:changed-region text:id="ct70383520">
          <text:insertion>
            <office:change-info>
              <dc:creator>G. Roderick Singleton</dc:creator>
              <dc:date>2006-06-10T12:42:00</dc:date>
            </office:change-info>
          </text:insertion>
        </text:changed-region>
        <text:changed-region text:id="ct83730040">
          <text:insertion>
            <office:change-info>
              <dc:creator>G. Roderick Singleton</dc:creator>
              <dc:date>2006-05-10T08:36:00</dc:date>
            </office:change-info>
          </text:insertion>
        </text:changed-region>
        <text:changed-region text:id="ct83729368">
          <text:deletion>
            <office:change-info>
              <dc:creator>G. Roderick Singleton</dc:creator>
              <dc:date>2006-05-10T08:36:00</dc:date>
            </office:change-info>
            <text:p text:style-name="P7">also require to</text:p>
          </text:deletion>
        </text:changed-region>
        <text:changed-region text:id="ct70384864">
          <text:insertion>
            <office:change-info>
              <dc:creator>G. Roderick Singleton</dc:creator>
              <dc:date>2006-05-10T08:36:00</dc:date>
            </office:change-info>
          </text:insertion>
        </text:changed-region>
        <text:changed-region text:id="ct70384752">
          <text:deletion>
            <office:change-info>
              <dc:creator>G. Roderick Singleton</dc:creator>
              <dc:date>2006-05-10T08:36:00</dc:date>
            </office:change-info>
            <text:p text:style-name="P7">,</text:p>
          </text:deletion>
        </text:changed-region>
        <text:changed-region text:id="ct70384976">
          <text:deletion>
            <office:change-info>
              <dc:creator>G. Roderick Singleton</dc:creator>
              <dc:date>2006-05-10T08:36:00</dc:date>
            </office:change-info>
            <text:p text:style-name="P7">ing</text:p>
          </text:deletion>
        </text:changed-region>
        <text:changed-region text:id="ct70385088">
          <text:deletion>
            <office:change-info>
              <dc:creator>G. Roderick Singleton</dc:creator>
              <dc:date>2006-05-10T08:36:00</dc:date>
            </office:change-info>
            <text:p text:style-name="P7">to be</text:p>
          </text:deletion>
        </text:changed-region>
        <text:changed-region text:id="ct70385200">
          <text:insertion>
            <office:change-info>
              <dc:creator>G. Roderick Singleton</dc:creator>
              <dc:date>2006-06-13T14:59:00</dc:date>
            </office:change-info>
          </text:insertion>
        </text:changed-region>
        <text:changed-region text:id="ct70383296">
          <text:deletion>
            <office:change-info>
              <dc:creator>G. Roderick Singleton</dc:creator>
              <dc:date>2006-05-10T08:37:00</dc:date>
            </office:change-info>
            <text:p text:style-name="P7">ed</text:p>
          </text:deletion>
        </text:changed-region>
        <text:changed-region text:id="ct70385424">
          <text:insertion>
            <office:change-info>
              <dc:creator>G. Roderick Singleton</dc:creator>
              <dc:date>2006-05-10T08:37:00</dc:date>
            </office:change-info>
          </text:insertion>
        </text:changed-region>
        <text:changed-region text:id="ct70383408">
          <text:insertion>
            <office:change-info>
              <dc:creator>G. Roderick Singleton</dc:creator>
              <dc:date>2006-06-12T09:07:00</dc:date>
            </office:change-info>
          </text:insertion>
        </text:changed-region>
        <text:changed-region text:id="ct83727016">
          <text:insertion>
            <office:change-info>
              <dc:creator>G. Roderick Singleton</dc:creator>
              <dc:date>2006-06-12T13:26:00</dc:date>
            </office:change-info>
          </text:insertion>
        </text:changed-region>
        <text:changed-region text:id="ct83726904">
          <text:insertion>
            <office:change-info>
              <dc:creator>G. Roderick Singleton</dc:creator>
              <dc:date>2006-06-12T09:08:00</dc:date>
            </office:change-info>
          </text:insertion>
        </text:changed-region>
        <text:changed-region text:id="ct83727240">
          <text:insertion>
            <office:change-info>
              <dc:creator>G. Roderick Singleton</dc:creator>
              <dc:date>2006-06-10T12:43:00</dc:date>
            </office:change-info>
          </text:insertion>
        </text:changed-region>
        <text:changed-region text:id="ct83728920">
          <text:deletion>
            <office:change-info>
              <dc:creator>G. Roderick Singleton</dc:creator>
              <dc:date>2006-06-12T13:26:00</dc:date>
            </office:change-info>
            <text:p text:style-name="Heading_20_3"/>
            <text:list text:style-name="L2">
              <text:list-item>
                <text:p text:style-name="P8"/>
              </text:list-item>
            </text:list>
            <text:h text:style-name="Heading_20_2" text:outline-level="2"/>
          </text:deletion>
        </text:changed-region>
        <text:changed-region text:id="ct83728024">
          <text:insertion>
            <office:change-info>
              <dc:creator>G. Roderick Singleton</dc:creator>
              <dc:date>2006-06-10T12:43:00</dc:date>
            </office:change-info>
          </text:insertion>
        </text:changed-region>
        <text:changed-region text:id="ct83729816">
          <text:deletion>
            <office:change-info>
              <dc:creator>G. Roderick Singleton</dc:creator>
              <dc:date>2006-06-10T12:43:00</dc:date>
            </office:change-info>
            <text:h text:style-name="Heading_20_2" text:outline-level="2">0</text:h>
          </text:deletion>
        </text:changed-region>
        <text:changed-region text:id="ct88482848">
          <text:deletion>
            <office:change-info>
              <dc:creator>G. Roderick Singleton</dc:creator>
              <dc:date>2006-06-10T12:43:00</dc:date>
            </office:change-info>
            <text:p text:style-name="Text_20_body">2.0</text:p>
          </text:deletion>
        </text:changed-region>
        <text:changed-region text:id="ct88484864">
          <text:insertion>
            <office:change-info>
              <dc:creator>G. Roderick Singleton</dc:creator>
              <dc:date>2006-06-10T12:43:00</dc:date>
            </office:change-info>
          </text:insertion>
        </text:changed-region>
        <text:changed-region text:id="ct94685284">
          <text:insertion>
            <office:change-info>
              <dc:creator>G. Roderick Singleton</dc:creator>
              <dc:date>2006-06-12T12:53:00</dc:date>
            </office:change-info>
          </text:insertion>
        </text:changed-region>
        <text:changed-region text:id="ct94685172">
          <text:deletion>
            <office:change-info>
              <dc:creator>G. Roderick Singleton</dc:creator>
              <dc:date>2006-06-12T12:52:00</dc:date>
            </office:change-info>
            <text:h text:style-name="Heading_20_2" text:outline-level="2" text:is-list-header="true"/>
            <text:h text:style-name="Heading_20_2" text:outline-level="2"/>
          </text:deletion>
        </text:changed-region>
        <text:changed-region text:id="ct94686852">
          <text:insertion>
            <office:change-info>
              <dc:creator>G. Roderick Singleton</dc:creator>
              <dc:date>2006-06-12T12:53:00</dc:date>
            </office:change-info>
          </text:insertion>
        </text:changed-region>
        <text:changed-region text:id="ct88482064">
          <text:insertion>
            <office:change-info>
              <dc:creator>Shaun McDonald</dc:creator>
              <dc:date>2006-06-13T17:53:00</dc:date>
            </office:change-info>
          </text:insertion>
        </text:changed-region>
        <text:changed-region text:id="ct88481952">
          <text:insertion>
            <office:change-info>
              <dc:creator>G. Roderick Singleton</dc:creator>
              <dc:date>2006-06-12T12:53:00</dc:date>
            </office:change-info>
          </text:insertion>
        </text:changed-region>
        <text:changed-region text:id="ct88482736">
          <text:insertion>
            <office:change-info>
              <dc:creator>G. Roderick Singleton</dc:creator>
              <dc:date>2006-06-12T13:16:00</dc:date>
            </office:change-info>
          </text:insertion>
        </text:changed-region>
        <text:changed-region text:id="ct88482624">
          <text:deletion>
            <office:change-info>
              <dc:creator>G. Roderick Singleton</dc:creator>
              <dc:date>2006-06-12T13:17:00</dc:date>
            </office:change-info>
            <text:p text:style-name="Text_20_body"/>
            <text:p text:style-name="P9"/>
          </text:deletion>
        </text:changed-region>
        <text:changed-region text:id="ct88483072">
          <text:insertion>
            <office:change-info>
              <dc:creator>G. Roderick Singleton</dc:creator>
              <dc:date>2006-06-12T12:51:00</dc:date>
            </office:change-info>
          </text:insertion>
        </text:changed-region>
        <text:changed-region text:id="ct88484752">
          <text:insertion>
            <office:change-info>
              <dc:creator>Shaun McDonald</dc:creator>
              <dc:date>2006-06-13T17:53:00</dc:date>
            </office:change-info>
          </text:insertion>
        </text:changed-region>
        <text:changed-region text:id="ct88485312">
          <text:insertion>
            <office:change-info>
              <dc:creator>Shaun McDonald</dc:creator>
              <dc:date>2006-06-13T17:54:00</dc:date>
            </office:change-info>
          </text:insertion>
        </text:changed-region>
        <text:changed-region text:id="ct88483744">
          <text:insertion>
            <office:change-info>
              <dc:creator>G. Roderick Singleton</dc:creator>
              <dc:date>2006-06-12T12:51:00</dc:date>
            </office:change-info>
          </text:insertion>
        </text:changed-region>
        <text:changed-region text:id="ct88483296">
          <text:insertion>
            <office:change-info>
              <dc:creator>Shaun McDonald</dc:creator>
              <dc:date>2006-06-13T17:54:00</dc:date>
            </office:change-info>
          </text:insertion>
        </text:changed-region>
        <text:changed-region text:id="ct105955924">
          <text:insertion>
            <office:change-info>
              <dc:creator>G. Roderick Singleton</dc:creator>
              <dc:date>2006-08-09T11:23:00</dc:date>
            </office:change-info>
          </text:insertion>
        </text:changed-region>
        <text:changed-region text:id="ct105958052">
          <text:deletion>
            <office:change-info>
              <dc:creator>Shaun McDonald</dc:creator>
              <dc:date>2006-06-13T17:54:00</dc:date>
            </office:change-info>
            <text:h text:style-name="P10" text:outline-level="4"/>
            <text:h text:style-name="Heading_20_4" text:outline-level="4"/>
          </text:deletion>
        </text:changed-region>
        <text:changed-region text:id="ct88484416">
          <text:insertion>
            <office:change-info>
              <dc:creator>Shaun McDonald</dc:creator>
              <dc:date>2006-06-13T17:54:00</dc:date>
            </office:change-info>
          </text:insertion>
        </text:changed-region>
        <text:changed-region text:id="ct79979872">
          <text:insertion>
            <office:change-info>
              <dc:creator>Shaun McDonald</dc:creator>
              <dc:date>2006-06-13T17:55:00</dc:date>
            </office:change-info>
          </text:insertion>
        </text:changed-region>
        <text:changed-region text:id="ct94686628">
          <text:insertion>
            <office:change-info>
              <dc:creator>Shaun McDonald</dc:creator>
              <dc:date>2006-06-13T17:56:00</dc:date>
            </office:change-info>
          </text:insertion>
        </text:changed-region>
        <text:changed-region text:id="ct94686964">
          <text:insertion>
            <office:change-info>
              <dc:creator>G. Roderick Singleton</dc:creator>
              <dc:date>2006-06-12T12:51:00</dc:date>
            </office:change-info>
          </text:insertion>
        </text:changed-region>
        <text:changed-region text:id="ct79980432">
          <text:insertion>
            <office:change-info>
              <dc:creator>G. Roderick Singleton</dc:creator>
              <dc:date>2006-06-13T14:01:00</dc:date>
            </office:change-info>
          </text:insertion>
        </text:changed-region>
        <text:changed-region text:id="ct94705112">
          <text:deletion>
            <office:change-info>
              <dc:creator>G. Roderick Singleton</dc:creator>
              <dc:date>2006-06-10T12:44:00</dc:date>
            </office:change-info>
            <text:p text:style-name="P1">2.0</text:p>
          </text:deletion>
        </text:changed-region>
        <text:changed-region text:id="ct94705336">
          <text:insertion>
            <office:change-info>
              <dc:creator>G. Roderick Singleton</dc:creator>
              <dc:date>2006-06-10T12:44:00</dc:date>
            </office:change-info>
          </text:insertion>
        </text:changed-region>
        <text:changed-region text:id="ct94705448">
          <text:deletion>
            <office:change-info>
              <dc:creator>G. Roderick Singleton</dc:creator>
              <dc:date>2006-06-13T14:20:00</dc:date>
            </office:change-info>
            <text:p text:style-name="P1"><text:s/>RC</text:p>
          </text:deletion>
        </text:changed-region>
        <text:changed-region text:id="ct93216792">
          <text:insertion>
            <office:change-info>
              <dc:creator>G. Roderick Singleton</dc:creator>
              <dc:date>2006-06-13T14:20:00</dc:date>
            </office:change-info>
          </text:insertion>
        </text:changed-region>
        <text:changed-region text:id="ct79981888">
          <text:deletion>
            <office:change-info>
              <dc:creator>G. Roderick Singleton</dc:creator>
              <dc:date>2006-06-10T12:44:00</dc:date>
            </office:change-info>
            <text:p text:style-name="OOoNotes"><text:span text:style-name="T2">2.0</text:span></text:p>
          </text:deletion>
        </text:changed-region>
        <text:changed-region text:id="ct79976556">
          <text:insertion>
            <office:change-info>
              <dc:creator>G. Roderick Singleton</dc:creator>
              <dc:date>2006-06-10T12:44:00</dc:date>
            </office:change-info>
          </text:insertion>
        </text:changed-region>
        <text:changed-region text:id="ct79980768">
          <text:deletion>
            <office:change-info>
              <dc:creator>G. Roderick Singleton</dc:creator>
              <dc:date>2006-06-10T12:44:00</dc:date>
            </office:change-info>
            <text:p text:style-name="OOoNotes">2.0</text:p>
          </text:deletion>
        </text:changed-region>
        <text:changed-region text:id="ct93220712">
          <text:insertion>
            <office:change-info>
              <dc:creator>G. Roderick Singleton</dc:creator>
              <dc:date>2006-06-10T12:44:00</dc:date>
            </office:change-info>
          </text:insertion>
        </text:changed-region>
        <text:changed-region text:id="ct94281028">
          <text:deletion>
            <office:change-info>
              <dc:creator>G. Roderick Singleton</dc:creator>
              <dc:date>2006-06-10T12:44:00</dc:date>
            </office:change-info>
            <text:p text:style-name="Text_20_body">2.0</text:p>
          </text:deletion>
        </text:changed-region>
        <text:changed-region text:id="ct94279572">
          <text:insertion>
            <office:change-info>
              <dc:creator>G. Roderick Singleton</dc:creator>
              <dc:date>2006-06-10T12:44:00</dc:date>
            </office:change-info>
          </text:insertion>
        </text:changed-region>
        <text:changed-region text:id="ct94279012">
          <text:deletion>
            <office:change-info>
              <dc:creator>G. Roderick Singleton</dc:creator>
              <dc:date>2006-06-10T12:44:00</dc:date>
            </office:change-info>
            <text:p text:style-name="Text_20_body">2.0</text:p>
          </text:deletion>
        </text:changed-region>
        <text:changed-region text:id="ct94280020">
          <text:insertion>
            <office:change-info>
              <dc:creator>G. Roderick Singleton</dc:creator>
              <dc:date>2006-06-10T12:44:00</dc:date>
            </office:change-info>
          </text:insertion>
        </text:changed-region>
        <text:changed-region text:id="ct94280916">
          <text:deletion>
            <office:change-info>
              <dc:creator>G. Roderick Singleton</dc:creator>
              <dc:date>2006-06-10T12:44:00</dc:date>
            </office:change-info>
            <text:p text:style-name="P11">2.0</text:p>
          </text:deletion>
        </text:changed-region>
        <text:changed-region text:id="ct94280132">
          <text:insertion>
            <office:change-info>
              <dc:creator>G. Roderick Singleton</dc:creator>
              <dc:date>2006-06-10T12:44:00</dc:date>
            </office:change-info>
          </text:insertion>
        </text:changed-region>
        <text:changed-region text:id="ct94280692">
          <text:deletion>
            <office:change-info>
              <dc:creator>G. Roderick Singleton</dc:creator>
              <dc:date>2006-06-10T12:44:00</dc:date>
            </office:change-info>
            <text:p text:style-name="P1"><text:span text:style-name="T9">2.0</text:span></text:p>
          </text:deletion>
        </text:changed-region>
        <text:changed-region text:id="ct94278116">
          <text:insertion>
            <office:change-info>
              <dc:creator>G. Roderick Singleton</dc:creator>
              <dc:date>2006-06-10T12:50:00</dc:date>
            </office:change-info>
          </text:insertion>
        </text:changed-region>
        <text:changed-region text:id="ct100921376">
          <text:insertion>
            <office:change-info>
              <dc:creator>G. Roderick Singleton</dc:creator>
              <dc:date>2006-06-13T14:21:00</dc:date>
            </office:change-info>
          </text:insertion>
        </text:changed-region>
        <text:changed-region text:id="ct100924512">
          <text:deletion>
            <office:change-info>
              <dc:creator>G. Roderick Singleton</dc:creator>
              <dc:date>2006-06-10T12:44:00</dc:date>
            </office:change-info>
            <text:p text:style-name="Text_20_body">2.0</text:p>
          </text:deletion>
        </text:changed-region>
        <text:changed-region text:id="ct94279348">
          <text:insertion>
            <office:change-info>
              <dc:creator>G. Roderick Singleton</dc:creator>
              <dc:date>2006-06-10T12:44:00</dc:date>
            </office:change-info>
          </text:insertion>
        </text:changed-region>
        <text:changed-region text:id="ct-1448080416">
          <text:insertion>
            <office:change-info>
              <dc:creator>G. Roderick Singleton</dc:creator>
              <dc:date>2006-06-13T14:02:00</dc:date>
            </office:change-info>
          </text:insertion>
        </text:changed-region>
        <text:changed-region text:id="ct-1448080304">
          <text:insertion>
            <office:change-info>
              <dc:creator>G. Roderick Singleton</dc:creator>
              <dc:date>2006-06-13T14:21:00</dc:date>
            </office:change-info>
          </text:insertion>
        </text:changed-region>
        <text:changed-region text:id="ct-1448080192">
          <text:deletion>
            <office:change-info>
              <dc:creator>G. Roderick Singleton</dc:creator>
              <dc:date>2006-06-10T12:44:00</dc:date>
            </office:change-info>
            <text:p text:style-name="P12">2.0</text:p>
          </text:deletion>
        </text:changed-region>
        <text:changed-region text:id="ct-1448080080">
          <text:insertion>
            <office:change-info>
              <dc:creator>G. Roderick Singleton</dc:creator>
              <dc:date>2006-06-10T12:44:00</dc:date>
            </office:change-info>
          </text:insertion>
        </text:changed-region>
        <text:changed-region text:id="ct-1448082096">
          <text:insertion>
            <office:change-info>
              <dc:creator>G. Roderick Singleton</dc:creator>
              <dc:date>2005-12-31T11:36:00</dc:date>
            </office:change-info>
          </text:insertion>
        </text:changed-region>
        <text:changed-region text:id="ct64705204">
          <text:insertion>
            <office:change-info>
              <dc:creator>G. Roderick Singleton</dc:creator>
              <dc:date>2005-12-31T11:36:00</dc:date>
            </office:change-info>
          </text:insertion>
        </text:changed-region>
        <text:changed-region text:id="ct64705316">
          <text:deletion>
            <office:change-info>
              <dc:creator>G. Roderick Singleton</dc:creator>
              <dc:date>2005-12-31T10:43:00</dc:date>
            </office:change-info>
            <text:p text:style-name="Standard"/>
            <text:p text:style-name="P13">Below a procedure to install multiple instances of OOo.</text:p>
          </text:deletion>
        </text:changed-region>
        <text:changed-region text:id="ct64706436">
          <text:insertion>
            <office:change-info>
              <dc:creator>G. Roderick Singleton</dc:creator>
              <dc:date>2005-12-24T11:03:00</dc:date>
            </office:change-info>
          </text:insertion>
        </text:changed-region>
        <text:changed-region text:id="ct64706212">
          <text:insertion>
            <office:change-info>
              <dc:creator>G. Roderick Singleton</dc:creator>
              <dc:date>2005-12-24T11:04:00</dc:date>
            </office:change-info>
          </text:insertion>
        </text:changed-region>
        <text:changed-region text:id="ct64706324">
          <text:insertion>
            <office:change-info>
              <dc:creator>G. Roderick Singleton</dc:creator>
              <dc:date>2005-12-24T11:05:00</dc:date>
            </office:change-info>
          </text:insertion>
        </text:changed-region>
        <text:changed-region text:id="ct64706100">
          <text:insertion>
            <office:change-info>
              <dc:creator>G. Roderick Singleton</dc:creator>
              <dc:date>2005-12-24T11:06:00</dc:date>
            </office:change-info>
          </text:insertion>
        </text:changed-region>
        <text:changed-region text:id="ct64705876">
          <text:deletion>
            <office:change-info>
              <dc:creator>G. Roderick Singleton</dc:creator>
              <dc:date>2005-12-24T11:15:00</dc:date>
            </office:change-info>
            <text:p text:style-name="Standard"><text:span text:style-name="T10">1. </text:span></text:p>
          </text:deletion>
        </text:changed-region>
        <text:changed-region text:id="ct64705988">
          <text:deletion>
            <office:change-info>
              <dc:creator>G. Roderick Singleton</dc:creator>
              <dc:date>2005-12-24T11:06:00</dc:date>
            </office:change-info>
            <text:p text:style-name="Standard"><text:span text:style-name="T10">o</text:span></text:p>
          </text:deletion>
        </text:changed-region>
        <text:changed-region text:id="ct64705764">
          <text:insertion>
            <office:change-info>
              <dc:creator>G. Roderick Singleton</dc:creator>
              <dc:date>2005-12-24T11:06:00</dc:date>
            </office:change-info>
          </text:insertion>
        </text:changed-region>
        <text:changed-region text:id="ct64705428">
          <text:format-change>
            <office:change-info>
              <dc:creator>G. Roderick Singleton</dc:creator>
              <dc:date>2005-12-24T11:15:00</dc:date>
            </office:change-info>
          </text:format-change>
        </text:changed-region>
        <text:changed-region text:id="ct64705540">
          <text:deletion>
            <office:change-info>
              <dc:creator>G. Roderick Singleton</dc:creator>
              <dc:date>2005-12-24T11:07:00</dc:date>
            </office:change-info>
            <text:p text:style-name="Standard"><text:span text:style-name="T10">-</text:span></text:p>
          </text:deletion>
        </text:changed-region>
        <text:changed-region text:id="ct64705652">
          <text:format-change>
            <office:change-info>
              <dc:creator>G. Roderick Singleton</dc:creator>
              <dc:date>2005-12-24T11:15:00</dc:date>
            </office:change-info>
          </text:format-change>
        </text:changed-region>
        <text:changed-region text:id="ct64706660">
          <text:deletion>
            <office:change-info>
              <dc:creator>G. Roderick Singleton</dc:creator>
              <dc:date>2005-12-24T11:14:00</dc:date>
            </office:change-info>
            <text:p text:style-name="P14">2. </text:p>
          </text:deletion>
        </text:changed-region>
        <text:changed-region text:id="ct64706548">
          <text:deletion>
            <office:change-info>
              <dc:creator>G. Roderick Singleton</dc:creator>
              <dc:date>2005-12-24T11:07:00</dc:date>
            </office:change-info>
            <text:p text:style-name="P14">i</text:p>
          </text:deletion>
        </text:changed-region>
        <text:changed-region text:id="ct64706772">
          <text:insertion>
            <office:change-info>
              <dc:creator>G. Roderick Singleton</dc:creator>
              <dc:date>2005-12-24T11:07:00</dc:date>
            </office:change-info>
          </text:insertion>
        </text:changed-region>
        <text:changed-region text:id="ct64706884">
          <text:deletion>
            <office:change-info>
              <dc:creator>G. Roderick Singleton</dc:creator>
              <dc:date>2005-12-24T11:07:00</dc:date>
            </office:change-info>
            <text:p text:style-name="P14">nsert </text:p>
          </text:deletion>
        </text:changed-region>
        <text:changed-region text:id="ct64706996">
          <text:deletion>
            <office:change-info>
              <dc:creator>G. Roderick Singleton</dc:creator>
              <dc:date>2005-12-24T11:07:00</dc:date>
            </office:change-info>
            <text:p text:style-name="P14"><text:s/>the</text:p>
          </text:deletion>
        </text:changed-region>
        <text:changed-region text:id="ct64707108">
          <text:format-change>
            <office:change-info>
              <dc:creator>G. Roderick Singleton</dc:creator>
              <dc:date>2005-12-24T11:15:00</dc:date>
            </office:change-info>
          </text:format-change>
        </text:changed-region>
        <text:changed-region text:id="ct64707220">
          <text:insertion>
            <office:change-info>
              <dc:creator>G. Roderick Singleton</dc:creator>
              <dc:date>2005-12-24T11:07:00</dc:date>
            </office:change-info>
          </text:insertion>
        </text:changed-region>
        <text:changed-region text:id="ct64707332">
          <text:insertion>
            <office:change-info>
              <dc:creator>G. Roderick Singleton</dc:creator>
              <dc:date>2005-12-24T11:15:00</dc:date>
            </office:change-info>
          </text:insertion>
        </text:changed-region>
        <text:changed-region text:id="ct64707556">
          <text:deletion>
            <office:change-info>
              <dc:creator>G. Roderick Singleton</dc:creator>
              <dc:date>2005-12-24T11:14:00</dc:date>
            </office:change-info>
            <text:p text:style-name="P14">3. </text:p>
          </text:deletion>
        </text:changed-region>
        <text:changed-region text:id="ct64707444">
          <text:deletion>
            <office:change-info>
              <dc:creator>G. Roderick Singleton</dc:creator>
              <dc:date>2005-12-24T11:07:00</dc:date>
            </office:change-info>
            <text:p text:style-name="P14">a</text:p>
          </text:deletion>
        </text:changed-region>
        <text:changed-region text:id="ct64707668">
          <text:insertion>
            <office:change-info>
              <dc:creator>G. Roderick Singleton</dc:creator>
              <dc:date>2005-12-24T11:07:00</dc:date>
            </office:change-info>
          </text:insertion>
        </text:changed-region>
        <text:changed-region text:id="ct64707780">
          <text:insertion>
            <office:change-info>
              <dc:creator>G. Roderick Singleton</dc:creator>
              <dc:date>2005-12-24T11:16:00</dc:date>
            </office:change-info>
          </text:insertion>
        </text:changed-region>
        <text:changed-region text:id="ct64707892">
          <text:insertion>
            <office:change-info>
              <dc:creator>G. Roderick Singleton</dc:creator>
              <dc:date>2005-12-24T11:16:00</dc:date>
            </office:change-info>
          </text:insertion>
        </text:changed-region>
        <text:changed-region text:id="ct64708004">
          <text:insertion>
            <office:change-info>
              <dc:creator>G. Roderick Singleton</dc:creator>
              <dc:date>2005-12-24T11:16:00</dc:date>
            </office:change-info>
          </text:insertion>
        </text:changed-region>
        <text:changed-region text:id="ct64708228">
          <text:deletion>
            <office:change-info>
              <dc:creator>G. Roderick Singleton</dc:creator>
              <dc:date>2005-12-24T11:16:00</dc:date>
            </office:change-info>
            <text:p text:style-name="P14">behind</text:p>
          </text:deletion>
        </text:changed-region>
        <text:changed-region text:id="ct64708116">
          <text:deletion>
            <office:change-info>
              <dc:creator>G. Roderick Singleton</dc:creator>
              <dc:date>2005-12-24T11:07:00</dc:date>
            </office:change-info>
            <text:p text:style-name="P14"><text:s/>the</text:p>
          </text:deletion>
        </text:changed-region>
        <text:changed-region text:id="ct64708452">
          <text:insertion>
            <office:change-info>
              <dc:creator>G. Roderick Singleton</dc:creator>
              <dc:date>2005-12-24T11:16:00</dc:date>
            </office:change-info>
          </text:insertion>
        </text:changed-region>
        <text:changed-region text:id="ct113700888">
          <text:format-change>
            <office:change-info>
              <dc:creator>G. Roderick Singleton</dc:creator>
              <dc:date>2005-12-24T11:16:00</dc:date>
            </office:change-info>
          </text:format-change>
        </text:changed-region>
        <text:changed-region text:id="ct64708340">
          <text:deletion>
            <office:change-info>
              <dc:creator>G. Roderick Singleton</dc:creator>
              <dc:date>2005-12-24T11:17:00</dc:date>
            </office:change-info>
            <text:p text:style-name="P14"><text:s/></text:p>
          </text:deletion>
        </text:changed-region>
        <text:changed-region text:id="ct113701000">
          <text:insertion>
            <office:change-info>
              <dc:creator>G. Roderick Singleton</dc:creator>
              <dc:date>2005-12-24T11:17:00</dc:date>
            </office:change-info>
          </text:insertion>
        </text:changed-region>
        <text:changed-region text:id="ct113701112">
          <text:insertion>
            <office:change-info>
              <dc:creator>G. Roderick Singleton</dc:creator>
              <dc:date>2005-12-24T11:17:00</dc:date>
            </office:change-info>
          </text:insertion>
        </text:changed-region>
        <text:changed-region text:id="ct113701224">
          <text:insertion>
            <office:change-info>
              <dc:creator>G. Roderick Singleton</dc:creator>
              <dc:date>2005-12-24T11:18:00</dc:date>
            </office:change-info>
          </text:insertion>
        </text:changed-region>
        <text:changed-region text:id="ct113701336">
          <text:format-change>
            <office:change-info>
              <dc:creator>G. Roderick Singleton</dc:creator>
              <dc:date>2005-12-24T11:16:00</dc:date>
            </office:change-info>
          </text:format-change>
        </text:changed-region>
        <text:changed-region text:id="ct113701448">
          <text:insertion>
            <office:change-info>
              <dc:creator>G. Roderick Singleton</dc:creator>
              <dc:date>2005-12-24T11:17:00</dc:date>
            </office:change-info>
          </text:insertion>
        </text:changed-region>
        <text:changed-region text:id="ct113701560">
          <text:deletion>
            <office:change-info>
              <dc:creator>G. Roderick Singleton</dc:creator>
              <dc:date>2005-12-24T11:17:00</dc:date>
            </office:change-info>
            <text:p text:style-name="P14">and c</text:p>
          </text:deletion>
        </text:changed-region>
        <text:changed-region text:id="ct113701672">
          <text:insertion>
            <office:change-info>
              <dc:creator>G. Roderick Singleton</dc:creator>
              <dc:date>2005-12-24T11:17:00</dc:date>
            </office:change-info>
          </text:insertion>
        </text:changed-region>
        <text:changed-region text:id="ct113701784">
          <text:format-change>
            <office:change-info>
              <dc:creator>G. Roderick Singleton</dc:creator>
              <dc:date>2005-12-24T11:17:00</dc:date>
            </office:change-info>
          </text:format-change>
        </text:changed-region>
        <text:changed-region text:id="ct113702008">
          <text:deletion>
            <office:change-info>
              <dc:creator>G. Roderick Singleton</dc:creator>
              <dc:date>2005-12-24T11:14:00</dc:date>
            </office:change-info>
            <text:p text:style-name="P14">4. </text:p>
          </text:deletion>
        </text:changed-region>
        <text:changed-region text:id="ct113702120">
          <text:deletion>
            <office:change-info>
              <dc:creator>G. Roderick Singleton</dc:creator>
              <dc:date>2005-12-24T11:08:00</dc:date>
            </office:change-info>
            <text:p text:style-name="P14">the </text:p>
          </text:deletion>
        </text:changed-region>
        <text:changed-region text:id="ct113701896">
          <text:insertion>
            <office:change-info>
              <dc:creator>G. Roderick Singleton</dc:creator>
              <dc:date>2005-12-24T11:08:00</dc:date>
            </office:change-info>
          </text:insertion>
        </text:changed-region>
        <text:changed-region text:id="ct113702232">
          <text:deletion>
            <office:change-info>
              <dc:creator>G. Roderick Singleton</dc:creator>
              <dc:date>2005-12-24T11:08:00</dc:date>
            </office:change-info>
            <text:p text:style-name="P14"><text:s/>program start</text:p>
          </text:deletion>
        </text:changed-region>
        <text:changed-region text:id="ct113702456">
          <text:deletion>
            <office:change-info>
              <dc:creator>G. Roderick Singleton</dc:creator>
              <dc:date>2005-12-24T11:14:00</dc:date>
            </office:change-info>
            <text:p text:style-name="P14">5. </text:p>
          </text:deletion>
        </text:changed-region>
        <text:changed-region text:id="ct113702344">
          <text:deletion>
            <office:change-info>
              <dc:creator>G. Roderick Singleton</dc:creator>
              <dc:date>2005-12-24T11:08:00</dc:date>
            </office:change-info>
            <text:p text:style-name="P14">s</text:p>
          </text:deletion>
        </text:changed-region>
        <text:changed-region text:id="ct113702568">
          <text:insertion>
            <office:change-info>
              <dc:creator>G. Roderick Singleton</dc:creator>
              <dc:date>2005-12-24T11:08:00</dc:date>
            </office:change-info>
          </text:insertion>
        </text:changed-region>
        <text:changed-region text:id="ct113702680">
          <text:deletion>
            <office:change-info>
              <dc:creator>G. Roderick Singleton</dc:creator>
              <dc:date>2005-12-24T11:08:00</dc:date>
            </office:change-info>
            <text:p text:style-name="P14">where you want</text:p>
          </text:deletion>
        </text:changed-region>
        <text:changed-region text:id="ct113702792">
          <text:insertion>
            <office:change-info>
              <dc:creator>G. Roderick Singleton</dc:creator>
              <dc:date>2005-12-24T11:08:00</dc:date>
            </office:change-info>
          </text:insertion>
        </text:changed-region>
        <text:changed-region text:id="ct113702904">
          <text:insertion>
            <office:change-info>
              <dc:creator>G. Roderick Singleton</dc:creator>
              <dc:date>2005-12-31T10:35:00</dc:date>
            </office:change-info>
          </text:insertion>
        </text:changed-region>
        <text:changed-region text:id="ct113704472">
          <text:deletion>
            <office:change-info>
              <dc:creator>G. Roderick Singleton</dc:creator>
              <dc:date>2005-12-24T11:13:00</dc:date>
            </office:change-info>
            <text:list text:style-name="L4">
              <text:list-item>
                <text:p text:style-name="P15"/>
              </text:list-item>
              <text:list-item>
                <text:p text:style-name="P15"/>
              </text:list-item>
            </text:list>
          </text:deletion>
        </text:changed-region>
        <text:changed-region text:id="ct113704360">
          <text:deletion>
            <office:change-info>
              <dc:creator>G. Roderick Singleton</dc:creator>
              <dc:date>2005-12-24T11:11:00</dc:date>
            </office:change-info>
            <text:p text:style-name="P14">6. </text:p>
          </text:deletion>
        </text:changed-region>
        <text:changed-region text:id="ct113704248">
          <text:deletion>
            <office:change-info>
              <dc:creator>G. Roderick Singleton</dc:creator>
              <dc:date>2005-12-24T11:08:00</dc:date>
            </office:change-info>
            <text:p text:style-name="P14">s</text:p>
          </text:deletion>
        </text:changed-region>
        <text:changed-region text:id="ct113704136">
          <text:deletion>
            <office:change-info>
              <dc:creator>G. Roderick Singleton</dc:creator>
              <dc:date>2005-12-24T11:11:00</dc:date>
            </office:change-info>
            <text:p text:style-name="P14">tart th</text:p>
          </text:deletion>
        </text:changed-region>
        <text:changed-region text:id="ct113704024">
          <text:deletion>
            <office:change-info>
              <dc:creator>G. Roderick Singleton</dc:creator>
              <dc:date>2005-12-24T11:09:00</dc:date>
            </office:change-info>
            <text:p text:style-name="P14">e</text:p>
          </text:deletion>
        </text:changed-region>
        <text:changed-region text:id="ct113703912">
          <text:deletion>
            <office:change-info>
              <dc:creator>G. Roderick Singleton</dc:creator>
              <dc:date>2005-12-24T11:11:00</dc:date>
            </office:change-info>
            <text:p text:style-name="P14"><text:s/>OpenOffice.org the directory where </text:p>
          </text:deletion>
        </text:changed-region>
        <text:changed-region text:id="ct113703800">
          <text:deletion>
            <office:change-info>
              <dc:creator>G. Roderick Singleton</dc:creator>
              <dc:date>2005-12-24T11:09:00</dc:date>
            </office:change-info>
            <text:p text:style-name="P14">you have </text:p>
          </text:deletion>
        </text:changed-region>
        <text:changed-region text:id="ct113703688">
          <text:deletion>
            <office:change-info>
              <dc:creator>G. Roderick Singleton</dc:creator>
              <dc:date>2005-12-24T11:11:00</dc:date>
            </office:change-info>
            <text:p text:style-name="P14">install</text:p>
          </text:deletion>
        </text:changed-region>
        <text:changed-region text:id="ct113703576">
          <text:deletion>
            <office:change-info>
              <dc:creator>G. Roderick Singleton</dc:creator>
              <dc:date>2005-12-24T11:09:00</dc:date>
            </office:change-info>
            <text:p text:style-name="P14"><text:s/>it</text:p>
          </text:deletion>
        </text:changed-region>
        <text:changed-region text:id="ct113703464">
          <text:deletion>
            <office:change-info>
              <dc:creator>G. Roderick Singleton</dc:creator>
              <dc:date>2005-12-24T11:11:00</dc:date>
            </office:change-info>
            <text:p text:style-name="P14">.</text:p>
          </text:deletion>
        </text:changed-region>
        <text:changed-region text:id="ct113703352">
          <text:deletion>
            <office:change-info>
              <dc:creator>G. Roderick Singleton</dc:creator>
              <dc:date>2005-12-31T10:35:00</dc:date>
            </office:change-info>
            <text:list text:style-name="L4" text:continue-numbering="true">
              <text:list-item>
                <text:p text:style-name="P15"/>
              </text:list-item>
              <text:list-item>
                <text:p text:style-name="P16">When you install the OpenOffice.org with the option /a then you have <text:span text:style-name="T11">NO</text:span> system integration. </text:p>
              </text:list-item>
            </text:list>
          </text:deletion>
        </text:changed-region>
        <text:changed-region text:id="ct113703240">
          <text:deletion>
            <office:change-info>
              <dc:creator>G. Roderick Singleton</dc:creator>
              <dc:date>2005-12-24T11:18:00</dc:date>
            </office:change-info>
            <text:p text:style-name="P17">(</text:p>
          </text:deletion>
        </text:changed-region>
        <text:changed-region text:id="ct113703128">
          <text:deletion>
            <office:change-info>
              <dc:creator>G. Roderick Singleton</dc:creator>
              <dc:date>2005-12-31T10:35:00</dc:date>
            </office:change-info>
            <text:p text:style-name="P17">no start menu entries and no file association</text:p>
          </text:deletion>
        </text:changed-region>
        <text:changed-region text:id="ct113703016">
          <text:deletion>
            <office:change-info>
              <dc:creator>G. Roderick Singleton</dc:creator>
              <dc:date>2005-12-24T11:18:00</dc:date>
            </office:change-info>
            <text:p text:style-name="P17">)</text:p>
          </text:deletion>
        </text:changed-region>
        <text:changed-region text:id="ct113704584">
          <text:insertion>
            <office:change-info>
              <dc:creator>G. Roderick Singleton</dc:creator>
              <dc:date>2005-12-24T11:11:00</dc:date>
            </office:change-info>
          </text:insertion>
        </text:changed-region>
        <text:changed-region text:id="ct113704808">
          <text:deletion>
            <office:change-info>
              <dc:creator>G. Roderick Singleton</dc:creator>
              <dc:date>2005-12-31T10:39:00</dc:date>
            </office:change-info>
            <text:p text:style-name="P14">1. </text:p>
          </text:deletion>
        </text:changed-region>
        <text:changed-region text:id="ct113704696">
          <text:deletion>
            <office:change-info>
              <dc:creator>G. Roderick Singleton</dc:creator>
              <dc:date>2005-12-31T10:10:00</dc:date>
            </office:change-info>
            <text:p text:style-name="P14">o</text:p>
          </text:deletion>
        </text:changed-region>
        <text:changed-region text:id="ct126787612">
          <text:insertion>
            <office:change-info>
              <dc:creator>G. Roderick Singleton</dc:creator>
              <dc:date>2005-12-31T10:10:00</dc:date>
            </office:change-info>
          </text:insertion>
        </text:changed-region>
        <text:changed-region text:id="ct126787724">
          <text:insertion>
            <office:change-info>
              <dc:creator>G. Roderick Singleton</dc:creator>
              <dc:date>2005-12-31T10:10:00</dc:date>
            </office:change-info>
          </text:insertion>
        </text:changed-region>
        <text:changed-region text:id="ct126787836">
          <text:insertion>
            <office:change-info>
              <dc:creator>G. Roderick Singleton</dc:creator>
              <dc:date>2005-12-31T10:10:00</dc:date>
            </office:change-info>
          </text:insertion>
        </text:changed-region>
        <text:changed-region text:id="ct126788060">
          <text:deletion>
            <office:change-info>
              <dc:creator>G. Roderick Singleton</dc:creator>
              <dc:date>2005-12-31T10:39:00</dc:date>
            </office:change-info>
            <text:p text:style-name="P14">2. </text:p>
          </text:deletion>
        </text:changed-region>
        <text:changed-region text:id="ct126787948">
          <text:deletion>
            <office:change-info>
              <dc:creator>G. Roderick Singleton</dc:creator>
              <dc:date>2005-12-31T10:11:00</dc:date>
            </office:change-info>
            <text:p text:style-name="P14">c</text:p>
          </text:deletion>
        </text:changed-region>
        <text:changed-region text:id="ct126788172">
          <text:insertion>
            <office:change-info>
              <dc:creator>G. Roderick Singleton</dc:creator>
              <dc:date>2005-12-31T10:11:00</dc:date>
            </office:change-info>
          </text:insertion>
        </text:changed-region>
        <text:changed-region text:id="ct126788284">
          <text:deletion>
            <office:change-info>
              <dc:creator>G. Roderick Singleton</dc:creator>
              <dc:date>2005-12-31T10:11:00</dc:date>
            </office:change-info>
            <text:p text:style-name="P14">f.e</text:p>
          </text:deletion>
        </text:changed-region>
        <text:changed-region text:id="ct126788396">
          <text:insertion>
            <office:change-info>
              <dc:creator>G. Roderick Singleton</dc:creator>
              <dc:date>2005-12-31T10:11:00</dc:date>
            </office:change-info>
          </text:insertion>
        </text:changed-region>
        <text:changed-region text:id="ct126788508">
          <text:insertion>
            <office:change-info>
              <dc:creator>G. Roderick Singleton</dc:creator>
              <dc:date>2005-12-31T10:11:00</dc:date>
            </office:change-info>
          </text:insertion>
        </text:changed-region>
        <text:changed-region text:id="ct126788844">
          <text:format-change>
            <office:change-info>
              <dc:creator>G. Roderick Singleton</dc:creator>
              <dc:date>2005-12-31T10:11:00</dc:date>
            </office:change-info>
          </text:format-change>
        </text:changed-region>
        <text:changed-region text:id="ct126788732">
          <text:deletion>
            <office:change-info>
              <dc:creator>G. Roderick Singleton</dc:creator>
              <dc:date>2005-12-31T10:11:00</dc:date>
            </office:change-info>
            <text:p text:style-name="P14">e</text:p>
          </text:deletion>
        </text:changed-region>
        <text:changed-region text:id="ct126788620">
          <text:format-change>
            <office:change-info>
              <dc:creator>G. Roderick Singleton</dc:creator>
              <dc:date>2005-12-31T10:11:00</dc:date>
            </office:change-info>
          </text:format-change>
        </text:changed-region>
        <text:changed-region text:id="ct126788956">
          <text:deletion>
            <office:change-info>
              <dc:creator>G. Roderick Singleton</dc:creator>
              <dc:date>2005-12-31T10:11:00</dc:date>
            </office:change-info>
            <text:p text:style-name="P14">f.e.</text:p>
          </text:deletion>
        </text:changed-region>
        <text:changed-region text:id="ct126789068">
          <text:insertion>
            <office:change-info>
              <dc:creator>G. Roderick Singleton</dc:creator>
              <dc:date>2005-12-31T10:11:00</dc:date>
            </office:change-info>
          </text:insertion>
        </text:changed-region>
        <text:changed-region text:id="ct126789180">
          <text:insertion>
            <office:change-info>
              <dc:creator>G. Roderick Singleton</dc:creator>
              <dc:date>2005-12-31T10:12:00</dc:date>
            </office:change-info>
          </text:insertion>
        </text:changed-region>
        <text:changed-region text:id="ct126789292">
          <text:deletion>
            <office:change-info>
              <dc:creator>G. Roderick Singleton</dc:creator>
              <dc:date>2005-12-31T10:21:00</dc:date>
            </office:change-info>
            <text:p text:style-name="P14"><text:s/>you want</text:p>
          </text:deletion>
        </text:changed-region>
        <text:changed-region text:id="ct126789404">
          <text:deletion>
            <office:change-info>
              <dc:creator>G. Roderick Singleton</dc:creator>
              <dc:date>2005-12-31T10:12:00</dc:date>
            </office:change-info>
            <text:p text:style-name="P14">the office</text:p>
          </text:deletion>
        </text:changed-region>
        <text:changed-region text:id="ct126789516">
          <text:insertion>
            <office:change-info>
              <dc:creator>G. Roderick Singleton</dc:creator>
              <dc:date>2005-12-31T10:12:00</dc:date>
            </office:change-info>
          </text:insertion>
        </text:changed-region>
        <text:changed-region text:id="ct126789628">
          <text:format-change>
            <office:change-info>
              <dc:creator>G. Roderick Singleton</dc:creator>
              <dc:date>2005-12-31T10:21:00</dc:date>
            </office:change-info>
          </text:format-change>
        </text:changed-region>
        <text:changed-region text:id="ct126789740">
          <text:insertion>
            <office:change-info>
              <dc:creator>G. Roderick Singleton</dc:creator>
              <dc:date>2005-12-31T10:21:00</dc:date>
            </office:change-info>
          </text:insertion>
        </text:changed-region>
        <text:changed-region text:id="ct126789852">
          <text:deletion>
            <office:change-info>
              <dc:creator>G. Roderick Singleton</dc:creator>
              <dc:date>2005-12-31T10:22:00</dc:date>
            </office:change-info>
            <text:p text:style-name="P14">then insert</text:p>
          </text:deletion>
        </text:changed-region>
        <text:changed-region text:id="ct126789964">
          <text:insertion>
            <office:change-info>
              <dc:creator>G. Roderick Singleton</dc:creator>
              <dc:date>2005-12-31T10:22:00</dc:date>
            </office:change-info>
          </text:insertion>
        </text:changed-region>
        <text:changed-region text:id="ct126790188">
          <text:insertion>
            <office:change-info>
              <dc:creator>G. Roderick Singleton</dc:creator>
              <dc:date>2005-12-31T10:23:00</dc:date>
            </office:change-info>
          </text:insertion>
        </text:changed-region>
        <text:changed-region text:id="ct126790076">
          <text:deletion>
            <office:change-info>
              <dc:creator>G. Roderick Singleton</dc:creator>
              <dc:date>2005-12-31T10:23:00</dc:date>
            </office:change-info>
            <text:list text:style-name="L5">
              <text:list-item>
                <text:p text:style-name="P18"/>
              </text:list-item>
              <text:list-item>
                <text:p text:style-name="P18"/>
              </text:list-item>
            </text:list>
          </text:deletion>
        </text:changed-region>
        <text:changed-region text:id="ct126790300">
          <text:format-change>
            <office:change-info>
              <dc:creator>G. Roderick Singleton</dc:creator>
              <dc:date>2005-12-31T10:42:00</dc:date>
            </office:change-info>
          </text:format-change>
        </text:changed-region>
        <text:changed-region text:id="ct126790412">
          <text:insertion>
            <office:change-info>
              <dc:creator>G. Roderick Singleton</dc:creator>
              <dc:date>2006-02-13T09:00:00</dc:date>
            </office:change-info>
          </text:insertion>
        </text:changed-region>
        <text:changed-region text:id="ct126790524">
          <text:format-change>
            <office:change-info>
              <dc:creator>G. Roderick Singleton</dc:creator>
              <dc:date>2005-12-31T10:42:00</dc:date>
            </office:change-info>
          </text:format-change>
        </text:changed-region>
        <text:changed-region text:id="ct126790636">
          <text:insertion>
            <office:change-info>
              <dc:creator>G. Roderick Singleton</dc:creator>
              <dc:date>2005-12-31T10:23:00</dc:date>
            </office:change-info>
          </text:insertion>
        </text:changed-region>
        <text:changed-region text:id="ct126791196">
          <text:deletion>
            <office:change-info>
              <dc:creator>G. Roderick Singleton</dc:creator>
              <dc:date>2005-12-31T10:23:00</dc:date>
            </office:change-info>
            <text:p text:style-name="P19"><text:span text:style-name="T12"/></text:p>
            <text:p text:style-name="P20"><text:span text:style-name="T10"/></text:p>
          </text:deletion>
        </text:changed-region>
        <text:changed-region text:id="ct126791084">
          <text:deletion>
            <office:change-info>
              <dc:creator>G. Roderick Singleton</dc:creator>
              <dc:date>2005-12-31T10:24:00</dc:date>
            </office:change-info>
            <text:p text:style-name="P20"><text:span text:style-name="T10">after the rpm installation you can </text:span></text:p>
          </text:deletion>
        </text:changed-region>
        <text:changed-region text:id="ct126790972">
          <text:deletion>
            <office:change-info>
              <dc:creator>G. Roderick Singleton</dc:creator>
              <dc:date>2005-12-31T10:26:00</dc:date>
            </office:change-info>
            <text:p text:style-name="P20"><text:span text:style-name="T10">start the office </text:span></text:p>
          </text:deletion>
        </text:changed-region>
        <text:changed-region text:id="ct126790860">
          <text:deletion>
            <office:change-info>
              <dc:creator>G. Roderick Singleton</dc:creator>
              <dc:date>2005-12-31T10:24:00</dc:date>
            </office:change-info>
            <text:p text:style-name="P20"><text:span text:style-name="T10">from</text:span></text:p>
          </text:deletion>
        </text:changed-region>
        <text:changed-region text:id="ct126790748">
          <text:deletion>
            <office:change-info>
              <dc:creator>G. Roderick Singleton</dc:creator>
              <dc:date>2005-12-31T10:26:00</dc:date>
            </office:change-info>
            <text:p text:style-name="P20"><text:span text:style-name="T10"><text:s/>the path </text:span><text:span text:style-name="T12">/home/user1/office/program/soffice</text:span></text:p>
          </text:deletion>
        </text:changed-region>
        <text:changed-region text:id="ct126791308">
          <text:insertion>
            <office:change-info>
              <dc:creator>G. Roderick Singleton</dc:creator>
              <dc:date>2005-12-31T10:36:00</dc:date>
            </office:change-info>
          </text:insertion>
        </text:changed-region>
        <text:changed-region text:id="ct126791420">
          <text:insertion>
            <office:change-info>
              <dc:creator>G. Roderick Singleton</dc:creator>
              <dc:date>2005-12-31T10:26:00</dc:date>
            </office:change-info>
          </text:insertion>
        </text:changed-region>
        <text:changed-region text:id="ct126791532">
          <text:insertion>
            <office:change-info>
              <dc:creator>G. Roderick Singleton</dc:creator>
              <dc:date>2005-12-31T10:27:00</dc:date>
            </office:change-info>
          </text:insertion>
        </text:changed-region>
        <text:changed-region text:id="ct126800016">
          <text:deletion>
            <office:change-info>
              <dc:creator>G. Roderick Singleton</dc:creator>
              <dc:date>2005-12-31T10:38:00</dc:date>
            </office:change-info>
            <text:list text:style-name="L6">
              <text:list-header>
                <text:p text:style-name="P21"/>
              </text:list-header>
              <text:list-item>
                <text:p text:style-name="P21"/>
              </text:list-item>
            </text:list>
          </text:deletion>
        </text:changed-region>
        <text:changed-region text:id="ct126799904">
          <text:deletion>
            <office:change-info>
              <dc:creator>G. Roderick Singleton</dc:creator>
              <dc:date>2005-12-31T10:26:00</dc:date>
            </office:change-info>
            <text:list text:style-name="L6" text:continue-numbering="true">
              <text:list-item>
                <text:p text:style-name="P21">When you install the office in this way you have no system integration (no start menu entries and no file association)</text:p>
              </text:list-item>
            </text:list>
          </text:deletion>
        </text:changed-region>
        <text:changed-region text:id="ct126800352">
          <text:deletion>
            <office:change-info>
              <dc:creator>G. Roderick Singleton</dc:creator>
              <dc:date>2005-12-31T10:31:00</dc:date>
            </office:change-info>
            <text:p text:style-name="P14">After you have done this do the following:</text:p>
            <text:p text:style-name="P14">Open the file bootstraprc(Linux)/bootstrap.ini(windows) in a editor</text:p>
          </text:deletion>
        </text:changed-region>
        <text:changed-region text:id="ct126800240">
          <text:deletion>
            <office:change-info>
              <dc:creator>G. Roderick Singleton</dc:creator>
              <dc:date>2005-12-31T10:28:00</dc:date>
            </office:change-info>
            <text:p text:style-name="P14">.</text:p>
            <text:p text:style-name="P14">C</text:p>
          </text:deletion>
        </text:changed-region>
        <text:changed-region text:id="ct126800128">
          <text:deletion>
            <office:change-info>
              <dc:creator>G. Roderick Singleton</dc:creator>
              <dc:date>2005-12-31T10:31:00</dc:date>
            </office:change-info>
            <text:p text:style-name="P14">hange the line</text:p>
            <text:p text:style-name="P14">UserInstallation=$SYSUSERCONFIG/.staroffice_english</text:p>
            <text:p text:style-name="P14">into</text:p>
            <text:p text:style-name="P14">UserInstallation=$SYSUSERCONFIG/.staroffice_dutch or any other directory you want.</text:p>
          </text:deletion>
        </text:changed-region>
        <text:changed-region text:id="ct126800464">
          <text:insertion>
            <office:change-info>
              <dc:creator>G. Roderick Singleton</dc:creator>
              <dc:date>2006-06-13T14:02:00</dc:date>
            </office:change-info>
          </text:insertion>
        </text:changed-region>
        <text:changed-region text:id="ct126800576">
          <text:insertion>
            <office:change-info>
              <dc:creator>G. Roderick Singleton</dc:creator>
              <dc:date>2006-06-12T09:05:00</dc:date>
            </office:change-info>
          </text:insertion>
        </text:changed-region>
        <text:changed-region text:id="ct126801696">
          <text:insertion>
            <office:change-info>
              <dc:creator>G. Roderick Singleton</dc:creator>
              <dc:date>2006-06-12T09:06:00</dc:date>
            </office:change-info>
          </text:insertion>
        </text:changed-region>
        <text:changed-region text:id="ct126801584">
          <text:insertion>
            <office:change-info>
              <dc:creator>G. Roderick Singleton</dc:creator>
              <dc:date>2006-06-12T09:07:00</dc:date>
            </office:change-info>
          </text:insertion>
        </text:changed-region>
        <text:changed-region text:id="ct117104680">
          <text:insertion>
            <office:change-info>
              <dc:creator>G. Roderick Singleton</dc:creator>
              <dc:date>2006-06-12T10: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fik26" text:anchor-type="paragraph" svg:width="1.748in" svg:height="0.6327in" draw:z-index="17"><draw:image xlink:href="../img/first_page_001.png" xlink:type="simple" xlink:show="embed" xlink:actuate="onLoad"/></draw:frame></text:p>
          </table:table-cell>
        </table:table-row>
      </table:table>
      <text:p text:style-name="P22">OpenOffice.org 2.x</text:p>
      <text:p text:style-name="P23">Setup Guide</text:p>
      <table:table table:name="Table1" table:style-name="Table1">
        <table:table-column table:style-name="Table1.A"/>
        <table:table-row>
          <table:table-cell table:style-name="Table1.A1" office:value-type="string">
            <text:p text:style-name="P24"><draw:frame draw:style-name="fr1" draw:name="Grafik1" text:anchor-type="paragraph" svg:width="4.2583in" svg:height="1.2063in" draw:z-index="0"><draw:image xlink:href="../img/first_page_002.png" xlink:type="simple" xlink:show="embed" xlink:actuate="onLoad"/></draw:frame></text:p>
          </table:table-cell>
        </table:table-row>
      </table:table>
      <text:p text:style-name="P1">[Setup Guide 2.0]<text:line-break/>[Rev A_<text:change text:change-id="ct88739592"/><text:change-start text:change-id="ct81218548"/>10<text:change-end text:change-id="ct81218548"/>]<text:line-break/>First edition: [<text:date style:data-style-name="N84" text:date-value="2005-02-24T15:06:14" text:fixed="true">2005-02-24</text:date>]<text:line-break/>First English edition: [<text:date style:data-style-name="N84" text:date-value="2005-02-24T15:06:28" text:fixed="true">2005-02-24</text:date>]</text:p>
      <text:h text:style-name="P25"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26"><text:a xlink:type="simple" xlink:href="#1.Contents|outline" text:style-name="Internet_20_link" text:visited-style-name="Internet_20_link">Contents</text:a><text:tab/>i</text:p>
          <text:p text:style-name="P26"><text:a xlink:type="simple" xlink:href="#2.Copyright and trademark information|outline" text:style-name="Internet_20_link" text:visited-style-name="Internet_20_link">Copyright and trademark information</text:a><text:tab/>iii</text:p>
          <text:p text:style-name="P27"><text:a xlink:type="simple" xlink:href="#2.1.Feedback|outline" text:style-name="Internet_20_link" text:visited-style-name="Internet_20_link">Feedback</text:a><text:tab/>iii</text:p>
          <text:p text:style-name="P26"><text:a xlink:type="simple" xlink:href="#3.Acknowledgments|outline" text:style-name="Internet_20_link" text:visited-style-name="Internet_20_link">Acknowledgments</text:a><text:tab/>iv</text:p>
          <text:p text:style-name="P27"><text:a xlink:type="simple" xlink:href="#3.1.Modifications and updates|outline" text:style-name="Internet_20_link" text:visited-style-name="Internet_20_link">Modifications and updates</text:a><text:tab/>iv</text:p>
          <text:p text:style-name="P26"><text:a xlink:type="simple" xlink:href="#4.Overview|outline" text:style-name="Internet_20_link" text:visited-style-name="Internet_20_link">Overview</text:a><text:tab/>1</text:p>
          <text:p text:style-name="P26"><text:a xlink:type="simple" xlink:href="#5.General Installation Information|outline" text:style-name="Internet_20_link" text:visited-style-name="Internet_20_link">General Installation Information</text:a><text:tab/>3</text:p>
          <text:p text:style-name="P26"><text:a xlink:type="simple" xlink:href="#6.RPM-based Installation|outline" text:style-name="Internet_20_link" text:visited-style-name="Internet_20_link">RPM-based Installation</text:a><text:tab/>5</text:p>
          <text:p text:style-name="P27"><text:a xlink:type="simple" xlink:href="#6.1.Installation|outline" text:style-name="Internet_20_link" text:visited-style-name="Internet_20_link">Installation</text:a><text:tab/>5</text:p>
          <text:p text:style-name="P27"><text:a xlink:type="simple" xlink:href="#6.2.Removal|outline" text:style-name="Internet_20_link" text:visited-style-name="Internet_20_link">Removal</text:a><text:tab/>5</text:p>
          <text:p text:style-name="P26"><text:a xlink:type="simple" xlink:href="#7.Debian-based Installation|outline" text:style-name="Internet_20_link" text:visited-style-name="Internet_20_link">Debian-based Installation</text:a><text:tab/>7</text:p>
          <text:p text:style-name="P27"><text:a xlink:type="simple" xlink:href="#7.1.Installing .debs|outline" text:style-name="Internet_20_link" text:visited-style-name="Internet_20_link">Installing .debs</text:a><text:tab/>7</text:p>
          <text:p text:style-name="P27"><text:a xlink:type="simple" xlink:href="#7.2.Removing .debs|outline" text:style-name="Internet_20_link" text:visited-style-name="Internet_20_link">Removing .debs</text:a><text:tab/>7</text:p>
          <text:p text:style-name="P27"><text:a xlink:type="simple" xlink:href="#7.3.Installing from Linux RPMs|outline" text:style-name="Internet_20_link" text:visited-style-name="Internet_20_link">Installing from Linux RPMs</text:a><text:tab/>7</text:p>
          <text:p text:style-name="P26"><text:a xlink:type="simple" xlink:href="#8.Solaris Installation|outline" text:style-name="Internet_20_link" text:visited-style-name="Internet_20_link">Solaris Installation</text:a><text:tab/>9</text:p>
          <text:p text:style-name="P27"><text:a xlink:type="simple" xlink:href="#8.1.Installation|outline" text:style-name="Internet_20_link" text:visited-style-name="Internet_20_link">Installation</text:a><text:tab/>9</text:p>
          <text:p text:style-name="P27"><text:a xlink:type="simple" xlink:href="#8.2.Removal|outline" text:style-name="Internet_20_link" text:visited-style-name="Internet_20_link">Removal</text:a><text:tab/>9</text:p>
          <text:p text:style-name="P26"><text:a xlink:type="simple" xlink:href="#9.FreeBSD Installation|outline" text:style-name="Internet_20_link" text:visited-style-name="Internet_20_link">FreeBSD Installation</text:a><text:tab/>11</text:p>
          <text:p text:style-name="P27"><text:a xlink:type="simple" xlink:href="#9.1.Quick method|outline" text:style-name="Internet_20_link" text:visited-style-name="Internet_20_link">Quick method</text:a><text:tab/>11</text:p>
          <text:p text:style-name="P27"><text:a xlink:type="simple" xlink:href="#9.2.Removal|outline" text:style-name="Internet_20_link" text:visited-style-name="Internet_20_link">Removal</text:a><text:tab/>11</text:p>
          <text:p text:style-name="P26"><text:a xlink:type="simple" xlink:href="#10.Gentoo installation|outline" text:style-name="Internet_20_link" text:visited-style-name="Internet_20_link">Gentoo installation</text:a><text:tab/>13</text:p>
          <text:p text:style-name="P27"><text:a xlink:type="simple" xlink:href="#10.1.Removal|outline" text:style-name="Internet_20_link" text:visited-style-name="Internet_20_link">Removal</text:a><text:tab/>14</text:p>
          <text:p text:style-name="P27"><text:a xlink:type="simple" xlink:href="#10.2.Additional Information|outline" text:style-name="Internet_20_link" text:visited-style-name="Internet_20_link">Additional Information</text:a><text:tab/>14</text:p>
          <text:p text:style-name="P26"><text:a xlink:type="simple" xlink:href="#11.Slackware Installation|outline" text:style-name="Internet_20_link" text:visited-style-name="Internet_20_link">Slackware Installation</text:a><text:tab/>15</text:p>
          <text:p text:style-name="P27"><text:a xlink:type="simple" xlink:href="#11.1.Removing |outline" text:style-name="Internet_20_link" text:visited-style-name="Internet_20_link">Removing </text:a><text:tab/>15</text:p>
          <text:p text:style-name="P26"><text:a xlink:type="simple" xlink:href="#12.Installation on Other UNIX systems|outline" text:style-name="Internet_20_link" text:visited-style-name="Internet_20_link">Installation on Other UNIX systems</text:a><text:tab/>17</text:p>
          <text:p text:style-name="P26"><text:a xlink:type="simple" xlink:href="#13.Mac OS X Installation|outline" text:style-name="Internet_20_link" text:visited-style-name="Internet_20_link">Mac OS X Installation</text:a><text:tab/>19</text:p>
          <text:p text:style-name="P27"><text:a xlink:type="simple" xlink:href="#13.1.Installing X11|outline" text:style-name="Internet_20_link" text:visited-style-name="Internet_20_link">Installing X11</text:a><text:tab/>19</text:p>
          <text:p text:style-name="P27"><text:a xlink:type="simple" xlink:href="#13.2.Using Java 1.5|outline" text:style-name="Internet_20_link" text:visited-style-name="Internet_20_link">Using Java 1.5</text:a><text:tab/>21</text:p>
          <text:p text:style-name="P27"><text:a xlink:type="simple" xlink:href="#13.2.Removal|outline" text:style-name="Internet_20_link" text:visited-style-name="Internet_20_link">Removal</text:a><text:tab/>22</text:p>
          <text:p text:style-name="P28"><text:a xlink:type="simple" xlink:href="#13.2.0.1.Before OOo 2.0.2|outline" text:style-name="Internet_20_link" text:visited-style-name="Internet_20_link">Before OOo 2.0.2</text:a><text:tab/>22</text:p>
          <text:p text:style-name="P28"><text:a xlink:type="simple" xlink:href="#13.2.0.2.After OOo 2.0.2|outline" text:style-name="Internet_20_link" text:visited-style-name="Internet_20_link">After OOo 2.0.2</text:a><text:tab/>23</text:p>
          <text:p text:style-name="P26"><text:a xlink:type="simple" xlink:href="#14.Windows® 98/ME/NT/2000/XP Installation|outline" text:style-name="Internet_20_link" text:visited-style-name="Internet_20_link">Windows® 98/ME/NT/2000/XP Installation</text:a><text:tab/>25</text:p>
          <text:p text:style-name="P27"><text:a xlink:type="simple" xlink:href="#14.1.Single-User Installation|outline" text:style-name="Internet_20_link" text:visited-style-name="Internet_20_link">Single-User Installation</text:a><text:tab/>25</text:p>
          <text:p text:style-name="P27"><text:a xlink:type="simple" xlink:href="#14.2.Multiple User Environment under Windows® NT/2000/XP|outline" text:style-name="Internet_20_link" text:visited-style-name="Internet_20_link">Multiple User Environment under Windows® NT/2000/XP</text:a><text:tab/>30</text:p>
          <text:p text:style-name="P27"><text:a xlink:type="simple" xlink:href="#14.3.User Configuration from a Multi-user install|outline" text:style-name="Internet_20_link" text:visited-style-name="Internet_20_link">User Configuration from a Multi-user install</text:a><text:tab/>33</text:p>
          <text:p text:style-name="P26"><text:a xlink:type="simple" xlink:href="#15.Customizing an Installation.|outline" text:style-name="Internet_20_link" text:visited-style-name="Internet_20_link">Customizing an Installation.</text:a><text:tab/>37</text:p>
          <text:p text:style-name="P27"><text:a xlink:type="simple" xlink:href="#15.1.Auto installation|outline" text:style-name="Internet_20_link" text:visited-style-name="Internet_20_link">Auto installation</text:a><text:tab/>37</text:p>
          <text:p text:style-name="P27"><text:a xlink:type="simple" xlink:href="#15.2.Installing individual modules from RPMs|outline" text:style-name="Internet_20_link" text:visited-style-name="Internet_20_link">Installing individual modules from RPMs</text:a><text:tab/>37</text:p>
          <text:p text:style-name="P27"><text:a xlink:type="simple" xlink:href="#15.3.Installing multiple instances of OpenOffice.org with the same version number|outline" text:style-name="Internet_20_link" text:visited-style-name="Internet_20_link">Installing multiple instances of OpenOffice.org with the same version number</text:a><text:tab/>38</text:p>
          <text:p text:style-name="P26"><text:a xlink:type="simple" xlink:href="#16.Appendix 1 — MacOSX Extras|outline" text:style-name="Internet_20_link" text:visited-style-name="Internet_20_link">Appendix 1 — MacOSX Extras</text:a><text:tab/>41</text:p>
          <text:p text:style-name="P27"><text:a xlink:type="simple" xlink:href="#16.1.Installing X11|outline" text:style-name="Internet_20_link" text:visited-style-name="Internet_20_link">Installing X11</text:a><text:tab/>41</text:p>
          <text:p text:style-name="P27"><text:a xlink:type="simple" xlink:href="#16.2.How to install X11 with Mac OS X 10.3 or 10.4 ?|outline" text:style-name="Internet_20_link" text:visited-style-name="Internet_20_link">How to install X11 with Mac OS X 10.3 or 10.4 ?</text:a><text:tab/>41</text:p>
          <text:p text:style-name="P28"><text:a xlink:type="simple" xlink:href="#16.2.0.1.Installing X11 on Panther(10.3)|outline" text:style-name="Internet_20_link" text:visited-style-name="Internet_20_link">Installing X11 on Panther(10.3)</text:a><text:tab/>41</text:p>
          <text:p text:style-name="P28"><text:a xlink:type="simple" xlink:href="#16.2.0.2.Installing X11 on Tiger(10.4)|outline" text:style-name="Internet_20_link" text:visited-style-name="Internet_20_link">Installing X11 on Tiger(10.4)</text:a><text:tab/>41</text:p>
          <text:p text:style-name="P28"><text:a xlink:type="simple" xlink:href="#16.2.0.3.Launching X11|outline" text:style-name="Internet_20_link" text:visited-style-name="Internet_20_link">Launching X11</text:a><text:tab/>41</text:p>
          <text:p text:style-name="P28"><text:a xlink:type="simple" xlink:href="#16.2.0.4.X11 claims to be already installed|outline" text:style-name="Internet_20_link" text:visited-style-name="Internet_20_link">X11 claims to be already installed</text:a><text:tab/>42</text:p>
          <text:p text:style-name="P28"><text:a xlink:type="simple" xlink:href="#16.2.0.5.Check and Select X11 settings :|outline" text:style-name="Internet_20_link" text:visited-style-name="Internet_20_link">Check and Select X11 settings :</text:a><text:tab/>42</text:p>
          <text:p text:style-name="P28"><text:a xlink:type="simple" xlink:href="#16.2.0.6.1.6 How to get rid of the Xterm that starts without asking ?|outline" text:style-name="Internet_20_link" text:visited-style-name="Internet_20_link">1.6 How to get rid of the Xterm that starts without asking ?</text:a><text:tab/>42</text:p>
          <text:p text:style-name="P26"><text:a xlink:type="simple" xlink:href="#17.Public Documentation License, Version 1.0|outline" text:style-name="Internet_20_link" text:visited-style-name="Internet_20_link">Public Documentation License, Version 1.0</text:a><text:tab/>43</text:p>
        </text:index-body>
      </text:table-of-content>
      <text:p text:style-name="P29"/>
      <text:h text:style-name="P30" text:outline-level="1">Copyright and trademark information</text:h>
      <text:p text:style-name="P2">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2">The Original Documentation is Setup Guide 2.0. The Initial Writer(s) of the Original Documentation is/are G. Roderick Singleton <text:span text:style-name="T13">©</text:span> 2005. All Rights Reserved. (Initial Writer contact(s):<text:a xlink:type="simple" xlink:href="mailto:grsingelton@openoffice.org?subject=Re;%20Setup%20Guide%202.0">G. Roderick Singleton</text:a>.)</text:p>
      <text:p text:style-name="P2">Contributor(s): Jacqueline McNally, Sophie Gautier_________________________________. </text:p>
      <text:p text:style-name="P2">Portions created by G. Roderick Singleton are Copyright © 2005. All Rights Reserved. (Contributor contact(s):<text:a xlink:type="simple" xlink:href="mailto:grsingleton@openoffice.org?subject=Re:%20Setup%20Guide%202.0G.%20Rodere">G. Roderick Singleton</text:a>.</text:p>
      <text:p text:style-name="P2">Portions created by Marko Mo<text:change text:change-id="ct81217316"/><text:change-start text:change-id="ct81217204"/>ë<text:change-end text:change-id="ct81217204"/>ller are Copyright © 2005. All Rights Reserved. <text:line-break/>(Contributor contact(s):<text:a xlink:type="simple" xlink:href="mailto:markomlm@openoffice.org?subject=Re:%20Setup%20Guide%202.0M.%20Moeller">Marko. Moeller</text:a>.</text:p>
      <text:p text:style-name="P31">All trademarks within this guide belong to legitimate owners.</text:p>
      <text:p text:style-name="P1"><text:span text:style-name="T14">[</text:span><text:span text:style-name="T15">Note:</text:span><text:span text:style-name="T16"> a copy of the PDL is included in this template and is also available at: </text:span><text:a xlink:type="simple" xlink:href="http://www.openoffice.org/licenses/PDL.rtf"><text:span text:style-name="T17">http://www.openoffice.org/licenses/PDL.rtf</text:span></text:a><text:span text:style-name="T18">.</text:span><text:span text:style-name="T14">]</text:span></text:p>
      <text:h text:style-name="P32" text:outline-level="2">Feedback</text:h>
      <text:p text:style-name="P1">Please direct any comments or suggestions about this document to:<text:line-break/><text:a xlink:type="simple" xlink:href="mailto:grsingelton@openoffic.org?subject=Re:%20Setup%20Guide%202.0">grsingleton@openoffice.org</text:a></text:p>
      <text:p text:style-name="Text_20_body"/>
      <text:h text:style-name="P30" text:outline-level="1">Acknowledgments</text:h>
      <text:p text:style-name="Text_20_body"><text:span text:style-name="T1">Derek Dreger for taking care of the 1.x.x Setup Guides.<text:line-break/></text:span><text:a xlink:type="simple" xlink:href="mailto:mantas@openoffice.org"><text:span text:style-name="T19">mantas@openoffice.org </text:span></text:a><text:span text:style-name="T1">for </text:span><text:change text:change-id="ct81217092"/><text:change-start text:change-id="ct81215748"/><text:span text:style-name="T1">D</text:span><text:change-end text:change-id="ct81215748"/><text:span text:style-name="T1">ebian install from rpm, Jaqueline for Windows®, </text:span>Shaun McDonald for the Mac section, <text:a xlink:type="simple" xlink:href="mailto:maveric@openoffice.org">maveric@openoffice.org</text:a> and too many others to mention individually<text:span text:style-name="T1">.</text:span></text:p>
      <text:h text:style-name="Heading_20_2" text:outline-level="2">Modifications and update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3">Version</text:p>
            </table:table-cell>
            <table:table-cell table:style-name="Table3.A1" office:value-type="string">
              <text:p text:style-name="P33">Date</text:p>
            </table:table-cell>
            <table:table-cell table:style-name="Table3.C1" office:value-type="string">
              <text:p text:style-name="P34">Description of Change</text:p>
            </table:table-cell>
          </table:table-row>
        </table:table-header-rows>
        <table:table-row>
          <table:table-cell table:style-name="Table3.A2" office:value-type="string">
            <text:p text:style-name="P3">[0.15a]</text:p>
          </table:table-cell>
          <table:table-cell table:style-name="Table3.A2" office:value-type="string">
            <text:p text:style-name="P3">[<text:date style:data-style-name="N84" text:date-value="2005-07-24T11:01:37" text:fixed="true" text:date-adjust="PT600H00M00S">2005-08-18</text:date>]</text:p>
          </table:table-cell>
          <table:table-cell table:style-name="Table3.C2" office:value-type="string">
            <text:p text:style-name="P35">[Markomlm/grs: Solaris Part added and minor edits for style]</text:p>
          </table:table-cell>
        </table:table-row>
        <table:table-row>
          <table:table-cell table:style-name="Table3.A3" office:value-type="string">
            <text:p text:style-name="P3">[0.16]</text:p>
          </table:table-cell>
          <table:table-cell table:style-name="Table3.A3" office:value-type="string">
            <text:p text:style-name="P3">[<text:date style:data-style-name="N84" text:date-value="2005-08-29T19:31:14.95" text:fixed="true">2005-08-29</text:date>]</text:p>
          </table:table-cell>
          <table:table-cell table:style-name="Table3.C3" office:value-type="string">
            <text:p text:style-name="P35">[grs: 16<text:span text:style-name="T20">th</text:span> -- added upgrade from 1.1.x warning]</text:p>
          </table:table-cell>
        </table:table-row>
        <table:table-row>
          <table:table-cell table:style-name="Table3.A2" office:value-type="string">
            <text:p text:style-name="P3">[0.17]</text:p>
          </table:table-cell>
          <table:table-cell table:style-name="Table3.A2" office:value-type="string">
            <text:p text:style-name="P3">[<text:date style:data-style-name="N84" text:date-value="2005-08-31T10:56:46.94" text:fixed="true">2005-08-31</text:date>]</text:p>
          </table:table-cell>
          <table:table-cell table:style-name="Table3.C2" office:value-type="string">
            <text:p text:style-name="P35">[grs: 17<text:span text:style-name="T20">th</text:span> – changed install script hyperlink]</text:p>
          </table:table-cell>
        </table:table-row>
        <table:table-row>
          <table:table-cell table:style-name="Table3.A3" office:value-type="string">
            <text:p text:style-name="P3">[0.18]</text:p>
          </table:table-cell>
          <table:table-cell table:style-name="Table3.A3" office:value-type="string">
            <text:p text:style-name="P3">[<text:date style:data-style-name="N84" text:date-value="2005-09-05T17:29:46" text:fixed="true">2005-09-05</text:date>]</text:p>
          </table:table-cell>
          <table:table-cell table:style-name="Table3.C3" office:value-type="string">
            <text:p text:style-name="P35">[grs: 18<text:span text:style-name="T20">th </text:span><text:span text:style-name="T21">-- fixed typos, remove Ubuntu script note</text:span></text:p>
          </table:table-cell>
        </table:table-row>
        <table:table-row>
          <table:table-cell table:style-name="Table3.A2" office:value-type="string">
            <text:p text:style-name="P3">[0.19]</text:p>
          </table:table-cell>
          <table:table-cell table:style-name="Table3.A2" office:value-type="string">
            <text:p text:style-name="P3">[<text:date style:data-style-name="N84" text:date-value="2005-09-07T10:22:50" text:fixed="true">2005-09-07</text:date>]</text:p>
          </table:table-cell>
          <table:table-cell table:style-name="Table3.C2" office:value-type="string">
            <text:p text:style-name="P35">[grs: 19<text:span text:style-name="T20">th </text:span><text:span text:style-name="T21">-- Changed debian section to reflect new filenames</text:span></text:p>
          </table:table-cell>
        </table:table-row>
        <table:table-row>
          <table:table-cell table:style-name="Table3.A3" office:value-type="string">
            <text:p text:style-name="P3">[0.20]</text:p>
          </table:table-cell>
          <table:table-cell table:style-name="Table3.A3" office:value-type="string">
            <text:p text:style-name="P3">[<text:date style:data-style-name="N84" text:date-value="2005-09-20T11:37:53.95" text:fixed="true">2005-09-20</text:date>]</text:p>
          </table:table-cell>
          <table:table-cell table:style-name="Table3.C3" office:value-type="string">
            <text:p text:style-name="P35">[grs: 20<text:span text:style-name="T20">th </text:span><text:span text:style-name="T21">-- Updated to Uhv methods in RPM section</text:span></text:p>
          </table:table-cell>
        </table:table-row>
        <table:table-row>
          <table:table-cell table:style-name="Table3.A2" office:value-type="string">
            <text:p text:style-name="P3">[0.21]</text:p>
          </table:table-cell>
          <table:table-cell table:style-name="Table3.A2" office:value-type="string">
            <text:p text:style-name="P3">[<text:date style:data-style-name="N84" text:date-value="2005-10-02T15:48:49.94" text:fixed="true">2005-10-02</text:date>]</text:p>
          </table:table-cell>
          <table:table-cell table:style-name="Table3.C2" office:value-type="string">
            <text:p text:style-name="OOoTableText"><text:span text:style-name="T22">[grs: 22</text:span><text:span text:style-name="T23">nd</text:span><text:span text:style-name="T24"> Updated with Slackware installation ]</text:span></text:p>
          </table:table-cell>
        </table:table-row>
        <table:table-row>
          <table:table-cell table:style-name="Table3.A3" office:value-type="string">
            <text:p text:style-name="P3">[Rev A]</text:p>
          </table:table-cell>
          <table:table-cell table:style-name="Table3.A3" office:value-type="string">
            <text:p text:style-name="P3">[<text:date style:data-style-name="N84" text:date-value="2005-10-12T11:51:57" text:fixed="true">2005-10-12</text:date>]</text:p>
          </table:table-cell>
          <table:table-cell table:style-name="Table3.C3" office:value-type="string">
            <text:p text:style-name="OOoTableText">[grs: Rev A – First non draft version ]</text:p>
          </table:table-cell>
        </table:table-row>
        <table:table-row>
          <table:table-cell table:style-name="Table3.A2" office:value-type="string">
            <text:p text:style-name="P3">[Rev. A_01]</text:p>
          </table:table-cell>
          <table:table-cell table:style-name="Table3.A2" office:value-type="string">
            <text:p text:style-name="P3">[<text:date style:data-style-name="N84" text:date-value="2005-10-12T11:51:57" text:fixed="true" text:date-adjust="PT24H00M00S">2005-10-13</text:date>]</text:p>
          </table:table-cell>
          <table:table-cell table:style-name="Table3.C2" office:value-type="string">
            <text:p text:style-name="OOoTableText">[markomlm: – First non draft version linked pictures]</text:p>
          </table:table-cell>
        </table:table-row>
        <table:table-row>
          <table:table-cell table:style-name="Table3.A3" office:value-type="string">
            <text:p text:style-name="P3">[Rev. A_02]</text:p>
          </table:table-cell>
          <table:table-cell table:style-name="Table3.A3" office:value-type="string">
            <text:p text:style-name="P3">[<text:date style:data-style-name="N84" text:date-value="2005-10-18T09:28:04.95" text:fixed="true">2005-10-18</text:date>]</text:p>
          </table:table-cell>
          <table:table-cell table:style-name="Table3.C3" office:value-type="string">
            <text:p text:style-name="OOoTableText">[grs: – minor edits and spelling corrections]</text:p>
          </table:table-cell>
        </table:table-row>
        <table:table-row>
          <table:table-cell table:style-name="Table3.A2" office:value-type="string">
            <text:p text:style-name="P3">[Rev. A_03]</text:p>
          </table:table-cell>
          <table:table-cell table:style-name="Table3.A2" office:value-type="string">
            <text:p text:style-name="P3">[<text:date style:data-style-name="N84" text:date-value="2005-10-23T11:11:47" text:fixed="true">2005-10-23</text:date>]</text:p>
          </table:table-cell>
          <table:table-cell table:style-name="Table3.C2" office:value-type="string">
            <text:p text:style-name="OOoTableText">[grs: – create A4 version and spelling corrections]</text:p>
          </table:table-cell>
        </table:table-row>
        <table:table-row>
          <table:table-cell table:style-name="Table3.A3" office:value-type="string">
            <text:p text:style-name="P3">[Rev. A_04]</text:p>
          </table:table-cell>
          <table:table-cell table:style-name="Table3.A3" office:value-type="string">
            <text:p text:style-name="P3">[<text:date style:data-style-name="N84" text:date-value="2005-10-26T15:16:39" text:fixed="true">2005-10-26</text:date>]</text:p>
          </table:table-cell>
          <table:table-cell table:style-name="Table3.C3" office:value-type="string">
            <text:p text:style-name="OOoTableText">[grs: – installing modules added]</text:p>
          </table:table-cell>
        </table:table-row>
        <table:table-row>
          <table:table-cell table:style-name="Table3.A2" office:value-type="string">
            <text:p text:style-name="P3">[Rev. A_05]</text:p>
          </table:table-cell>
          <table:table-cell table:style-name="Table3.A2" office:value-type="string">
            <text:p text:style-name="P3">[<text:date style:data-style-name="N84" text:date-value="2005-12-31T11:51:25" text:fixed="true">2005-12-31</text:date>]</text:p>
          </table:table-cell>
          <table:table-cell table:style-name="Table3.C2" office:value-type="string">
            <text:p text:style-name="OOoTableText">[grs: – new customization added and pzisson Getnoo changes integrated]</text:p>
          </table:table-cell>
        </table:table-row>
        <table:table-row>
          <table:table-cell table:style-name="Table3.A3" office:value-type="string">
            <text:p text:style-name="P3">[Rev. A_06]</text:p>
          </table:table-cell>
          <table:table-cell table:style-name="Table3.A3" office:value-type="string">
            <text:p text:style-name="P3">[<text:date style:data-style-name="N84" text:date-value="2006-02-13T09:12:26.95" text:fixed="true">2006-02-13</text:date>]</text:p>
          </table:table-cell>
          <table:table-cell table:style-name="Table3.C3" office:value-type="string">
            <text:p text:style-name="OOoTableText">[grs: – multi-instance section added]</text:p>
          </table:table-cell>
        </table:table-row>
        <table:table-row>
          <table:table-cell table:style-name="Table3.A2" office:value-type="string">
            <text:p text:style-name="P3">[Rev. A_08]</text:p>
          </table:table-cell>
          <table:table-cell table:style-name="Table3.A2" office:value-type="string">
            <text:p text:style-name="P3">[<text:date style:data-style-name="N84" text:date-value="2006-06-10T13:10:01" text:fixed="true">2006-06-10</text:date>]</text:p>
          </table:table-cell>
          <table:table-cell table:style-name="Table3.C2" office:value-type="string">
            <text:p text:style-name="OOoTableText">[grs: – X11 install for MacOSX]</text:p>
          </table:table-cell>
        </table:table-row>
        <table:table-row>
          <table:table-cell table:style-name="Table3.A3" office:value-type="string">
            <text:p text:style-name="P3">[Rev. A_0<text:change text:change-id="ct81215860"/><text:change-start text:change-id="ct81219444"/>9<text:change-end text:change-id="ct81219444"/>]</text:p>
          </table:table-cell>
          <table:table-cell table:style-name="Table3.A3" office:value-type="string">
            <text:p text:style-name="P3">[<text:change text:change-id="ct81216196"/><text:change-start text:change-id="ct81216644"/><text:date style:data-style-name="N84" text:date-value="2006-06-13T14:10:43.95" text:fixed="true">2006-06-13</text:date><text:change-end text:change-id="ct81216644"/>]</text:p>
          </table:table-cell>
          <table:table-cell table:style-name="Table3.C3" office:value-type="string">
            <text:p text:style-name="OOoTableText">[<text:change text:change-id="ct81218772"/><text:change-start text:change-id="ct81216532"/>smsm1<text:change-end text:change-id="ct81216532"/>: – <text:change text:change-id="ct80371248"/>MacOSX<text:change-start text:change-id="ct80369904"/> corrections<text:change-end text:change-id="ct80369904"/>]</text:p>
          </table:table-cell>
        </table:table-row>
        <table:table-row>
          <table:table-cell table:style-name="Table3.A2" office:value-type="string">
            <text:p text:style-name="P3">[Rev. A_<text:change text:change-id="ct80370688"/><text:change-start text:change-id="ct80368336"/>10<text:change-end text:change-id="ct80368336"/>]</text:p>
          </table:table-cell>
          <table:table-cell table:style-name="Table3.A2" office:value-type="string">
            <text:p text:style-name="P3">[<text:change text:change-id="ct80369792"/><text:change-start text:change-id="ct80367664"/><text:date style:data-style-name="N84" text:date-value="2006-06-13T14:11:05.96" text:fixed="true">2006-06-13</text:date><text:change-end text:change-id="ct80367664"/><text:change-start text:change-id="ct80369456"/>]<text:change-end text:change-id="ct80369456"/></text:p>
          </table:table-cell>
          <table:table-cell table:style-name="Table3.C2" office:value-type="string">
            <text:p text:style-name="OOoTableText">[grs: – <text:change text:change-id="ct80369120"/><text:change-start text:change-id="ct80369232"/>fix formatting<text:change-end text:change-id="ct80369232"/>]</text:p>
          </table:table-cell>
        </table:table-row>
        <table:table-row>
          <table:table-cell table:style-name="Table3.A3" office:value-type="string">
            <text:p text:style-name="P3"/>
          </table:table-cell>
          <table:table-cell table:style-name="Table3.A3" office:value-type="string">
            <text:p text:style-name="P3"/>
          </table:table-cell>
          <table:table-cell table:style-name="Table3.C3" office:value-type="string">
            <text:p text:style-name="OOoTableText"/>
          </table:table-cell>
        </table:table-row>
        <table:table-row>
          <table:table-cell table:style-name="Table3.A2" office:value-type="string">
            <text:p text:style-name="P3"/>
          </table:table-cell>
          <table:table-cell table:style-name="Table3.A2" office:value-type="string">
            <text:p text:style-name="P3"/>
          </table:table-cell>
          <table:table-cell table:style-name="Table3.C2" office:value-type="string">
            <text:p text:style-name="OOoTableText"/>
          </table:table-cell>
        </table:table-row>
        <table:table-row>
          <table:table-cell table:style-name="Table3.A3" office:value-type="string">
            <text:p text:style-name="P3"/>
          </table:table-cell>
          <table:table-cell table:style-name="Table3.A3" office:value-type="string">
            <text:p text:style-name="P3"/>
          </table:table-cell>
          <table:table-cell table:style-name="Table3.C3" office:value-type="string">
            <text:p text:style-name="OOoTableText"/>
          </table:table-cell>
        </table:table-row>
        <table:table-row>
          <table:table-cell table:style-name="Table3.A22" office:value-type="string">
            <text:p text:style-name="P3"/>
          </table:table-cell>
          <table:table-cell table:style-name="Table3.A22" office:value-type="string">
            <text:p text:style-name="P3"/>
          </table:table-cell>
          <table:table-cell table:style-name="Table3.C22" office:value-type="string">
            <text:p text:style-name="OOoTableText"/>
          </table:table-cell>
        </table:table-row>
      </table:table>
      <text:p text:style-name="Text_20_body"/>
      <text:p text:style-name="P36"/>
      <text:h text:style-name="P37" text:outline-level="1">Overview</text:h>
      <text:p text:style-name="P1">This document is designed to provide users with instructions on installing OpenOffice.org<text:change text:change-id="ct80371360"/><text:change-start text:change-id="ct80370576"/> <text:change-end text:change-id="ct80370576"/><text:change-start text:change-id="ct80369680"/>2.x<text:change-end text:change-id="ct80369680"/> and its successors on their systems.</text:p>
      <text:p text:style-name="P1"/>
      <text:p text:style-name="P38"/>
      <text:h text:style-name="P30" text:outline-level="1">General Installation Information</text:h>
      <text:p text:style-name="P1">Starting with OpenOffice.org <text:change text:change-id="ct80370464"/><text:change-start text:change-id="ct80371584"/>2.x<text:change-end text:change-id="ct80371584"/>, installation is done using the native installers available on each system. This means that installation only requires that you unpack the download image and then launch the local tool.</text:p>
      <text:p text:style-name="P1">Using the native installers will provide better upgrades et cetera.</text:p>
      <text:p text:style-name="Text_20_body"><text:span text:style-name="T1">Language packs are mostly available from each Native Language Community and may also be available from </text:span><text:a xlink:type="simple" xlink:href="http://oootranslation.services.openoffice.org/pub/OpenOffice.org/"><text:span text:style-name="T19">http://oootranslation.services.openoffice.org/pub/OpenOffice.org/</text:span></text:a><text:span text:style-name="T1"> plus the appropriate release. For example, </text:span><text:span text:style-name="T25">http://oootranslation.services.openoffice.org/pub/OpenOffice.org/2.0rc2/</text:span> </text:p>
      <text:p text:style-name="OOoWarning_2f_Caution"><text:span text:style-name="T11">Warning: </text:span><text:span text:style-name="T2">Please keep in mind that upgrading from 1.1.x to any </text:span><text:change text:change-id="ct80371472"/><text:change-start text:change-id="ct80368896"/><text:span text:style-name="T26">2.x</text:span><text:change-end text:change-id="ct80368896"/><text:span text:style-name="T2"> release is NOT recommended, keep the installation of each separate. </text:span></text:p>
      <text:p text:style-name="Text_20_body"/>
      <text:p text:style-name="P36"/>
      <text:h text:style-name="P30" text:outline-level="1">RPM-based Installation</text:h>
      <text:h text:style-name="P32" text:outline-level="2">Installation</text:h>
      <text:list text:style-name="L7">
        <text:list-item>
          <text:p text:style-name="P39">Unpack the downloaded image into a directory. For example,Currently, the following command would unpack into the current directory:<text:line-break/><text:span text:style-name="T27">t</text:span><text:span text:style-name="T28">ar xvzf Ooo_2.0.xxx_LinuxIntel_install.tar.gz</text:span><text:span text:style-name="T27"> .</text:span></text:p>
        </text:list-item>
      </text:list>
      <text:list text:style-name="L8">
        <text:list-item>
          <text:p text:style-name="P40"><text:span text:style-name="T9">su</text:span> to root, if necessa<text:span text:style-name="T29">r</text:span><text:span text:style-name="T30">y.</text:span></text:p>
        </text:list-item>
        <text:list-item>
          <text:p text:style-name="P40"><text:span text:style-name="T9">cd</text:span> into the directory with the unpacked image. This could be <text:span text:style-name="T9">RPMS</text:span>.</text:p>
        </text:list-item>
        <text:list-item>
          <text:p text:style-name="P40">Then execute <text:span text:style-name="T31">r</text:span><text:span text:style-name="T32">pm -Uvh *rpm</text:span><text:span text:style-name="T33"> for the standard installation in </text:span><text:span text:style-name="T32">/opt</text:span><text:span text:style-name="T33">. If you prefer to install in another directory, try <text:line-break/></text:span><text:span text:style-name="T34">rpm -Uvh --prefix /&lt;where_ooo_should_go&gt;/ *.rpm</text:span><text:span text:style-name="Teletype"> </text:span><text:span text:style-name="Teletype"><text:span text:style-name="T3">or something similar.</text:span></text:span><text:span text:style-name="T35"> When relocating, only relocate the base rpms, in other words, do not include any user interface RPMs as these must go in their default locations for proper system integration.</text:span></text:p>
          <text:p text:style-name="P41"><text:span text:style-name="T11">Note:</text:span><text:span text:style-name="T2"> Upgrade the core first and then upgrade the user interface. Separating steps 3 and 4 ensures a good upgrade. </text:span></text:p>
        </text:list-item>
        <text:list-item>
          <text:p text:style-name="P40">cd into the <text:span text:style-name="T9">desktop-integration</text:span><text:span text:style-name="T35"> directory and execute<text:line-break/></text:span><text:span text:style-name="T31">rpm -Uvh</text:span><text:span text:style-name="T36"> for the menu rpm that applies to your system.</text:span> For example, on a RedHat-based system, you would use<text:line-break/><text:span text:style-name="T37">rpm -Uvh</text:span><text:span text:style-name="T38"> </text:span><text:span text:style-name="T37">openoffice.org-redhat-menus-&lt;release&gt;.noarch.rpm or similar.</text:span><text:span text:style-name="T36"> </text:span></text:p>
        </text:list-item>
        <text:list-item>
          <text:p text:style-name="P42">Download and install any language packs needed for OpenOffice.org. For example, if you relocated Openoffice.org, you need<text:line-break/><text:span text:style-name="T39">rpm -Uvh --prefix /</text:span><text:span text:style-name="Teletype"><text:span text:style-name="T39">/&lt;where_ooo_should_go&gt;/</text:span></text:span><text:span text:style-name="T39"> &lt;name_of_pack&gt;.rpm</text:span></text:p>
        </text:list-item>
      </text:list>
      <text:p text:style-name="Text_20_body">Please read the man page for the rpm that comes with your distribution and select the options that best apply to your situation. The examples above are only that, examples.</text:p>
      <text:p text:style-name="Text_20_body">Installing individual components is the same as above but only requires the specific module be installed. For example, install all core rpms and then install those for each module you wish, such as, <text:change-start text:change-id="ct100832248"/><text:span text:style-name="T40">openoffice.org-impress-2.0.0-1.i586.rpm</text:span><text:change-end text:change-id="ct100832248"/> to install only Impress. Other modules may also be necessary.</text:p>
      <text:p text:style-name="OOoNotes"><text:span text:style-name="T11">Note:</text:span><text:span text:style-name="T2"> You may substitute </text:span><text:span text:style-name="T41">-ihv</text:span><text:span text:style-name="T2"> for </text:span><text:span text:style-name="T41">-Uhv</text:span><text:span text:style-name="T2"> in any of the above commands to install without upgrading. </text:span></text:p>
      <text:h text:style-name="P32" text:outline-level="2">Removal</text:h>
      <text:p text:style-name="Text_20_body">I found the following useful:<text:line-break/><text:span text:style-name="T9">rpm -qa openoffice.org\* | xargs rpm --erase -–nodeps</text:span></text:p>
      <text:p text:style-name="Text_20_body"><text:span text:style-name="T1">Another method of removing an OpenOffice.org release is to use a file that lists the modules as follows: <text:line-break/><text:tab/> </text:span><text:span text:style-name="T9">rpm -qa | grep openoffice &gt; rmlist</text:span><text:span text:style-name="T1"> <text:line-break/>which records what is installed in the file </text:span><text:span text:style-name="T9">rmlist</text:span><text:span text:style-name="T1">. The grep string will, of course, vary according to the release. Edit </text:span><text:span text:style-name="T9">rmlist</text:span><text:span text:style-name="T1"> for anything you do not want to remove. Then when it is time to remove a release one simply has to enter: <text:line-break/><text:tab/></text:span><text:span text:style-name="T9">rpm -e `cat rmlist`</text:span></text:p>
      <text:p text:style-name="OOoNotes"><text:span text:style-name="T11">Warning:</text:span> Using <text:span text:style-name="Teletype">rpm -e openoffice.org\*</text:span><text:span text:style-name="Teletype"><text:span text:style-name="T3"> does not work. under FC3 or Suse 9.3 and possibly other distributions.</text:span></text:span></text:p>
      <text:p text:style-name="P43"><text:span text:style-name="T1">Remember with the development and beta releases that it may be best to remove <text:line-break/></text:span><text:span text:style-name="T9">&lt;installdir&gt;/openoffice*</text:span><text:span text:style-name="T1"> and any </text:span><text:span text:style-name="T9">$HOME/.openoffice*</text:span><text:span text:style-name="T1"> files and directories before installing a new version.</text:span></text:p>
      <text:p text:style-name="Text_20_body">There may be better ways to do this but I find the above effective. Please check <text:a xlink:type="simple" xlink:href="http://installation.openoffice.org/source/browse/installation/setup_native/scripts/"><text:span text:style-name="T42">http://installation.openoffice.org/source/browse/installation/setup_native/scripts/</text:span></text:a> for example install and uninstall scripts or use them as a model for your own.</text:p>
      <text:p text:style-name="Text_20_body"/>
      <text:h text:style-name="P30" text:outline-level="1">Debian-based Installation</text:h>
      <text:h text:style-name="P32" text:outline-level="2">Installing .debs</text:h>
      <text:p text:style-name="P1">The simplest way to install the OpenOffice.org package you've downloaded is use the command <text:span text:style-name="T43">dpkg</text:span><text:span text:style-name="T32"> -i</text:span> (short for <text:span text:style-name="T9">dpkg –install).</text:span> </text:p>
      <text:list text:style-name="L9">
        <text:list-item>
          <text:p text:style-name="P44">First log on as root or from the GUI, open a root terminal.</text:p>
        </text:list-item>
        <text:list-item>
          <text:p text:style-name="P44">Type: </text:p>
          <text:p text:style-name="P44"><text:span text:style-name="T9">dpkg -i -</text:span><text:span text:style-name="T44">–force-overwrite </text:span><text:span text:style-name="T9">openoffice.org*.deb \<text:line-break/> desktop-integration/openoffice.org-debian-menus*.deb</text:span></text:p>
          <text:p text:style-name="P44">and openoffice<text:span text:style-name="T45">.org</text:span> will be installed. If you already had an older version, dpkg will upgrade it rather than installing both versions at once.</text:p>
        </text:list-item>
        <text:list-item>
          <text:p text:style-name="P45">Install any language packs needed for OpenOffice.org.</text:p>
        </text:list-item>
      </text:list>
      <text:h text:style-name="P32" text:outline-level="2">Removing .debs</text:h>
      <text:list text:style-name="L9" text:continue-numbering="true">
        <text:list-item>
          <text:p text:style-name="P44">If you want to remove a package, you have two options. The first is most intuitive:<text:line-break/><text:span text:style-name="T9">dpkg -r openoffice.org </text:span>This will remove the <text:span text:style-name="T9">openoffice.org</text:span> package (<text:span text:style-name="T9">-r</text:span> is short for <text:span text:style-name="T9">--remove</text:span>).</text:p>
        </text:list-item>
      </text:list>
      <text:p text:style-name="P46"><text:span text:style-name="T11">Note</text:span> that you give only the '<text:span text:style-name="T9">openoffice.org</text:span>' for <text:span text:style-name="T9">--remove</text:span>, while <text:span text:style-name="T9">--install</text:span> requires the entire <text:span text:style-name="T9">.deb</text:span> filename.</text:p>
      <text:h text:style-name="P32" text:outline-level="2">Installing from Linux RPMs</text:h>
      <text:list text:style-name="L10">
        <text:list-item>
          <text:p text:style-name="P47">Download <text:span text:style-name="T46">Ooo_2.0.xxx_Linux&lt;NeededCPUArchitecture&gt;_install.tar.gz.</text:span></text:p>
        </text:list-item>
        <text:list-item>
          <text:p text:style-name="P47">Unpack downloaded .tar.gz archive, for example with command '<text:span text:style-name="T9">tar xvzf'</text:span></text:p>
        </text:list-item>
        <text:list-item>
          <text:p text:style-name="P47">cd into the <text:span text:style-name="T9">RPMS</text:span> subfolder, which will be created after unpacking the <text:span text:style-name="T9">.tar.gz</text:span></text:p>
        </text:list-item>
        <text:list-item>
          <text:p text:style-name="P47">Run <text:span text:style-name="T9">su</text:span> (or <text:span text:style-name="T9">sudo -s</text:span>, if your system uses sudo and you are allowed to run a shell as root with <text:span text:style-name="T9">sudo -s</text:span>. For example, Debian-based Ubuntu Linux uses <text:span text:style-name="T9">sudo</text:span> as the default utility that permits a user to become administrator (<text:span text:style-name="T9">root</text:span>) </text:p>
        </text:list-item>
        <text:list-item>
          <text:p text:style-name="P47">Delete any openoffice.org*menus*<text:span text:style-name="T35">.rpm files that do not apply to your system. For example openoffice.org-suse-menus*.rpm and openoffice.org-redhat-menus*.rpm are not for Debian.</text:span></text:p>
        </text:list-item>
        <text:list-item>
          <text:p text:style-name="P48">Install the <text:span text:style-name="T9">alien</text:span> utility for converting RPM packages to native Debian packages (.DEB) with command '<text:span text:style-name="T9">apt-get install alien'</text:span> or by manually downloading from <text:a xlink:type="simple" xlink:href="http://packages.debian.org/alien/">http://packages.debian.org/alien/</text:a>. </text:p>
        </text:list-item>
      </text:list>
      <text:list text:style-name="L11">
        <text:list-header>
          <text:p text:style-name="P49"/>
          <text:p text:style-name="P50"><text:span text:style-name="T47">Note: </text:span><text:span text:style-name="T4">alien</text:span><text:span text:style-name="T3"> versions 8.50 and earlier are known not to set the correct file permissions for</text:span><text:span text:style-name="T35"><text:line-break/></text:span><text:span text:style-name="T3">some files. Please refer to issue </text:span><text:a xlink:type="simple" xlink:href="http://www.openoffice.org/issues/show_bug.cgi?id=54163"><text:span text:style-name="T48">54163</text:span></text:a><text:span text:style-name="Teletype"> </text:span><text:span text:style-name="T49">Solution</text:span><text:span text:style-name="T3">: Use alien version 8.51 or newer or workaround the problem by manually correcting the file-permissions</text:span></text:p>
        </text:list-header>
        <text:list-item>
          <text:p text:style-name="P49">Run command '<text:span text:style-name="T9">alien -k *.rpm</text:span>' to produce .deb packages</text:p>
        </text:list-item>
        <text:list-item>
          <text:p text:style-name="P49">Install .deb packages with command <text:line-break/><text:tab/><text:span text:style-name="T9">dpkg -i -</text:span><text:span text:style-name="T44">–force-overwrite </text:span><text:span text:style-name="T9">openoffice.org*.deb </text:span></text:p>
          <text:p text:style-name="P51"><text:span text:style-name="T50">Note:</text:span><text:span text:style-name="T51"> Using </text:span><text:span text:style-name="T44">-</text:span><text:span text:style-name="OOoDefault"><text:span text:style-name="T52">–force-overwrite</text:span></text:span><text:span text:style-name="T51"> option can prevent errors where </text:span><text:span text:style-name="OOoDefault"><text:span text:style-name="T51">files belong to several packages.</text:span></text:span></text:p>
        </text:list-item>
        <text:list-item>
          <text:p text:style-name="P49">Optionally install java runtime environment (j2re) from <text:a xlink:type="simple" xlink:href="http://www.blackdown.org/">www.blackdown.org</text:a></text:p>
        </text:list-item>
        <text:list-item>
          <text:p text:style-name="P49">Install any language packs needed for OpenOffice.org (also converted to .deb format with alien utility)</text:p>
        </text:list-item>
        <text:list-item>
          <text:p text:style-name="P49">Exit from administrator (root) shell with command <text:span text:style-name="T9">'exit'</text:span></text:p>
        </text:list-item>
        <text:list-item>
          <text:p text:style-name="P52"><text:span text:style-name="T35">Now you can run OpenOffice with the command /</text:span><text:span text:style-name="T28">opt/openoffice.org2.0/program/soffice</text:span><text:span text:style-name="T35">.</text:span></text:p>
        </text:list-item>
      </text:list>
      <text:p text:style-name="OOoNotes"><text:span text:style-name="T11">Note</text:span>: For those willing to accept development snapshots, there is another possibility, simply grab the debs from<text:line-break/><text:span text:style-name="T25">ftp://ftp.linux.cz/pub/localization/OpenOffice.org/devel/</text:span> in the 680 directory. Pick your release and let us know which works for you. </text:p>
      <text:h text:style-name="P30" text:outline-level="1">Solaris Installation</text:h>
      <text:h text:style-name="P32" text:outline-level="2">Installation</text:h>
      <text:list text:style-name="L12">
        <text:list-item>
          <text:p text:style-name="P53">Download <text:span text:style-name="T46">Ooo_2.0.xxx_SOLARIS&lt;NeededCPUArchitecture&gt;_install.tar.gz.</text:span></text:p>
        </text:list-item>
        <text:list-item>
          <text:p text:style-name="P53">Unpack the downloaded image into a directory. For example, the following command will unpack into the current directory:<text:line-break/><text:span text:style-name="T28">gunzip -c OOo_*_Solaris*_install.tar.gz | tar -xf - <text:line-break/></text:span><text:span text:style-name="T53">This creates a new subdirectory which includes the installation-files.<text:line-break/>Use the </text:span><text:span text:style-name="T28">ls </text:span>command to find the<text:span text:style-name="T53"> name of the new directory then use the </text:span><text:span text:style-name="T54">cd</text:span><text:span text:style-name="T53"> command to enter it.</text:span></text:p>
        </text:list-item>
        <text:list-item>
          <text:p text:style-name="P53"><text:span text:style-name="T9">cd</text:span> into the <text:span text:style-name="T9">packages</text:span> subfolder. I<text:span text:style-name="T55">n this Directory you will find the needed packages to install OpenOffice.org and a package for the desktop-integration in Gnome.</text:span></text:p>
        </text:list-item>
        <text:list-item>
          <text:p text:style-name="P53">Run <text:span text:style-name="T9">su</text:span> to become the root user.</text:p>
        </text:list-item>
        <text:list-item>
          <text:p text:style-name="P53">If Gnome is not installed on your<text:span text:style-name="T35"> system, delete the subdirectory </text:span><text:span text:style-name="T56">gnome-desktop-integration </text:span></text:p>
        </text:list-item>
        <text:list-item>
          <text:p text:style-name="P53"><text:span text:style-name="T35">To permanently avoid recurring queries at the installation, you should produce an </text:span><text:span text:style-name="T9">admin</text:span><text:span text:style-name="T35"> file with the following content:<text:line-break/><text:tab/></text:span><text:span text:style-name="T9">action=nocheck<text:line-break/><text:tab/>conflict=nocheck<text:line-break/><text:tab/>idepend=nocheck.<text:line-break/></text:span><text:span text:style-name="T55">You can do this with the following commands:<text:line-break/><text:tab/></text:span><text:span text:style-name="T9">echo action=nocheck &gt;admin<text:line-break/><text:tab/>echo conflict=nocheck &gt;&gt;admin<text:line-break/><text:tab/>echo idepend=nocheck &gt;&gt;admin</text:span></text:p>
        </text:list-item>
        <text:list-item>
          <text:p text:style-name="P53">Install the packages with:<text:line-break/><text:tab/><text:span text:style-name="T9">pkgadd -a admin -d . openoffice.org*</text:span></text:p>
        </text:list-item>
        <text:list-item>
          <text:p text:style-name="P53">Install any language packs needed for OpenOffice.org.</text:p>
        </text:list-item>
      </text:list>
      <text:h text:style-name="P32" text:outline-level="2">Removal</text:h>
      <text:p text:style-name="P43"><text:span text:style-name="T1">No info. Probably </text:span><text:span text:style-name="T9">pkgrm</text:span></text:p>
      <text:p text:style-name="P54"/>
      <text:p text:style-name="P55"/>
      <text:h text:style-name="P30" text:outline-level="1">FreeBSD Installation</text:h>
      <text:p text:style-name="P1">This is a quick outline of installation on a FreeBSD system. For a detailed description, please see <text:line-break/><text:a xlink:type="simple" xlink:href="http://www.freebsd.org/doc/en_US.ISO8859-1/books/handbook/ports-overview.html">http://www.freebsd.org/doc/en_US.ISO8859-1/books/handbook/ports-overview.html.</text:a></text:p>
      <text:h text:style-name="P32" text:outline-level="2">Quick method</text:h>
      <text:list text:style-name="L13">
        <text:list-item>
          <text:p text:style-name="P56">Download from </text:p>
        </text:list-item>
        <text:list-item>
          <text:p text:style-name="P56">Unpack from its distribution format (typically a tarball compressed with <text:span text:style-name="T9">compress(1), gzip(1), or bzip2(1)</text:span>.</text:p>
        </text:list-item>
        <text:list-item>
          <text:p text:style-name="P57">pkg_add </text:p>
        </text:list-item>
        <text:list-item>
          <text:p text:style-name="P56">Install Java as needed.</text:p>
        </text:list-item>
        <text:list-item>
          <text:p text:style-name="P58">Install any language packs needed for OpenOffice.org.</text:p>
        </text:list-item>
      </text:list>
      <text:h text:style-name="P32" text:outline-level="2">Removal</text:h>
      <text:p text:style-name="P1">No info. Probably <text:span text:style-name="T9">pkg_rm</text:span></text:p>
      <text:p text:style-name="P1"/>
      <text:p text:style-name="P38"/>
      <text:h text:style-name="P30" text:outline-level="1">Gentoo installation</text:h>
      <text:p text:style-name="P59"><text:change-start text:change-id="ct93956872"/><text:span text:style-name="T6">OpenOffice.org </text:span><text:span text:style-name="T57">2.x</text:span><text:span text:style-name="T6"> is available in the Portage tree used to install applications under Gentoo Linux.</text:span></text:p>
      <text:p text:style-name="P59"><text:span text:style-name="T6">Before starting it is a good idea to update the Portage tree if you have not done so recently:</text:span></text:p>
      <text:p text:style-name="P59"><text:span text:style-name="T58">emerge –-sync</text:span></text:p>
      <text:p text:style-name="P59"><text:span text:style-name="T8">Next, check to see which packages are currently available for your architecture:</text:span></text:p>
      <text:p text:style-name="P59"><text:span text:style-name="T58">emerge –-search openoffice </text:span></text:p>
      <text:p text:style-name="P1"><text:span text:style-name="T6">At the time of this writing there were two OpenOffice.org </text:span><text:span text:style-name="T57">2.x</text:span><text:span text:style-name="T6"> packages available for x86-based systems: app-office/openoffice, a source-based package for compilation on your system; and app-office/openoffice-bin, a pre-compiled binary package. <text:s/>Both packages were based on version </text:span><text:span text:style-name="T57">2.0</text:span><text:span text:style-name="T6">.0. <text:s/>By the time you read this these packages will probably be updated. </text:span></text:p>
      <text:p text:style-name="P1"><text:span text:style-name="T6">There are advantages and disadvantages to each of these options. <text:s/>Emerging app-office/openoffice will compile OpenOffice.org directly on your computer, with all of the optimizations you have designed into your system. <text:s/>You will also have the most control over how OpenOffice.org </text:span><text:span text:style-name="T57">2.x</text:span><text:span text:style-name="T6"> is installed on your system. <text:s/>For example, by specifying a Java USE flag Portage will insure that all Java packages needed by OpenOffice.org for full functionality will be installed.</text:span></text:p>
      <text:p text:style-name="P1"><text:span text:style-name="T6">The disadvantage is that OpenOffice </text:span><text:span text:style-name="T57">2.x</text:span><text:span text:style-name="T6"> is a very large package, and installation will take hours. <text:s/>Since the installation is automated by Portage you may choose to install this package and walk away until the installation is complete.</text:span></text:p>
      <text:p text:style-name="P1"><text:span text:style-name="T6">The app-office/openoffice-bin package, if available for your architecture, is already compiled into binaries. <text:s/>The compilation is based on a “generic” architecture and typically includes everything OpenOffice.org offers. <text:s/>The advantage to using this package is that, once downloaded, installation only takes a few minutes.</text:span></text:p>
      <text:p text:style-name="OOoNotes"><text:span text:style-name="T59">Note:</text:span><text:span text:style-name="T60"> Portage does not permit the installation of -bin and compile-locally packages of the same application on the same system, even with different versions. <text:s/>If you wish to switch from a locally compiled version to a pre-compiled binary, or vice versa, you must first remove the existing version of the application. <text:s/>See the removal instructions below.</text:span></text:p>
      <text:p text:style-name="P1"><text:span text:style-name="T6">Once you have decided which package you want to install you can test the installation using the “pretend” option:</text:span></text:p>
      <text:p text:style-name="P1"><text:span text:style-name="T58">emerge –-pretend openoffice </text:span><text:span text:style-name="T8">or:</text:span></text:p>
      <text:p text:style-name="P1"><text:span text:style-name="T58">emerge –-pretend openoffice-bin</text:span></text:p>
      <text:p text:style-name="P1"><text:span text:style-name="T8">You will be presented with a list of all of the packages needed to successfully install OpenOffice.org </text:span><text:span text:style-name="T61">2.x</text:span><text:span text:style-name="T8"> on your system. <text:s/>If you want to force installation of any Java packages that OpenOffice.org </text:span><text:span text:style-name="T61">2.x</text:span><text:span text:style-name="T8"> can use you can specify a USE flag on the command line:</text:span></text:p>
      <text:p text:style-name="P1"><text:span text:style-name="T58">USE=”java” emerge –-pretend openoffice </text:span><text:span text:style-name="T8">or:</text:span></text:p>
      <text:p text:style-name="P1"><text:span text:style-name="T58">USE=”java” emerge –-pretend openoffice-bin</text:span></text:p>
      <text:p text:style-name="P1"><text:span text:style-name="T8">To prevent the installation of any Java dependencies, simply change the </text:span><text:span text:style-name="T58">“java”</text:span><text:span text:style-name="T8"> flag above to </text:span><text:span text:style-name="T58">“-java”</text:span><text:span text:style-name="T8">.</text:span></text:p>
      <text:p text:style-name="P1"><text:span text:style-name="T8">To perform the actual install, the command (Use flag omitted – enter it if necessary) is:</text:span></text:p>
      <text:p text:style-name="P1"><text:span text:style-name="T58">emerge openoffice </text:span><text:span text:style-name="T8">or:</text:span></text:p>
      <text:p text:style-name="P1"><text:span text:style-name="T58">emerge openoffice-bin</text:span></text:p>
      <text:h text:style-name="Heading_20_2" text:outline-level="2"><text:span text:style-name="T8">Removal</text:span></text:h>
      <text:p text:style-name="Text_20_body"><text:span text:style-name="T8">To remove OpenOffice.org from your system the command is:</text:span></text:p>
      <text:p text:style-name="Text_20_body"><text:span text:style-name="T58">emerge –-unmerge openoffice </text:span><text:span text:style-name="T8">or:</text:span></text:p>
      <text:p text:style-name="Text_20_body"><text:span text:style-name="T58">emerge –-unmerge openoffice-bin</text:span></text:p>
      <text:h text:style-name="Heading_20_2" text:outline-level="2"><text:span text:style-name="T8">Additional Information</text:span></text:h>
      <text:p text:style-name="P4"><text:change-end text:change-id="ct93956872"/><text:change text:change-id="ct93957320"/><text:change-start text:change-id="ct93956200"/><text:span text:style-name="T8">More information about Gentoo Linux, Portage, and the emerge command can be found at </text:span><text:a xlink:type="simple" xlink:href="http://www.gentoo.org/"><text:span text:style-name="T62">http://www.gentoo.org</text:span></text:a><text:span text:style-name="T8">. </text:span><text:change-end text:change-id="ct93956200"/><text:change text:change-id="ct93956424"/></text:p>
      <text:h text:style-name="P30" text:outline-level="1"><text:span text:style-name="T63">Slackware Installation</text:span></text:h>
      <text:p text:style-name="P60">Installing from Linux RPMs</text:p>
      <text:list text:style-name="L14">
        <text:list-item>
          <text:p text:style-name="P61">Download <text:span text:style-name="T46">Ooo_2.0.xxx_Linux&lt;NeededCPUArchitecture&gt;_install.tar.gz.</text:span></text:p>
        </text:list-item>
        <text:list-item>
          <text:p text:style-name="P61">Unpack downloaded .tar.gz archive, for example with command '<text:span text:style-name="T9">tar xvzf'</text:span></text:p>
        </text:list-item>
        <text:list-item>
          <text:p text:style-name="P61"><text:span text:style-name="T9">cd</text:span> into RPMS subfolder, which will be created after unpacking the <text:span text:style-name="T9">.tar.gz</text:span></text:p>
        </text:list-item>
        <text:list-item>
          <text:p text:style-name="P61">Run <text:span text:style-name="T9">su</text:span> (or <text:span text:style-name="T9">sudo -s</text:span>, if your system uses sudo and you are allowed to run a shell as root with <text:span text:style-name="T9">sudo -s</text:span>. </text:p>
        </text:list-item>
        <text:list-item>
          <text:p text:style-name="P61">Delete any openoffice.org*menus*<text:span text:style-name="T35">.rpm files that do not apply to your system. For example openoffice.org-debian-menus*.rpm is not for Slackware.</text:span></text:p>
        </text:list-item>
        <text:list-item>
          <text:p text:style-name="P62">Install the <text:span text:style-name="T9">rpm2tgz</text:span> utility, if it is missing, for converting RPM packages to native Slackware packages (.tgz).</text:p>
        </text:list-item>
        <text:list-item>
          <text:p text:style-name="P61">Running rpm2tgz produces a .tgz file which can be installed using the<text:line-break/>installpkg or pkgtool utility. </text:p>
        </text:list-item>
        <text:list-item>
          <text:p text:style-name="P61"><text:span text:style-name="T35">Install .tgz packages with either command installpkg or pkgtool. For example,<text:line-break/> </text:span><text:span text:style-name="T9">installpkg openoffice.org-base-2.0.0-1.i586.tgz</text:span>. Repeat as necessary to install all the packages.</text:p>
        </text:list-item>
        <text:list-item>
          <text:p text:style-name="P61">Use rpm2tgz to convert the desktop integration package and install. </text:p>
        </text:list-item>
        <text:list-item>
          <text:p text:style-name="P61"><text:span text:style-name="T35">Optionally install java runtime environment (j2re)</text:span>.</text:p>
        </text:list-item>
        <text:list-item>
          <text:p text:style-name="P62">Install any language packs needed for OpenOffice.org (also converted to .tgz format with <text:span text:style-name="T9">rpm2tgz</text:span> utility)</text:p>
        </text:list-item>
        <text:list-item>
          <text:p text:style-name="P62">Exit from administrator (root) shell with command <text:span text:style-name="T9">'exit'</text:span></text:p>
        </text:list-item>
        <text:list-item>
          <text:p text:style-name="P63"><text:span text:style-name="T35">Now you can run OpenOffice with the command /</text:span><text:span text:style-name="T28">opt/openoffice.org2.0/program/soffice</text:span><text:span text:style-name="T64">.</text:span></text:p>
        </text:list-item>
      </text:list>
      <text:p text:style-name="OOoNotes"><text:span text:style-name="T59">Note:</text:span><text:span text:style-name="T6"> Please check paths, permissions and users when using rpm2tgz. </text:span></text:p>
      <text:h text:style-name="Heading_20_2" text:outline-level="2"><text:span text:style-name="T65">Removing</text:span><text:span text:style-name="T6"> </text:span></text:h>
      <text:list text:style-name="L15">
        <text:list-item>
          <text:p text:style-name="P64"><text:span text:style-name="T6">Use </text:span><text:span text:style-name="T66">removepkg openoffice.org</text:span><text:span text:style-name="T60"> to remove the suite.</text:span></text:p>
        </text:list-item>
      </text:list>
      <text:p text:style-name="Text_20_body"/>
      <text:p text:style-name="P36"/>
      <text:h text:style-name="P30" text:outline-level="1">Installation on Other U<text:span text:style-name="T67">NIX</text:span> systems</text:h>
      <text:p text:style-name="P1">If you have a U<text:span text:style-name="T22">NIX</text:span> distribution that does not have an up-to-date rpm or you are unsure that you system is current and rpm installation is failing, then try the following:</text:p>
      <text:list text:style-name="L16">
        <text:list-item>
          <text:p text:style-name="P65">Use the <text:span text:style-name="T9">--nodeps</text:span> flag to install a rpm without having dependent packages in the rpm database. </text:p>
        </text:list-item>
        <text:list-item>
          <text:p text:style-name="P65">Get and use <text:span text:style-name="T9">rpm2cpio</text:span> to convert the rpm files to cpio archives and then employ <text:span text:style-name="T9">cpio</text:span> to install the software. There is a perl version of <text:span text:style-name="T9">rpm2cpio</text:span> at <text:a xlink:type="simple" xlink:href="http://www.iagora.com/~espel/rpm2cpio">http://www.iagora.com/~espel/rpm2cpio</text:a> that should be portable. However, if it fails, try pre-compiled rpm-package (including rpm2cpio) from<text:span text:style-name="T35"><text:line-break/></text:span><text:a xlink:type="simple" xlink:href="ftp://ftp.rpm.org/pub/rpm/dist/rpm-4.1.x/rpm-4.1.tar.gz">ftp://ftp.rpm.org/pub/rpm/dist/rpm-4.1.x/rpm-4.1.i386.tar.gz </text:a>or get the sources from <text:a xlink:type="simple" xlink:href="ftp://ftp.rpm.org/pub/rpm/dist/rpm-4.1.x/rpm-4.1.tar.gz">ftp://ftp.rpm.org/pub/rpm/dist/rpm-4.1.x/rpm-4.1.tar.gz</text:a></text:p>
        </text:list-item>
        <text:list-item>
          <text:p text:style-name="P66">Install any language packs needed for OpenOffice.org.</text:p>
        </text:list-item>
      </text:list>
      <text:p text:style-name="P54"/>
      <text:p text:style-name="P55"/>
      <text:h text:style-name="P30" text:outline-level="1">Mac OS X Installation</text:h>
      <text:p text:style-name="Text_20_body">OpenOffice.org 2.<text:change text:change-id="ct83728472"/><text:change-start text:change-id="ct70383520"/>x<text:change-end text:change-id="ct70383520"/> is only supported on Mac OS X 10.3 and 10.4. </text:p>
      <text:h text:style-name="Heading_20_2" text:outline-level="2">Installing X11</text:h>
      <text:p text:style-name="P7">You <text:change-start text:change-id="ct83730040"/>must <text:change-end text:change-id="ct83730040"/><text:change text:change-id="ct83729368"/><text:s/>have the application '<text:span text:style-name="T9">X11.app</text:span>' installed in your utilities folder. To install X11 use the optional installer on your install CD or DVD<text:change-start text:change-id="ct70384864"/> and<text:change-end text:change-id="ct70384864"/><text:change text:change-id="ct70384752"/> select<text:change text:change-id="ct70384976"/> X11 <text:change text:change-id="ct70385088"/><text:change-start text:change-id="ct70385200"/>for<text:change-end text:change-id="ct70385200"/> install<text:change text:change-id="ct70383296"/><text:change-start text:change-id="ct70385424"/>ation<text:change-end text:change-id="ct70385424"/>.<text:change-start text:change-id="ct70383408"/> <text:change-end text:change-id="ct70383408"/><text:change-start text:change-id="ct83727016"/>For those MacIntosh users that have trouble with this process, please<text:change-end text:change-id="ct83727016"/><text:change-start text:change-id="ct83726904"/> see <text:a xlink:type="simple" xlink:href="#16.Appendix 1 — MacOSX Extras|outline">Appendix 1 </text:a><text:a xlink:type="simple" xlink:href="#16.Appendix 1 — MacOSX Extras|outline"><text:span text:style-name="T19">—</text:span></text:a><text:a xlink:type="simple" xlink:href="#16.Appendix 1 — MacOSX Extras|outline"> MacOS Extras</text:a> for a simple step-by-step procedure.</text:p>
      <text:p text:style-name="P7"><text:change-end text:change-id="ct83726904"/><text:change-start text:change-id="ct83727240"/></text:p>
      <text:p text:style-name="Heading_20_3"><text:change-end text:change-id="ct83727240"/><text:change text:change-id="ct83728920"/>Install OpenOffice.org 2.<text:change-start text:change-id="ct83728024"/>x<text:change-end text:change-id="ct83728024"/><text:change text:change-id="ct83729816"/> Instructions</text:p>
      <text:list text:style-name="L17">
        <text:list-item>
          <text:p text:style-name="P67">Download the disk image for OpenOffice.org from the OpenOffice.org web site. Locate your disk image and open it.</text:p>
        </text:list-item>
      </text:list>
      <text:p text:style-name="Text_20_body"><draw:frame draw:style-name="fr2" draw:name="graphics1" text:anchor-type="paragraph" svg:x="0.2752in" svg:y="0.3937in" svg:width="5.95in" svg:height="4.4598in" draw:z-index="18"><draw:image xlink:href="../img/MacOOo2.0Install1.png" xlink:type="simple" xlink:show="embed" xlink:actuate="onLoad"/></draw:frame></text:p>
      <text:p text:style-name="Text_20_body"/>
      <text:list text:style-name="L17" text:continue-numbering="true">
        <text:list-item>
          <text:p text:style-name="P67">Drag and Drop the icon within the disk image to any place you like on your hard disk. It is recommended to place it in your Applications folder.<text:line-break/></text:p>
          <text:p text:style-name="P67"><draw:frame draw:style-name="fr3" draw:name="graphics2" text:anchor-type="paragraph" svg:y="0.0299in" svg:width="5.95in" svg:height="4.4598in" draw:z-index="21"><draw:image xlink:href="../img/MacOOo2.0Install2.png" xlink:type="simple" xlink:show="embed" xlink:actuate="onLoad"/></draw:frame></text:p>
        </text:list-item>
        <text:list-item>
          <text:p text:style-name="P67">You may get a message similar to the one below if you have OpenOffice installed already.</text:p>
          <text:p text:style-name="P67"/>
          <text:p text:style-name="P67"><draw:frame draw:style-name="fr1" draw:name="graphics3" text:anchor-type="paragraph" svg:width="4.1563in" svg:height="1.1252in" draw:z-index="19"><draw:image xlink:href="../img/MacOOo2.0Install3.png" xlink:type="simple" xlink:show="embed" xlink:actuate="onLoad"/></draw:frame></text:p>
        </text:list-item>
        <text:list-item>
          <text:p text:style-name="P68">Go to the place that you placed the application in the previous step. You should see the application icon showing. To start OpenOffice double click the icon. </text:p>
          <text:p text:style-name="P67"/>
        </text:list-item>
      </text:list>
      <text:p text:style-name="Text_20_body"><draw:frame draw:style-name="fr4" draw:name="graphics4" text:anchor-type="paragraph" svg:width="5.95in" svg:height="3.3598in" draw:z-index="20"><draw:image xlink:href="../img/MacOOo2.0Install4.png" xlink:type="simple" xlink:show="embed" xlink:actuate="onLoad"/></draw:frame></text:p>
      <text:h text:style-name="Heading_20_2" text:outline-level="2">Using Java 1.5</text:h>
      <text:p text:style-name="Text_20_body">There are some modules available for OpenOffice that require Java 1.5 to work. On a Mac you also require Mac OS X 10.4 (aka Tiger).</text:p>
      <text:list text:style-name="L18">
        <text:list-item>
          <text:p text:style-name="P69">Make sure that you have Java 1.5 installed on your system. If you don't have it download it from apple's support site <text:a xlink:type="simple" xlink:href="http://www.apple.com/support/downloads/">http://www.apple.com/support/downloads/</text:a></text:p>
        </text:list-item>
        <text:list-item>
          <text:p text:style-name="P69">Start OpenOffice.org <text:change text:change-id="ct88482848"/><text:change-start text:change-id="ct88484864"/><text:span text:style-name="T1">2.x</text:span><text:change-end text:change-id="ct88484864"/>.</text:p>
        </text:list-item>
        <text:list-item>
          <text:p text:style-name="P69">Choose 'Tools' &gt; 'Options...'.</text:p>
        </text:list-item>
        <text:list-item>
          <text:p text:style-name="P69">In the dialog that appears select 'OpenOffice.org' in the left, then choose 'Java'.</text:p>
          <text:p text:style-name="P69"><draw:frame draw:style-name="fr1" draw:name="graphics5" text:anchor-type="paragraph" svg:width="5.998in" svg:height="2.9516in" draw:z-index="22"><draw:image xlink:href="../img/MacOOo2.0Install5.png" xlink:type="simple" xlink:show="embed" xlink:actuate="onLoad"/></draw:frame></text:p>
          <text:p text:style-name="P69"/>
        </text:list-item>
        <text:list-item>
          <text:p text:style-name="P69">By default you will be using Java 1.4.2. Java 1.5 will not appear in the list, don't worry. That is why I have put this section in here. It took me a while to figure it out.</text:p>
        </text:list-item>
        <text:list-item>
          <text:p text:style-name="P69">Deselect 'Use a Java runtime environment' and click 'OK', you will be presented with a warning, don't worry just click 'OK'.</text:p>
        </text:list-item>
        <text:list-item>
          <text:p text:style-name="P69">Restart OpenOffice.org and repeat step 4.</text:p>
        </text:list-item>
        <text:list-item>
          <text:p text:style-name="P69">Enable 'Use a Java runtime environment'. After a few moments the list will be populated. Select the appropriate version.</text:p>
        </text:list-item>
        <text:list-item>
          <text:p text:style-name="P69">Click 'OK'. After restarting OpenOffice.org the newly selected JRE will be used.</text:p>
        </text:list-item>
        <text:list-item>
          <text:p text:style-name="P70">Install any language packs needed for OpenOffice.org.<text:change-start text:change-id="ct94685284"/></text:p>
        </text:list-item>
      </text:list>
      <text:h text:style-name="Heading_20_2" text:outline-level="2" text:is-list-header="true"><text:change-end text:change-id="ct94685284"/><text:change text:change-id="ct94685172"/><text:change-start text:change-id="ct94686852"/>Removal<text:change-end text:change-id="ct94686852"/><text:change-start text:change-id="ct88482064"/></text:h>
      <text:p text:style-name="Heading_20_3">To remove the Application<text:change-end text:change-id="ct88482064"/><text:change-start text:change-id="ct88481952"/></text:p>
      <text:p text:style-name="Text_20_body"><text:change-end text:change-id="ct88481952"/><text:change-start text:change-id="ct88482736"/>The normal Apple removal process is to drag the icon for the application to the trash.<text:change-end text:change-id="ct88482736"/><text:change text:change-id="ct88482624"/><text:change-start text:change-id="ct88483072"/></text:p>
      <text:p text:style-name="Heading_20_3">To remove a User installation<text:change-end text:change-id="ct88483072"/><text:change-start text:change-id="ct88484752"/></text:p>
      <text:h text:style-name="Heading_20_4" text:outline-level="4">Before <text:change-end text:change-id="ct88484752"/><text:change-start text:change-id="ct88485312"/>OOo 2.0.2<text:change-end text:change-id="ct88485312"/><text:change-start text:change-id="ct88483744"/></text:h>
      <text:list text:style-name="L19">
        <text:list-item>
          <text:p text:style-name="P71">Open a terminal : <text:span text:style-name="OOoComputerCode">X11 menu -&gt;Terminal</text:span></text:p>
        </text:list-item>
        <text:list-item>
          <text:p text:style-name="P71"><text:span text:style-name="T68">In the terminal window enter the following two commands:</text:span></text:p>
          <text:list>
            <text:list-item>
              <text:p text:style-name="P71"><text:span text:style-name="OOoComputerCode">cd ~username&lt;enter&gt;</text:span> where username is the login name of the user. e.g. <text:span text:style-name="OOoComputerCode">joed</text:span></text:p>
            </text:list-item>
            <text:list-item>
              <text:p text:style-name="P71"><text:span text:style-name="OOoComputerCode">rm -rf .openoffice.org2&lt;enter&gt;</text:span><text:change-end text:change-id="ct88483744"/><text:change-start text:change-id="ct88483296"/></text:p>
            </text:list-item>
          </text:list>
        </text:list-item>
      </text:list>
      <text:h text:style-name="Heading_20_4" text:outline-level="4"><text:change-end text:change-id="ct88483296"/><text:change-start text:change-id="ct105955924"/></text:h>
      <text:h text:style-name="P10" text:outline-level="4"><text:change-end text:change-id="ct105955924"/><text:change text:change-id="ct105958052"/><text:change-start text:change-id="ct88484416"/>After OOo 2.<text:change-end text:change-id="ct88484416"/><text:change-start text:change-id="ct79979872"/>0.2</text:h>
      <text:p text:style-name="Text_20_body"><text:span text:style-name="T68">In OOo 2.0.2, the preferences and settings for OOo on the mac moved from ~/.openoffice.org2 to ~/Library/Application Support/OpenOffice.org 2.0.</text:span></text:p>
      <text:list text:style-name="L20">
        <text:list-item>
          <text:p text:style-name="P72"><text:span text:style-name="T68">In the Finder go to your home folder.</text:span></text:p>
        </text:list-item>
        <text:list-item>
          <text:p text:style-name="P72"><text:span text:style-name="T68">Enter the “Library” folder, then the “Application Support</text:span><text:change-end text:change-id="ct79979872"/><text:change-start text:change-id="ct94686628"/><text:span text:style-name="T68">” folder.</text:span></text:p>
        </text:list-item>
        <text:list-item>
          <text:p text:style-name="P72"><text:span text:style-name="T68">In there you should find the folder named “OpenOffice.org 2.0” Move that to the trash and then empty the trash.</text:span><text:change-end text:change-id="ct94686628"/><text:change-start text:change-id="ct94686964"/></text:p>
        </text:list-item>
      </text:list>
      <text:p text:style-name="Text_20_body"><text:change-end text:change-id="ct94686964"/></text:p>
      <text:p text:style-name="Text_20_body"><text:change-start text:change-id="ct79980432"/></text:p>
      <text:p text:style-name="P36"/>
      <text:h text:style-name="P30" text:outline-level="1"><text:change-end text:change-id="ct79980432"/>Windows<text:span text:style-name="T69">®</text:span> 98/ME/NT/2000/XP Installation</text:h>
      <text:p text:style-name="P1">This section assumes some basic knowledge of Windows<text:span text:style-name="T20">®</text:span> and is not intended to be a lesson in Windows<text:span text:style-name="T20">®</text:span> administration as there are too many variations. The following step-by-step instructions will allow you to install OpenOffice.org version <text:change text:change-id="ct94705112"/><text:change-start text:change-id="ct94705336"/>2.x<text:change-end text:change-id="ct94705336"/><text:change text:change-id="ct94705448"/><text:change-start text:change-id="ct93216792"/> <text:change-end text:change-id="ct93216792"/>and later releases on a Windows<text:span text:style-name="T20">®</text:span>-based system from a downloaded image. If you are installing from a CD, you will not have to unpack the image but, depending upon your Windows<text:span text:style-name="T20">®</text:span> release, you may have to copy the installation files from the CD to disk.</text:p>
      <text:p text:style-name="P1">The first thing you'll want to do is read through these instructions completely, and use the <text:a xlink:type="simple" xlink:href="http://documentation.openoffice.org/">OpenOffice.org site</text:a> to answer any questions you might have. The site contains documentation for users of all levels, beginner to advanced and is definitely the best place to get information. All new Windows<text:span text:style-name="T70">®</text:span> users of OpenOffice.org and even more experienced users should start by e browsing the <text:a xlink:type="simple" xlink:href="http://docuementation.openoffice.org/faqs/">FAQs</text:a>.</text:p>
      <text:p text:style-name="P46"><text:span text:style-name="T11">Note:</text:span> If you will be installing OpenOffice.org on a Windows<text:span text:style-name="T20">®</text:span> PC running NT/2000/XP that will be used by more than one user, and all users are to be able to use OpenOffice.org (each user logs in separately), please see <text:reference-ref text:reference-format="text" text:ref-name="Ref1">Multiple User Environment under Windows® NT/2000/XP</text:reference-ref>.</text:p>
      <text:p text:style-name="OOoNotes"><text:span text:style-name="T11">Note: </text:span><text:span text:style-name="T2">Should you receive the error code "</text:span><text:span text:style-name="T71">Internal error 2755. 110</text:span><text:span text:style-name="T2">" while installing OOo </text:span><text:change text:change-id="ct79981888"/><text:change-start text:change-id="ct79976556"/><text:span text:style-name="T72">2.x</text:span><text:change-end text:change-id="ct79976556"/><text:span text:style-name="T2"> on XP Pro, you may use these steps to resolve: <text:line-break/><text:tab/>1. <text:s text:c="2"/></text:span>Right-click the folder "OpenOfficeorg <text:change text:change-id="ct79980768"/><text:change-start text:change-id="ct93220712"/><text:span text:style-name="T73">2.x</text:span><text:change-end text:change-id="ct93220712"/> Installation Files," Click "Properties," <text:line-break/><text:tab/>2. <text:s text:c="2"/><text:span text:style-name="T2">Click "Advanced," Uncheck the box beside "Encrypt contents to secure data," <text:line-break/><text:tab/>3. <text:s text:c="2"/>Click "Ok." This should clear up the problem.</text:span></text:p>
      <text:p text:style-name="Text_20_body"/>
      <text:p text:style-name="P11">Checklist for all installations.</text:p>
      <text:list text:style-name="L21">
        <text:list-item>
          <text:p text:style-name="P73">Read through these instructions and print them, if desired.</text:p>
        </text:list-item>
        <text:list-item>
          <text:p text:style-name="P73">Decide whether to install for single users or multiple users.</text:p>
        </text:list-item>
        <text:list-item>
          <text:p text:style-name="P73">Review the <text:a xlink:type="simple" xlink:href="http://development.openoffice.org/releases/2.0_beta.html#mozTocId75173">System Requirements</text:a> for OpenOffice.org use.</text:p>
        </text:list-item>
        <text:list-item>
          <text:p text:style-name="P73">Unpack the Downloaded OpenOffice.org <text:change text:change-id="ct94281028"/><text:change-start text:change-id="ct94279572"/><text:span text:style-name="T1">2.x</text:span><text:change-end text:change-id="ct94279572"/> file.</text:p>
        </text:list-item>
        <text:list-item>
          <text:p text:style-name="P73">Turn off all virus protection and perhaps even disconnect from the Internet.</text:p>
        </text:list-item>
        <text:list-item>
          <text:p text:style-name="P73">Install <text:a xlink:type="simple" xlink:href="http://java.com/">Java JRE</text:a> if you need the features that are Java dependent, such as Base.</text:p>
        </text:list-item>
        <text:list-item>
          <text:p text:style-name="P73">Execute the Installation Program.</text:p>
        </text:list-item>
        <text:list-item>
          <text:p text:style-name="P73">Run OpenOffice.org <text:change text:change-id="ct94279012"/><text:change-start text:change-id="ct94280020"/><text:span text:style-name="T1">2.x</text:span><text:change-end text:change-id="ct94280020"/>.</text:p>
        </text:list-item>
      </text:list>
      <text:h text:style-name="P32" text:outline-level="2">Single-User Installation</text:h>
      <text:p text:style-name="P11">Execute the NSIS-Installer for the downloaded OpenOffice.org <text:change text:change-id="ct94280916"/><text:change-start text:change-id="ct94280132"/><text:span text:style-name="T74">2.x</text:span><text:change-end text:change-id="ct94280132"/> files</text:p>
      <text:p text:style-name="P1">Either using <text:span text:style-name="T9">Windows</text:span><text:span text:style-name="T75">®</text:span><text:span text:style-name="T9"> Explorer</text:span> or <text:span text:style-name="T9">Mozilla/Netscape's Download Manager</text:span>, navigate to the OpenOffice.org file you downloaded. It should be an executable file like <text:span text:style-name="T9">Ooo_</text:span><text:change text:change-id="ct94280692"/><text:change-start text:change-id="ct94278116"/><text:span text:style-name="T9">2.0</text:span><text:change-end text:change-id="ct94278116"/><text:span text:style-name="T9">_Win32Intel_install_en.exe</text:span> and double-click to launch the NSIS-Installer. Follow the prompts, and the preparation process will be started.</text:p>
      <text:p text:style-name="P1"><draw:frame draw:style-name="fr2" draw:name="Grafik9" text:anchor-type="paragraph" svg:x="0.2661in" svg:y="0.052in" svg:width="2.6772in" svg:height="0.7709in" draw:z-index="1"><draw:image xlink:href="../img/WIN_010.png" xlink:type="simple" xlink:show="embed" xlink:actuate="onLoad"/></draw:frame></text:p>
      <text:p text:style-name="P38"><draw:frame draw:style-name="fr1" draw:name="Grafik10" text:anchor-type="paragraph" svg:width="4in" svg:height="3.122in" draw:z-index="2"><draw:image xlink:href="../img/WIN_011.PNG" xlink:type="simple" xlink:show="embed" xlink:actuate="onLoad"/></draw:frame><draw:frame draw:style-name="fr2" draw:name="Grafik11" text:anchor-type="paragraph" svg:x="1.25in" svg:y="3.1217in" svg:width="4in" svg:height="3.122in" draw:z-index="3"><draw:image xlink:href="../img/WIN_012.PNG" xlink:type="simple" xlink:show="embed" xlink:actuate="onLoad"/></draw:frame></text:p>
      <text:p text:style-name="P1">Choose a folder where the installation files will be unpacked and saved an click 'Unpack'.<text:line-break/></text:p>
      <text:p text:style-name="P1"><draw:frame draw:style-name="fr1" draw:name="Grafik12" text:anchor-type="paragraph" svg:width="4in" svg:height="3.122in" draw:z-index="4"><draw:image xlink:href="../img/WIN_013.PNG" xlink:type="simple" xlink:show="embed" xlink:actuate="onLoad"/></draw:frame></text:p>
      <text:p text:style-name="P74">Execute the installation program</text:p>
      <text:p text:style-name="P1">Once the files are unpacked, the OpenOffice.org installation program will launch automatically. Follow the prompts, and OpenOffice.org will be installed on your system, ready for use.</text:p>
      <text:p text:style-name="P1"><draw:frame draw:style-name="fr1" draw:name="Grafik13" text:anchor-type="paragraph" svg:width="4in" svg:height="3.0591in" draw:z-index="5"><draw:image xlink:href="../img/WIN_015.PNG" xlink:type="simple" xlink:show="embed" xlink:actuate="onLoad"/></draw:frame></text:p>
      <text:p text:style-name="P46"><text:span text:style-name="T11">Note:</text:span> Depending on your install set you may be asked if you want OpenOffice.org to be your default Office suite. If you answer "yes" and then change your mind, returning to the prior state is tedious. You need to re<text:change-start text:change-id="ct100921376"/>-<text:change-end text:change-id="ct100921376"/>associate all Office files login as administrator and run the installation program.</text:p>
      <text:p text:style-name="P1"><draw:frame draw:style-name="fr3" draw:name="Grafik14" text:anchor-type="paragraph" svg:y="0.011in" svg:width="4in" svg:height="3.0591in" draw:z-index="6"><draw:image xlink:href="../img/WIN_016.PNG" xlink:type="simple" xlink:show="embed" xlink:actuate="onLoad"/></draw:frame></text:p>
      <text:p text:style-name="P1"/>
      <text:p text:style-name="P46"><text:span text:style-name="T11">Note:</text:span> You will need to use the scroll bar to view all of the license text</text:p>
      <text:p text:style-name="P1">If you do not wish to acc<text:span text:style-name="T76">ept the license, you will be prompted to confirm this before the installation program closes.</text:span></text:p>
      <text:p text:style-name="P75">Read the license, select “<text:span text:style-name="T9">I accept the terms in the license agreement</text:span>”, and click <text:span text:style-name="T9">Next</text:span>.</text:p>
      <text:p text:style-name="P1"><text:span text:style-name="T76">The Customer Information window appears</text:span>.</text:p>
      <text:p text:style-name="P43"><draw:frame draw:style-name="fr1" draw:name="Grafik15" text:anchor-type="paragraph" svg:width="4in" svg:height="3.0591in" draw:z-index="7"><draw:image xlink:href="../img/WIN_017a.PNG" xlink:type="simple" xlink:show="embed" xlink:actuate="onLoad"/></draw:frame></text:p>
      <text:p text:style-name="Text_20_body">Install <text:a xlink:type="simple" xlink:href="http://java.com/">Java JRE</text:a> if you need the features that are Java dependent.</text:p>
      <text:p text:style-name="Text_20_body">Unpack the downloaded OpenOffice.org <text:change text:change-id="ct100924512"/><text:change-start text:change-id="ct94279348"/><text:span text:style-name="T1">2.x</text:span><text:change-end text:change-id="ct94279348"/> file.</text:p>
      <text:h text:style-name="P76" text:outline-level="2"><text:reference-mark-start text:name="Ref1"/>Multiple User Environment under Windows<text:span text:style-name="T20">®</text:span> NT/2000/XP<text:reference-mark-end text:name="Ref1"/></text:h>
      <text:p text:style-name="P43">Login as Administrator.</text:p>
      <text:list text:style-name="L22">
        <text:list-item>
          <text:p text:style-name="P77">The first steps are the same like the single user installation. If the dialog 'Customer information' appears, choose the option 'Anyone who uses this computer...'<text:line-break/></text:p>
        </text:list-item>
      </text:list>
      <text:p text:style-name="P1"><draw:frame draw:style-name="fr1" draw:name="Grafik16" text:anchor-type="paragraph" svg:width="4in" svg:height="3.0547in" draw:z-index="8"><draw:image xlink:href="../img/WIN_017.PNG" xlink:type="simple" xlink:show="embed" xlink:actuate="onLoad"/></draw:frame>This action will install OpenOffice.org in multi-user configuration. Each user can then invoke OpenOffice.org from the program menu which will allow the user to configure OpenOffice.org as a workstation copy with no further effort on the part of the user.</text:p>
      <text:p text:style-name="P75">You may leave this form blank, or enter your User Name and if applicable, Organization.</text:p>
      <text:p text:style-name="P75">If you logged in as administrator you will be prompted to install for all users.</text:p>
      <text:p text:style-name="P75">Complete Customer Information form and click Next.</text:p>
      <text:p text:style-name="P75">The Setup Type window appears.</text:p>
      <text:p text:style-name="P75"><draw:frame draw:style-name="fr1" draw:name="Grafik17" text:anchor-type="paragraph" svg:width="3.6098in" svg:height="2.7598in" draw:z-index="9"><draw:image xlink:href="../img/WIN_018.PNG" xlink:type="simple" xlink:show="embed" xlink:actuate="onLoad"/></draw:frame></text:p>
      <text:list text:style-name="L23">
        <text:list-item>
          <text:p text:style-name="P78">Select a setup type (we recommend Complete) and click Next.</text:p>
        </text:list-item>
      </text:list>
      <text:p text:style-name="P75">The File Type window is displayed.</text:p>
      <text:list text:style-name="L23" text:continue-numbering="true">
        <text:list-header>
          <text:p text:style-name="P78"><draw:frame draw:style-name="fr1" draw:name="Grafik18" text:anchor-type="paragraph" svg:width="4in" svg:height="3.0591in" draw:z-index="10"><draw:image xlink:href="../img/WIN_019.PNG" xlink:type="simple" xlink:show="embed" xlink:actuate="onLoad"/></draw:frame></text:p>
        </text:list-header>
      </text:list>
      <text:p text:style-name="P29">Select the file types that you wish to open with the OpenOffice.org program and click Next... </text:p>
      <text:p text:style-name="P46"><text:span text:style-name="T11">Note:</text:span> If you change your mind, returning to the prior state is tedious. You will need to re-associate all Office files with the appropriate file type..</text:p>
      <text:p text:style-name="P1">For example, in the above window, none of the file types are selected. This means that an existing app<text:span text:style-name="T76">lication or program will start when these file types are opened. To use OpenOffice.org to view, edit and print these file types you will need to start the OpenOffice.org program then open the file by choosing Open from the File menu.</text:span></text:p>
      <text:p text:style-name="P75">To read more about file associations, please see the FAQ on the OpenOffice.org web site.</text:p>
      <text:p text:style-name="P75">The Ready to Install the Program window is displayed.</text:p>
      <text:p text:style-name="P75"><draw:frame draw:style-name="fr1" draw:name="Grafik19" text:anchor-type="paragraph" svg:width="4in" svg:height="3.0591in" draw:z-index="11"><draw:image xlink:href="../img/WIN_020.PNG" xlink:type="simple" xlink:show="embed" xlink:actuate="onLoad"/></draw:frame></text:p>
      <text:p text:style-name="P75">Click the Back button to return to previous Windows<text:span text:style-name="T20">®</text:span> to change your installation options.</text:p>
      <text:list text:style-name="L24">
        <text:list-item>
          <text:p text:style-name="P79">Click Install to begin the installation process.</text:p>
        </text:list-item>
      </text:list>
      <text:p text:style-name="P75"><draw:frame draw:style-name="fr1" draw:name="Grafik20" text:anchor-type="paragraph" svg:width="4in" svg:height="3.0591in" draw:z-index="12"><draw:image xlink:href="../img/WIN021.PNG" xlink:type="simple" xlink:show="embed" xlink:actuate="onLoad"/></draw:frame></text:p>
      <text:list text:style-name="L25">
        <text:list-item>
          <text:p text:style-name="P80">Click the Finish button when the Installation Wizard Finished window is displayed.</text:p>
        </text:list-item>
        <text:list-item>
          <text:p text:style-name="P81">If you logged in as administrator, logout.</text:p>
        </text:list-item>
      </text:list>
      <text:p text:style-name="Text_20_body"/>
      <text:h text:style-name="P76" text:outline-level="2">User Configuration from a Multi-user install</text:h>
      <text:p text:style-name="P1">Each user should then invoke OpenOffice.org from the program menu which will allow the user to configure OpenOffice.org as a workstation copy with no further effort on the part of the user.</text:p>
      <text:p text:style-name="P11">Run OpenOffice.org to ensure that the installation was successful</text:p>
      <text:p text:style-name="P75">When you first run OpenOffice.org after a successfully installing the program, you will be prompted to accept the license, enter your user name and register your copy.</text:p>
      <text:list text:style-name="L26">
        <text:list-item>
          <text:p text:style-name="P82">Login using your user account, and if you installed OpenOffice.org successfully it will appear on the Programs sub-menu of the Start menu.</text:p>
        </text:list-item>
        <text:list-item>
          <text:p text:style-name="P82">Click on one of the OpenOffice.org components (we recommend Writer). The Welcome window is displayed.</text:p>
        </text:list-item>
      </text:list>
      <text:p text:style-name="P75"/>
      <text:p text:style-name="P75"><draw:frame draw:style-name="fr1" draw:name="Grafik21" text:anchor-type="paragraph" svg:width="4in" svg:height="2.6728in" draw:z-index="13"><draw:image xlink:href="../img/WIN_023.PNG" xlink:type="simple" xlink:show="embed" xlink:actuate="onLoad"/></draw:frame></text:p>
      <text:list text:style-name="L26" text:continue-numbering="true">
        <text:list-header>
          <text:p text:style-name="P82">Click Next to display the License Agreement window.</text:p>
        </text:list-header>
      </text:list>
      <text:p text:style-name="P75"><draw:frame draw:style-name="fr1" draw:name="Grafik22" text:anchor-type="paragraph" svg:width="4in" svg:height="2.6728in" draw:z-index="14"><draw:image xlink:href="../img/WIN_024.PNG" xlink:type="simple" xlink:show="embed" xlink:actuate="onLoad"/></draw:frame></text:p>
      <text:list text:style-name="L26" text:continue-numbering="true">
        <text:list-item>
          <text:p text:style-name="P82">Scroll to read the license and click Accept to continue.</text:p>
        </text:list-item>
        <text:list-item>
          <text:p text:style-name="P83">The user information window is displayed.</text:p>
          <text:p text:style-name="P83"><draw:frame draw:style-name="fr1" draw:name="Grafik23" text:anchor-type="paragraph" svg:width="4in" svg:height="2.6728in" draw:z-index="15"><draw:image xlink:href="../img/WIN_025.PNG" xlink:type="simple" xlink:show="embed" xlink:actuate="onLoad"/></draw:frame></text:p>
          <text:p text:style-name="P83">You are prompted to enter your name. This is used in the document properties, templates and when you record changes made to documents. This is useful if you are working on a document with others, but you don't need to complete this information in order to proceed. This information can also be entered later when using the program.</text:p>
        </text:list-item>
        <text:list-item>
          <text:p text:style-name="P83">Complete the form and click Next to display the Registration window.</text:p>
          <text:p text:style-name="P83"><draw:frame draw:style-name="fr1" draw:name="Grafik24" text:anchor-type="paragraph" svg:width="4in" svg:height="2.6728in" draw:z-index="16"><draw:image xlink:href="../img/WIN_026.PNG" xlink:type="simple" xlink:show="embed" xlink:actuate="onLoad"/></draw:frame></text:p>
          <text:p text:style-name="P83">You will need to be connected to the Internet if you select “I want to register now” and click Finish. Your browser will display a welcome message on the OpenOffice.org web site and then redirect you to a user survey page.</text:p>
          <text:p text:style-name="P83">If you are not connected to the Internet, you can choose to register later.</text:p>
          <text:p text:style-name="P83">Registration of OpenOffice.org and completion of the user survey is optional and is not required for you to ensure full use of OpenOffice.org.</text:p>
        </text:list-item>
      </text:list>
      <text:p text:style-name="P46"><text:span text:style-name="T11">Note:</text:span> Registration of the OpenOffice.org program is completely separate from subscribing to various OpenOffice.org mailing lists and registering yourself with the www.openoffice.org site to submit bugs, enhancement requests and contribute to projects.</text:p>
      <text:p text:style-name="P1">You have suc<text:span text:style-name="T76">cessfully installed and run OpenOffice.org. You should now refer to the on-line help (</text:span><text:span text:style-name="T77">Help-&gt;OpenOffice.org Help</text:span><text:span text:style-name="T76">) or connect to the Internet to obtain support from the </text:span><text:a xlink:type="simple" xlink:href="http://www.openoffice.org/"><text:span text:style-name="T78">www.openoffice.org</text:span></text:a><text:span text:style-name="T76"> web site by clicking the Support tab available from any web page.</text:span></text:p>
      <text:p text:style-name="P12"><text:change-start text:change-id="ct-1448080416"/></text:p>
      <text:p text:style-name="P84"><text:change-end text:change-id="ct-1448080416"/></text:p>
      <text:h text:style-name="P30" text:outline-level="1">Customizing an Installation.</text:h>
      <text:h text:style-name="Heading_20_2" text:outline-level="2">Auto installation</text:h>
      <text:p text:style-name="Heading_20_3">Windows</text:p>
      <text:p text:style-name="P12">With OpenOffice.org 1.1<text:change-start text:change-id="ct-1448080304"/>.<text:change-end text:change-id="ct-1448080304"/>x, Response Files could be used to customize an installation. Now with <text:change text:change-id="ct-1448080192"/><text:change-start text:change-id="ct-1448080080"/>2.x<text:change-end text:change-id="ct-1448080080"/> using native installers, this option is no longer available for most operating systems. </text:p>
      <text:p text:style-name="Text_20_body">Nonetheless, Windows<text:span text:style-name="T20">®</text:span> installer does offer an alternative for customizing as follows:</text:p>
      <text:list text:style-name="L27">
        <text:list-item>
          <text:p text:style-name="P85">If you only want to make a silent installation, you can use the /qn parameter from msiexec.exe (the Windows<text:span text:style-name="T20">®</text:span> Installer service). </text:p>
        </text:list-item>
        <text:list-item>
          <text:p text:style-name="P85">If you want to change some other default values in the installation wizard, you can use the freely available <text:a xlink:type="simple" xlink:href="http://support.microsoft.com/kb/255905/EN-US/">Orca Tool</text:a> to edit the Windows<text:span text:style-name="T20">®</text:span> Installer database and to create a transformation. Then you can start the installation with a command line like: </text:p>
          <text:p text:style-name="P86">msiexec.exe /i openoffice.msi /qn TRANSFORMS=myTransform.mst </text:p>
          <text:p text:style-name="P87">Of course the creation of the transformation requires some knowledge of the Windows® Installer database. But for many problems this is not so difficult. </text:p>
        </text:list-item>
      </text:list>
      <text:p text:style-name="Text_20_body"/>
      <text:p text:style-name="Heading_20_3">U<text:span text:style-name="T22">NIX</text:span><text:span text:style-name="T23">®</text:span> based Systems</text:p>
      <text:p text:style-name="Text_20_body">At the time of preparing this document, all *NIX system installations are, what were called network installs in 1.1.x, and so there is no specific auto-installation procedure beyond the default. </text:p>
      <text:h text:style-name="Heading_20_2" text:outline-level="2">Installing individual modules from RPMs</text:h>
      <text:p text:style-name="Text_20_body">There are occasions where a user will only want to install one or two modules. Doing this is as easy as a full install from the RPMs; however, doing so requires some knowledge of what to install. This section addresses this need. </text:p>
      <text:list text:style-name="L28">
        <text:list-item>
          <text:p text:style-name="P88">Install all core modules as in <text:line-break/><text:tab/><text:span text:style-name="T9">rpm -Uhv *</text:span><text:span text:style-name="T41">core*.rpm</text:span></text:p>
        </text:list-item>
        <text:list-item>
          <text:p text:style-name="P89">Install desired module. For example, <text:line-break/><text:tab/><text:span text:style-name="T9">rpm -Uhv openoffice.org-writer-&lt;release&gt;-*.rpm</text:span></text:p>
        </text:list-item>
      </text:list>
      <text:p text:style-name="Text_20_body"/>
      <text:p text:style-name="P36">However one also needs to know which of the others to install as well to ensure that the module needed is fully functional. The following list should provide sufficient information to allow a good decision in this situation:</text:p>
      <table:table table:name="Table6" table:style-name="Table6">
        <table:table-column table:style-name="Table6.A"/>
        <table:table-column table:style-name="Table6.B"/>
        <table:table-header-rows>
          <table:table-row>
            <table:table-cell table:style-name="Table6.A1" office:value-type="string">
              <text:p text:style-name="OOoTableHeader">Module</text:p>
            </table:table-cell>
            <table:table-cell table:style-name="Table6.B1" office:value-type="string">
              <text:p text:style-name="OOoTableHeader">Functionality</text:p>
            </table:table-cell>
          </table:table-row>
        </table:table-header-rows>
        <table:table-row>
          <table:table-cell table:style-name="Table6.A2" office:value-type="string">
            <text:p text:style-name="P90">openoffice.org-gnome-integration-*.rpm</text:p>
          </table:table-cell>
          <table:table-cell table:style-name="Table6.B2" office:value-type="string">
            <text:p text:style-name="OOoTableText">Needed to get OOo to behave as a nice desktop citizen on gnome (respect some system preferences, etc). So installing this is still recommended unless you never want to run gnome.</text:p>
          </table:table-cell>
        </table:table-row>
        <table:table-row>
          <table:table-cell table:style-name="Table6.A2" office:value-type="string">
            <text:p text:style-name="P90">openoffice.org-graphicfilter-*.rpm</text:p>
          </table:table-cell>
          <table:table-cell table:style-name="Table6.B2" office:value-type="string">
            <text:p text:style-name="OOoTableText">Some filters for additional graphics file formats (e.g. flash &amp; svg export) - optional (and probably only relevant for draw or impress). </text:p>
          </table:table-cell>
        </table:table-row>
        <table:table-row>
          <table:table-cell table:style-name="Table6.A2" office:value-type="string">
            <text:p text:style-name="P90">openoffice.org-javafilter-*.rpm</text:p>
          </table:table-cell>
          <table:table-cell table:style-name="Table6.B2" office:value-type="string">
            <text:p text:style-name="OOoTableText"><text:span text:style-name="T11">Writer, Calc, Math, Impress,Draw:</text:span> Some import/export filters for file formats <text:s/>- optional. Required for <text:span text:style-name="T11">Base</text:span>.</text:p>
          </table:table-cell>
        </table:table-row>
        <table:table-row>
          <table:table-cell table:style-name="Table6.A2" office:value-type="string">
            <text:p text:style-name="P90">openoffice.org-pyuno-*.rpm</text:p>
          </table:table-cell>
          <table:table-cell table:style-name="Table6.B2" office:value-type="string">
            <text:p text:style-name="OOoTableText">Support for add-ons and scripts written in python - optional.</text:p>
          </table:table-cell>
        </table:table-row>
        <table:table-row>
          <table:table-cell table:style-name="Table6.A2" office:value-type="string">
            <text:p text:style-name="P90">openoffice.org-spellcheck-*.rpm</text:p>
          </table:table-cell>
          <table:table-cell table:style-name="Table6.B2" office:value-type="string">
            <text:p text:style-name="OOoTableText">Without this, your writer won't do spell-checking. Recommended</text:p>
          </table:table-cell>
        </table:table-row>
        <table:table-row>
          <table:table-cell table:style-name="Table6.A2" office:value-type="string">
            <text:p text:style-name="P90">openoffice.org-testtool-*.rpm</text:p>
          </table:table-cell>
          <table:table-cell table:style-name="Table6.B2" office:value-type="string">
            <text:p text:style-name="OOoTableText">Needed only if you want to do q<text:change-start text:change-id="ct-1448082096"/>uality <text:change-end text:change-id="ct-1448082096"/>a<text:change-start text:change-id="ct64705204"/>nalysis (qa)<text:change-end text:change-id="ct64705204"/> - optional</text:p>
          </table:table-cell>
        </table:table-row>
        <table:table-row>
          <table:table-cell table:style-name="Table6.A2" office:value-type="string">
            <text:p text:style-name="P90">openoffice.org-xsltfilter-*.rpm</text:p>
          </table:table-cell>
          <table:table-cell table:style-name="Table6.B2" office:value-type="string">
            <text:p text:style-name="OOoTableText">More filters for xml file formats (xhtml, docbook), that showcase the xslt capabilities - optional</text:p>
          </table:table-cell>
        </table:table-row>
      </table:table>
      <text:p text:style-name="Standard"><text:change text:change-id="ct64705316"/></text:p>
      <text:h text:style-name="Heading_20_2" text:outline-level="2">Installing multiple instances of OpenOffice.org with the same version number<text:change-start text:change-id="ct64706436"/></text:h>
      <text:p text:style-name="Text_20_body">There are occasions when having multiple <text:change-end text:change-id="ct64706436"/><text:change-start text:change-id="ct64706212"/>copies of OpenOffice.org available is important; for example, when<text:change-end text:change-id="ct64706212"/><text:change-start text:change-id="ct64706324"/> one works in more than one language and using a language pack is insufficient. The following p<text:change-end text:change-id="ct64706324"/><text:change-start text:change-id="ct64706100"/>rocedure shows a way to successfully accomplish this task.<text:change-end text:change-id="ct64706100"/></text:p>
      <text:p text:style-name="Heading_20_3">Windows</text:p>
      <text:list text:style-name="L4" text:continue-numbering="true">
        <text:list-item>
          <text:p text:style-name="P91"><text:change text:change-id="ct64705876"/><text:change text:change-id="ct64705988"/><text:change-start text:change-id="ct64705764"/><text:span text:style-name="T10">O</text:span><text:change-end text:change-id="ct64705764"/><text:span text:style-name="T10">pen </text:span><text:change-start text:change-id="ct64705428"/>Windows<text:span text:style-name="T12"> START MENU </text:span><text:change-end text:change-id="ct64705428"/><text:change text:change-id="ct64705540"/><text:change-start text:change-id="ct64705652"/><text:span text:style-name="T12">&gt; RUN ...</text:span><text:change-end text:change-id="ct64705652"/></text:p>
        </text:list-item>
        <text:list-item>
          <text:p text:style-name="P15"><text:change text:change-id="ct64706660"/><text:change text:change-id="ct64706548"/><text:change-start text:change-id="ct64706772"/>Enter <text:change-end text:change-id="ct64706772"/><text:change text:change-id="ct64706884"/>the path and file to<text:change text:change-id="ct64706996"/> <text:change-start text:change-id="ct64707108"/><text:span text:style-name="T79">setup</text:span><text:change-end text:change-id="ct64707108"/><text:change-start text:change-id="ct64707220"/><text:span text:style-name="T79">.exe</text:span><text:change-end text:change-id="ct64707220"/> OR browse to the location<text:change-start text:change-id="ct64707332"/> where this file exists.<text:change-end text:change-id="ct64707332"/></text:p>
        </text:list-item>
        <text:list-item>
          <text:p text:style-name="P15"><text:change text:change-id="ct64707556"/><text:change text:change-id="ct64707444"/><text:change-start text:change-id="ct64707668"/>A<text:change-end text:change-id="ct64707668"/>dd<text:change-start text:change-id="ct64707780"/>,<text:change-end text:change-id="ct64707780"/> at the end <text:change-start text:change-id="ct64707892"/>of the line <text:change-end text:change-id="ct64707892"/>(<text:change-start text:change-id="ct64708004"/>i.e. <text:change-end text:change-id="ct64708004"/><text:change text:change-id="ct64708228"/><text:change text:change-id="ct64708116"/><text:change-start text:change-id="ct64708452"/>after<text:change-end text:change-id="ct64708452"/> <text:change-start text:change-id="ct113700888"/><text:span text:style-name="T79">setup.exe</text:span><text:change-end text:change-id="ct113700888"/>)<text:change text:change-id="ct64708340"/><text:change-start text:change-id="ct113701000"/>,<text:change-end text:change-id="ct113701000"/> <text:change-start text:change-id="ct113701112"/>a space and the characters forward s<text:change-end text:change-id="ct113701112"/><text:change-start text:change-id="ct113701224"/>lash and <text:span text:style-name="T79">a</text:span> as follows: <text:change-end text:change-id="ct113701224"/>"<text:change-start text:change-id="ct113701336"/><text:span text:style-name="T79"> /a</text:span><text:change-end text:change-id="ct113701336"/>" <text:change-start text:change-id="ct113701448"/></text:p>
        </text:list-item>
        <text:list-item>
          <text:p text:style-name="P15"><text:change-end text:change-id="ct113701448"/><text:change text:change-id="ct113701560"/><text:change-start text:change-id="ct113701672"/>C<text:change-end text:change-id="ct113701672"/>lick <text:change-start text:change-id="ct113701784"/><text:span text:style-name="T80">OK</text:span><text:change-end text:change-id="ct113701784"/></text:p>
        </text:list-item>
        <text:list-item>
          <text:p text:style-name="P15"><text:change text:change-id="ct113702008"/><text:change text:change-id="ct113702120"/><text:change-start text:change-id="ct113701896"/>Start <text:change-end text:change-id="ct113701896"/>setup<text:change text:change-id="ct113702232"/></text:p>
        </text:list-item>
        <text:list-item>
          <text:p text:style-name="P15"><text:change text:change-id="ct113702456"/><text:change text:change-id="ct113702344"/><text:change-start text:change-id="ct113702568"/>S<text:change-end text:change-id="ct113702568"/>elect the location <text:change text:change-id="ct113702680"/><text:change-start text:change-id="ct113702792"/>in which<text:change-end text:change-id="ct113702792"/> to install OpenOffice.org<text:change-start text:change-id="ct113702904"/></text:p>
          <text:p text:style-name="P16"><text:span text:style-name="T11">Note: </text:span>When you install the OpenOffice.org with the option /a then you have <text:span text:style-name="T11">NO</text:span> system integration. In other words, no start menu entries and no file associations are set.</text:p>
        </text:list-item>
        <text:list-item>
          <text:p text:style-name="P15"><text:change-end text:change-id="ct113702904"/><text:change text:change-id="ct113704472"/><text:change text:change-id="ct113704360"/><text:change text:change-id="ct113704248"/><text:change text:change-id="ct113704136"/><text:change text:change-id="ct113704024"/><text:change text:change-id="ct113703912"/><text:change text:change-id="ct113703800"/><text:change text:change-id="ct113703688"/><text:change text:change-id="ct113703576"/><text:change text:change-id="ct113703464"/><text:change text:change-id="ct113703352"/><text:change text:change-id="ct113703240"/><text:change text:change-id="ct113703128"/><text:change text:change-id="ct113703016"/><text:change-start text:change-id="ct113704584"/>After installation has completed, change to the new directory and do the following:</text:p>
        </text:list-item>
      </text:list>
      <text:p text:style-name="P92">Open the file bootstrap.ini in a editor such as Notepad and change the line</text:p>
      <text:p text:style-name="P93">UserInstallation=$SYSUSERCONFIG/Openoffice.org2</text:p>
      <text:p text:style-name="P92">to</text:p>
      <text:p text:style-name="P94"><text:span text:style-name="T79">UserInstallation=$SYSUSERCONFIG/Openoffice.org2_dutch</text:span> </text:p>
      <text:p text:style-name="P92">or any other directory you want.</text:p>
      <text:list text:style-name="L4" text:continue-numbering="true">
        <text:list-item>
          <text:p text:style-name="P15">Start this new installation of OpenOffice.org from the directory where it was installed.<text:change-end text:change-id="ct113704584"/></text:p>
        </text:list-item>
      </text:list>
      <text:p text:style-name="Heading_20_3">Linux</text:p>
      <text:list text:style-name="L5" text:continue-numbering="true">
        <text:list-item>
          <text:p text:style-name="P95"><text:change text:change-id="ct113704808"/><text:change text:change-id="ct113704696"/><text:change-start text:change-id="ct126787612"/>O<text:change-end text:change-id="ct126787612"/>pen <text:change-start text:change-id="ct126787724"/>a <text:change-end text:change-id="ct126787724"/>new shell<text:change-start text:change-id="ct126787836"/> or terminal.<text:change-end text:change-id="ct126787836"/></text:p>
        </text:list-item>
        <text:list-item>
          <text:p text:style-name="P95"><text:change text:change-id="ct126788060"/><text:change text:change-id="ct126787948"/><text:change-start text:change-id="ct126788172"/>C<text:change-end text:change-id="ct126788172"/>hange to the directory where all the rpm packages are. (<text:change text:change-id="ct126788284"/><text:change-start text:change-id="ct126788396"/>e.g.<text:change-end text:change-id="ct126788396"/>. <text:change-start text:change-id="ct126788508"/><text:span text:style-name="T79">/</text:span><text:change-end text:change-id="ct126788508"/><text:change-start text:change-id="ct126788844"/><text:span text:style-name="T79">t</text:span><text:change-end text:change-id="ct126788844"/><text:change text:change-id="ct126788732"/><text:change-start text:change-id="ct126788620"/><text:span text:style-name="T79">mp/openoffice/rpm</text:span><text:change-end text:change-id="ct126788620"/>)</text:p>
        </text:list-item>
        <text:list-item>
          <text:p text:style-name="P95"><text:change text:change-id="ct126788956"/><text:change-start text:change-id="ct126789068"/>Choose the <text:change-end text:change-id="ct126789068"/><text:change-start text:change-id="ct126789180"/>location where<text:change-end text:change-id="ct126789180"/><text:change text:change-id="ct126789292"/> to install <text:change text:change-id="ct126789404"/><text:change-start text:change-id="ct126789516"/>the extra version of Openoffice.org. For example<text:change-end text:change-id="ct126789516"/> into the directory <text:change-start text:change-id="ct126789628"/><text:span text:style-name="T79">/home/user1/office</text:span><text:change-end text:change-id="ct126789628"/><text:change-start text:change-id="ct126789740"/></text:p>
        </text:list-item>
        <text:list-item>
          <text:p text:style-name="P95"><text:change-end text:change-id="ct126789740"/><text:change text:change-id="ct126789852"/><text:change-start text:change-id="ct126789964"/>Install the new version in a manner similar to<text:change-end text:change-id="ct126789964"/><text:change-start text:change-id="ct126790188"/> the following:</text:p>
        </text:list-item>
        <text:list-item>
          <text:p text:style-name="P18"><text:change-end text:change-id="ct126790188"/><text:change text:change-id="ct126790076"/><text:change-start text:change-id="ct126790300"/>rpm -<text:change-end text:change-id="ct126790300"/><text:change-start text:change-id="ct126790412"/>i<text:change-end text:change-id="ct126790412"/><text:change-start text:change-id="ct126790524"/>vh --install --dbpath /home/user1/office/.rpm --nodeps --prefix /home/user1/office/ openoffice*.rpm<text:change-end text:change-id="ct126790524"/><text:change-start text:change-id="ct126790636"/></text:p>
          <text:p text:style-name="P96"><text:span text:style-name="T11">Note: </text:span>When you install the office in this way you have no system integration (no start menu entries and no file association)</text:p>
        </text:list-item>
        <text:list-item>
          <text:p text:style-name="P95">After installation has completed, change to the new directory and do the following:</text:p>
        </text:list-item>
      </text:list>
      <text:p text:style-name="P92">Open the file bootstrap.ini in a editor such as <text:span text:style-name="T79">vi</text:span> and change the line</text:p>
      <text:p text:style-name="P93">UserInstallation=$SYSUSERCONFIG/.openoffice.org2</text:p>
      <text:p text:style-name="P92">to</text:p>
      <text:p text:style-name="P92"><text:span text:style-name="T79">UserInstallation=$SYSUSERCONFIG/.openoffice.org2_dutch</text:span> </text:p>
      <text:p text:style-name="P19"><text:change-end text:change-id="ct126790636"/><text:change text:change-id="ct126791196"/><text:change text:change-id="ct126791084"/><text:change text:change-id="ct126790972"/><text:change text:change-id="ct126790860"/><text:change text:change-id="ct126790748"/><text:change-start text:change-id="ct126791308"/>or any other directory you want.<text:change-end text:change-id="ct126791308"/><text:change-start text:change-id="ct126791420"/></text:p>
      <text:list text:style-name="L5" text:continue-numbering="true">
        <text:list-item>
          <text:p text:style-name="P97"><text:change-end text:change-id="ct126791420"/><text:change-start text:change-id="ct126791532"/>Once installation is complete, <text:span text:style-name="T10">Start this new installation of OpenOffice.org from the directory where it was installed</text:span>. e.g. <text:span text:style-name="T79">/home/user1/office/program/soffice</text:span> </text:p>
        </text:list-item>
      </text:list>
      <text:list text:style-name="L6" text:continue-numbering="true">
        <text:list-header>
          <text:p text:style-name="P21"><text:change-end text:change-id="ct126791532"/><text:change text:change-id="ct126800016"/><text:change text:change-id="ct126799904"/></text:p>
        </text:list-header>
      </text:list>
      <text:p text:style-name="P14"><text:change text:change-id="ct126800352"/><text:change text:change-id="ct126800240"/><text:change text:change-id="ct126800128"/></text:p>
      <text:p text:style-name="P14"><text:change-start text:change-id="ct126800464"/></text:p>
      <text:p text:style-name="P98"><text:change-end text:change-id="ct126800464"/><text:change-start text:change-id="ct126800576"/></text:p>
      <text:h text:style-name="P30" text:outline-level="1"><text:change-end text:change-id="ct126800576"/><text:change-start text:change-id="ct126801696"/>Appendix 1 — MacOSX Extras</text:h>
      <text:h text:style-name="Heading_20_2" text:outline-level="2"><text:change-end text:change-id="ct126801696"/><text:change-start text:change-id="ct126801584"/>Installing X11<text:change-end text:change-id="ct126801584"/><text:change-start text:change-id="ct117104680"/></text:h>
      <text:p text:style-name="Text_20_body">Installing X11 is necessary for using OpenOffice.org 2.0.x under Mac OS X.</text:p>
      <text:p text:style-name="Heading_20_3">Where to find X11 ?</text:p>
      <text:p text:style-name="Text_20_body">Apple provides a packaged version of X11(supporting 2D and 3D material acceleration). This version is available either from:</text:p>
      <text:list text:style-name="L29">
        <text:list-item>
          <text:p text:style-name="P99">On the Mac OS X 10.4 installation set.</text:p>
        </text:list-item>
      </text:list>
      <text:p text:style-name="Text_20_body">or</text:p>
      <text:list text:style-name="L29" text:continue-numbering="true">
        <text:list-item>
          <text:p text:style-name="P99"><text:span text:style-name="T27">By downloading from <text:s/>&lt;</text:span><text:span text:style-name="T81">http://www.apple.com/support/downloads/x11formacosx.html</text:span><text:span text:style-name="T27">&gt;</text:span></text:p>
        </text:list-item>
      </text:list>
      <text:p text:style-name="OOoNotes"><text:span text:style-name="T82">Note</text:span><text:span text:style-name="T27">: </text:span>administrator rights are needed to perform the X11 installation. Also be aware that <text:span text:style-name="T27"><text:s/>X11 is not installed by default when you update from Panther (Mac OS X 10.3) to Tiger (Mac</text:span>OS X 10.4), <text:s/>the previous version must be updated otherwise it doesn't work. What follows is also applicable to the X11 Panther version included in the installation set.</text:p>
      <text:h text:style-name="Heading_20_2" text:outline-level="2">How to install X11 with Mac OS X 10.3 or 10.4 ?</text:h>
      <text:p text:style-name="Heading_20_3">Installing X11 on Panther(10.3)</text:p>
      <text:p text:style-name="Text_20_body"><text:span text:style-name="T27">Use either the version provided on the 3</text:span><text:span text:style-name="T83">rd </text:span><text:span text:style-name="T27">Panther CD (in the </text:span>'packages' file), or, <text:span text:style-name="T1">the</text:span> preferred choice, download <text:span text:style-name="T27">from <text:s/></text:span><text:span text:style-name="T81">http://www.apple.com/support/downloads/x11formacosx.html</text:span>.</text:p>
      <text:p text:style-name="Text_20_body">Once the version of X11 is selected and on the machine, double-click on <text:span text:style-name="OOoComputerCode">X11User.pkg</text:span> which starts the X11 installation process. During installation, simply follow the instructions on screen to completion.</text:p>
      <text:p text:style-name="Heading_20_3">Installing X11 on Tiger(10.4)</text:p>
      <text:list text:style-name="L30">
        <text:list-item>
          <text:p text:style-name="P100">Insert the Tiger Installation DVD</text:p>
        </text:list-item>
        <text:list-item>
          <text:p text:style-name="P100">Select <text:span text:style-name="OOoComputerCode">X11User.pkg</text:span> from <text:span text:style-name="OOoComputerCode">System-&gt;Installation-&gt;Packages</text:span> but not X11SDK.pkg which is only for development.</text:p>
        </text:list-item>
        <text:list-item>
          <text:p text:style-name="P101">Double-click on X11User.pkg launches the X11 installing process as above.</text:p>
        </text:list-item>
      </text:list>
      <text:p text:style-name="Heading_20_3">Launching X11</text:p>
      <text:p text:style-name="Text_20_body">Open Applications -&gt; Utilities</text:p>
      <text:p text:style-name="Text_20_body">Double-click on the X11 icon. The following should appear in the resulting terminal window depending on which OS release:</text:p>
      <text:p text:style-name="Text_20_body">Panther: <text:span text:style-name="OOoComputerCode">XFree Version 4.3.0 / X window System</text:span> .</text:p>
      <text:p text:style-name="Text_20_body">or :</text:p>
      <text:p text:style-name="Text_20_body">Tiger: <text:span text:style-name="OOoComputerCode">XFree Version 4.4.0 / X window System </text:span></text:p>
      <text:p text:style-name="Heading_20_3">Possible Problems</text:p>
      <text:h text:style-name="Heading_20_4" text:outline-level="4">X11 claims to be already installed</text:h>
      <text:p text:style-name="Text_20_body">To force the X11 re-installation, you need administrator's rights before you can do this:</text:p>
      <text:list text:style-name="L31">
        <text:list-item>
          <text:p text:style-name="P102">Open the <text:span text:style-name="OOoComputerCode">/Library/Receipts</text:span> directory :</text:p>
        </text:list-item>
        <text:list-item>
          <text:p text:style-name="P102">Drag the <text:span text:style-name="OOoComputerCode">X11User.pkg</text:span> file to Trash</text:p>
        </text:list-item>
        <text:list-item>
          <text:p text:style-name="P102">Empty the trash.</text:p>
        </text:list-item>
        <text:list-item>
          <text:p text:style-name="P102">Install X11 using the correct version.</text:p>
        </text:list-item>
      </text:list>
      <text:h text:style-name="P103" text:outline-level="4">Check and Select X11 settings :</text:h>
      <text:p text:style-name="Text_20_body">When installed, X11 may be found in <text:span text:style-name="OOoComputerCode">Applications/Utilities</text:span>. Click to launch X11.</text:p>
      <text:p text:style-name="Text_20_body">Now open the X11 preferences dialogue which may be found i<text:span text:style-name="T27">n the “</text:span><text:span text:style-name="T84">Incoming</text:span><text:span text:style-name="T85">” </text:span><text:span text:style-name="T86">tab and <text:s/>perform the following actions:</text:span></text:p>
      <text:list text:style-name="L32">
        <text:list-item>
          <text:p text:style-name="P104">Enable the system's keyboard disposal ( allows to change the keyboard for Greek, Russian, Arabic, ...et cetera, but not for Japanese </text:p>
        </text:list-item>
        <text:list-item>
          <text:p text:style-name="P104">Add <text:span text:style-name="OOoComputerCode">kinput2</text:span><text:span text:style-name="OOoComputerCode"><text:span text:style-name="T87"> to the list</text:span></text:span>.</text:p>
        </text:list-item>
      </text:list>
      <text:p text:style-name="Text_20_body">Next, deactivate the X11 keyboard shortcuts via<text:span text:style-name="T27"> the “</text:span><text:span text:style-name="T84">outgoing</text:span><text:span text:style-name="T88">”</text:span><text:span text:style-name="T27"> tab.</text:span></text:p>
      <text:list text:style-name="L33">
        <text:list-item>
          <text:p text:style-name="P105"><text:span text:style-name="T27">Set the display to </text:span><text:span text:style-name="T89">millions of colors. </text:span></text:p>
          <text:p text:style-name="P106"><text:span text:style-name="T90">Note</text:span><text:span text:style-name="T91">:</text:span><text:span text:style-name="T92">This</text:span><text:span text:style-name="T93"> step is </text:span><text:span text:style-name="T94">necessary for proper operation</text:span>.</text:p>
        </text:list-item>
        <text:list-item>
          <text:p text:style-name="P105"><text:span text:style-name="T95">Disable </text:span><text:span text:style-name="T96">the “</text:span><text:span text:style-name="OOoDefaultText"><text:span text:style-name="T97">activate full-screen mode</text:span></text:span><text:span text:style-name="T96">” </text:span><text:span text:style-name="OOoDefaultText">menu.</text:span> </text:p>
          <text:p text:style-name="P106"><text:span text:style-name="T11">Note</text:span>: This may be unnecessary when users know what they are doing)</text:p>
        </text:list-item>
      </text:list>
      <text:h text:style-name="Heading_20_4" text:outline-level="4">1.6 How to get rid of the Xterm that starts without asking ?</text:h>
      <text:list text:style-name="L34">
        <text:list-item>
          <text:p text:style-name="P107">In the starting Xterm, type the following command line :</text:p>
          <text:p text:style-name="P107">s<text:span text:style-name="OOoComputerCode">udo nano /etc/X11/xinit/xinitrc</text:span></text:p>
        </text:list-item>
        <text:list-item>
          <text:p text:style-name="P107">Locate the line that reads “<text:span text:style-name="OOoComputerCode">xterm &amp;</text:span>”, and comment it out by inserting a “<text:span text:style-name="OOoComputerCode">#</text:span>” at the beginning. </text:p>
        </text:list-item>
        <text:list-item>
          <text:p text:style-name="P107">Restart OpenOffice.org so that the Xterm does not reappear.</text:p>
        </text:list-item>
      </text:list>
      <text:p text:style-name="Text_20_body"><text:change-end text:change-id="ct117104680"/></text:p>
      <text:h text:style-name="P108" text:outline-level="1">Public Documentation License, Version 1.0</text:h>
      <text:section text:style-name="Sect2"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98"><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98"><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BAAAAA+ArialMT" svg:font-family="BAAAAA+ArialMT"/>
    <style:font-face style:name="CAAAAA+Arial-BoldMT" svg:font-family="CAAAAA+Arial-BoldMT"/>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DAAAAA+Arial-BoldItalicMT" svg:font-family="DAAAAA+Arial-BoldItalicMT" style:font-family-generic="script"/>
    <style:font-face style:name="Courier New2"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4" svg:font-family="'Times New Roman'" style:font-pitch="variable"/>
    <style:font-face style:name="Times New Roman2"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4"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2"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style:text-properties style:font-name="Times New Roman3"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fo:padding="0.0201in" fo:border="0.0138in solid #0000ff" style:shadow="none"/>
      <style:text-properties style:font-name="Times New Roman2" fo:font-size="10pt"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New1" fo:font-style="normal" fo:font-weight="normal"/>
    </style:style>
    <style:style style:name="OOoDefault" style:family="text"/>
    <style:style style:name="Dateiname" style:family="text">
      <style:text-properties style:font-name="Bitstream Vera Sans Mono" fo:font-size="12pt" fo:language="en" fo:country="GB" fo:font-style="normal" fo:font-weight="bold" style:font-style-asian="normal" style:font-weight-asian="bold" style:font-style-complex="normal"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BodyFooter" style:family="table">
      <style:table-properties style:width="6.4854in" table:align="left"/>
    </style:style>
    <style:style style:name="BodyFooter.A" style:family="table-column">
      <style:table-column-properties style:column-width="5.9111in"/>
    </style:style>
    <style:style style:name="BodyFooter.B" style:family="table-column">
      <style:table-column-properties style:column-width="0.5743in"/>
    </style:style>
    <style:style style:name="Table4" style:family="table">
      <style:table-properties style:width="6.5in" table:align="margins"/>
    </style:style>
    <style:style style:name="Table4.A" style:family="table-column">
      <style:table-column-properties style:column-width="5.9132in" style:rel-column-width="59618*"/>
    </style:style>
    <style:style style:name="Table4.B" style:family="table-column">
      <style:table-column-properties style:column-width="0.5868in" style:rel-column-width="5917*"/>
    </style:style>
    <style:style style:name="Table2" style:family="table">
      <style:table-properties style:width="5.9958in" table:align="margins"/>
    </style:style>
    <style:style style:name="Table2.A" style:family="table-column">
      <style:table-column-properties style:column-width="5.3354in" style:rel-column-width="58319*"/>
    </style:style>
    <style:style style:name="Table2.B" style:family="table-column">
      <style:table-column-properties style:column-width="0.6604in" style:rel-column-width="7216*"/>
    </style:style>
    <style:style style:name="T1" style:family="text">
      <style:text-properties style:font-name="Arial1" fo:font-size="10pt" fo:font-style="normal"/>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i"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Appendix 1 — MacOSX Extras</text:chapter></text:p>
      </style:header>
      <style:footer>
        <table:table table:name="BodyFooter" table:style-name="BodyFooter">
          <table:table-column table:style-name="BodyFooter.A"/>
          <table:table-column table:style-name="BodyFooter.B"/>
          <table:table-row>
            <table:table-cell office:value-type="string">
              <text:p text:style-name="OOoFooter">OpenOffice.org 2.0 Setup Guide</text:p>
            </table:table-cell>
            <table:table-cell office:value-type="string">
              <text:p text:style-name="OOoPageNumber"><text:page-number text:select-page="current">48</text:page-number></text:p>
            </table:table-cell>
          </table:table-row>
        </table:table>
        <text:p text:style-name="Footer"/>
      </style:footer>
    </style:master-page>
    <style:master-page style:name="OOoTitlePage" style:page-layout-name="pm6" style:next-style-name="OOoPageStyle"/>
    <style:master-page style:name="OOoFrontMatter" style:page-layout-name="pm7">
      <style:header>
        <text:p text:style-name="OOoHeader"><text:chapter text:display="name" text:outline-level="1">Acknowledgments</text:chapter></text:p>
      </style:header>
      <style:header-left>
        <text:p text:style-name="OOoHeader"><text:chapter text:display="name" text:outline-level="1">Acknowledgments</text:chapter></text:p>
      </style:header-left>
      <style:footer>
        <table:table table:name="Table4" table:style-name="Table4">
          <table:table-column table:style-name="Table4.A"/>
          <table:table-column table:style-name="Table4.B"/>
          <table:table-row>
            <table:table-cell office:value-type="string">
              <text:p text:style-name="OOoFooter">OpenOffice.org <text:span text:style-name="T1">2.x</text:span> Setup Guide</text:p>
            </table:table-cell>
            <table:table-cell office:value-type="string">
              <text:p text:style-name="OOoPageNumber"><text:page-number style:num-format="i" text:select-page="current">xlviii</text:page-number></text:p>
            </table:table-cell>
          </table:table-row>
        </table:table>
        <text:p text:style-name="OOoPageNumber"/>
      </style:footer>
    </style:master-page>
    <style:master-page style:name="OOoPDL" style:page-layout-name="pm8">
      <style:header>
        <text:p text:style-name="OOoHeader"><text:chapter text:display="name" text:outline-level="1">Public Documentation License, Version 1.0</text:chapter></text:p>
      </style:header>
      <style:footer>
        <table:table table:name="Table2" table:style-name="Table2">
          <table:table-column table:style-name="Table2.A"/>
          <table:table-column table:style-name="Table2.B"/>
          <table:table-row>
            <table:table-cell office:value-type="string">
              <text:p text:style-name="OOoFooter">OpenOffice.org <text:span text:style-name="T1">2.x</text:span> Setup Guide</text:p>
            </table:table-cell>
            <table:table-cell office:value-type="string">
              <text:p text:style-name="OOoPageNumber"><text:page-number text:select-page="current">48</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80$Build-9056</meta:generator>
    <meta:initial-creator>G. Roderick Singleton</meta:initial-creator>
    <meta:creation-date>2005-10-02T14:23:04</meta:creation-date>
    <dc:creator>G. Roderick Singleton</dc:creator>
    <dc:date>2006-08-12T16:08:26</dc:date>
    <dc:language>en-US</dc:language>
    <meta:editing-cycles>77</meta:editing-cycles>
    <meta:editing-duration>P10DT12H15M56S</meta:editing-duration>
    <meta:template xlink:type="simple" xlink:actuate="onRequest" xlink:role="template" xlink:href="/opt/openoffice.org2.0/share/template/OOo/OOoUSdocs_template_v0.3.stw" xlink:title="OOoUSdocs_template_v0.3" meta:date="2005-11-06T16:00:41"/>
    <meta:user-defined meta:name="Info 1"/>
    <meta:user-defined meta:name="Info 2"/>
    <meta:user-defined meta:name="Info 3"/>
    <meta:user-defined meta:name="Info 4"/>
    <meta:document-statistic meta:table-count="7" meta:image-count="23" meta:object-count="0" meta:page-count="56" meta:paragraph-count="613" meta:word-count="7835" meta:character-count="49489"/>
  </office:meta>
</office:document-meta>
</file>